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iberation Sans1" svg:font-family="'Liberation Sans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42.83mm"/>
    </style:style>
    <style:style style:name="co12" style:family="table-column">
      <style:table-column-properties fo:break-before="auto" style:column-width="35.35mm"/>
    </style:style>
    <style:style style:name="co13" style:family="table-column">
      <style:table-column-properties fo:break-before="auto" style:column-width="30.55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7.2mm"/>
    </style:style>
    <style:style style:name="co6" style:family="table-column">
      <style:table-column-properties fo:break-before="auto" style:column-width="76.68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203.2mm"/>
    </style:style>
    <style:style style:name="co9" style:family="table-column">
      <style:table-column-properties fo:break-before="auto" style:column-width="79.08mm"/>
    </style:style>
    <style:style style:name="co10" style:family="table-column">
      <style:table-column-properties fo:break-before="auto" style:column-width="3.88mm"/>
    </style:style>
    <style:style style:name="co14" style:family="table-column">
      <style:table-column-properties fo:break-before="auto" style:column-width="243.95mm"/>
    </style:style>
    <style:style style:name="co15" style:family="table-column">
      <style:table-column-properties fo:break-before="auto" style:column-width="8.2mm"/>
    </style:style>
    <style:style style:name="co16" style:family="table-column">
      <style:table-column-properties fo:break-before="auto" style:column-width="50.8mm"/>
    </style:style>
    <style:style style:name="ro4" style:family="table-row">
      <style:table-row-properties style:row-height="5.89mm" fo:break-before="auto" style:use-optimal-row-height="false"/>
    </style:style>
    <style:style style:name="ro2" style:family="table-row">
      <style:table-row-properties style:row-height="5.64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0">
      <style:table-cell-properties fo:wrap-option="wrap" style:vertical-align="automatic"/>
      <style:text-properties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5" style:family="table-cell" style:parent-style-name="Default" style:data-style-name="N0">
      <style:table-cell-properties fo:wrap-option="wrap" style:vertical-align="automatic"/>
      <style:text-properties style:font-name="Arial" fo:font-size="12pt" style:font-name-asian="Arial2" style:font-size-asian="12pt" style:font-name-complex="Arial2" style:font-size-complex="12pt"/>
    </style:style>
    <style:style style:name="ce16" style:family="table-cell" style:parent-style-name="Default" style:data-style-name="N0">
      <style:text-properties style:font-name="Arial" fo:font-size="12pt" style:font-name-asian="Arial2" style:font-size-asian="12pt" style:font-name-complex="Arial2" style:font-size-complex="12pt"/>
    </style:style>
    <style:style style:name="ce17" style:family="table-cell" style:parent-style-name="Default" style:data-style-name="N0">
      <style:text-properties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" style:family="table-cell" style:parent-style-name="Default" style:data-style-name="N0">
      <style:text-properties style:font-name="Arial1" fo:font-weight="bold" style:font-name-asian="Arial2" style:font-weight-asian="bold" style:font-name-complex="Arial2" style:font-weight-complex="bold"/>
    </style:style>
    <style:style style:name="ce8" style:family="table-cell" style:parent-style-name="Default" style:data-style-name="N0">
      <style:text-properties style:font-name="Arial1" style:font-name-asian="Arial2" style:font-name-complex="Arial2"/>
    </style:style>
    <style:style style:name="ce4" style:family="table-cell" style:parent-style-name="Default" style:data-style-name="N0">
      <style:text-properties style:font-name="Arial1" style:font-name-asian="Arial2" style:font-name-complex="Arial2"/>
    </style:style>
    <style:style style:name="ce3" style:family="table-cell" style:parent-style-name="Default" style:data-style-name="N100">
      <style:text-properties style:font-name="Arial1" fo:font-weight="bold" style:font-name-asian="Arial2" style:font-weight-asian="bold" style:font-name-complex="Arial2" style:font-weight-complex="bold"/>
    </style:style>
    <style:style style:name="ce5" style:family="table-cell" style:parent-style-name="Default" style:data-style-name="N100">
      <style:text-properties style:font-name="Arial1" style:font-name-asian="Arial2" style:font-name-complex="Arial2"/>
    </style:style>
    <style:style style:name="ce12" style:family="table-cell" style:parent-style-name="Default" style:data-style-name="N0">
      <style:table-cell-properties fo:background-color="#000000"/>
      <style:text-properties style:font-name="Arial1" fo:font-weight="bold" style:font-name-asian="Arial2" style:font-weight-asian="bold" style:font-name-complex="Arial2" style:font-weight-complex="bold"/>
    </style:style>
    <style:style style:name="ce13" style:family="table-cell" style:parent-style-name="Default" style:data-style-name="N0">
      <style:table-cell-properties fo:background-color="#000000"/>
      <style:text-properties style:font-name="Arial1" style:font-name-asian="Arial2" style:font-name-complex="Arial2"/>
    </style:style>
    <style:style style:name="ce23" style:family="table-cell" style:parent-style-name="Default" style:data-style-name="N0">
      <style:table-cell-properties fo:wrap-option="wrap" style:vertical-align="automatic"/>
      <style:text-properties style:font-name="Arial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4" style:family="table-cell" style:parent-style-name="Default" style:data-style-name="N0">
      <style:table-cell-properties fo:wrap-option="wrap" style:vertical-align="automatic"/>
      <style:text-properties style:font-name="Arial" fo:font-size="12pt" style:font-name-asian="Arial2" style:font-size-asian="12pt" style:font-name-complex="Arial2" style:font-size-complex="12pt"/>
    </style:style>
    <style:style style:name="ce25" style:family="table-cell" style:parent-style-name="Default" style:data-style-name="N0">
      <style:text-properties style:font-name="Arial" fo:font-size="12pt" style:font-name-asian="Arial2" style:font-size-asian="12pt" style:font-name-complex="Arial2" style:font-size-complex="12pt"/>
    </style:style>
    <style:style style:name="ce26" style:family="table-cell" style:parent-style-name="Default" style:data-style-name="N0">
      <style:text-properties style:font-name="Arial" fo:font-size="12pt" fo:font-weight="bold" style:font-name-asian="Arial2" style:font-size-asian="12pt" style:font-weight-asian="bold" style:font-name-complex="Arial2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Lists.$A$2:.$A$40])" table:allow-empty-cell="false" table:display-list="unsorted" table:base-cell-address="Nodes.A2">
          <table:error-message table:message-type="stop" table:display="true"/>
        </table:content-validation>
        <table:content-validation table:name="val2" table:condition="of:cell-content-is-in-list([Lists.$B$2:.$B$50])" table:allow-empty-cell="true" table:display-list="unsorted" table:base-cell-address="Edges.A2">
          <table:error-message table:message-type="stop" table:display="true"/>
        </table:content-validation>
        <table:content-validation table:name="val3" table:condition="of:cell-content-is-in-list([Nodes.$B$2:.$B$100])" table:allow-empty-cell="false" table:display-list="unsorted" table:base-cell-address="Edges.B2">
          <table:error-message table:message-type="stop" table:display="true"/>
        </table:content-validation>
        <table:content-validation table:name="val4" table:condition="of:cell-content-is-in-list([Lists.$C$2:.$C$3])" table:allow-empty-cell="false" table:display-list="unsorted" table:base-cell-address="Edges.D2">
          <table:error-message table:message-type="stop" table:display="true"/>
        </table:content-validation>
      </table:content-validations>
      <table:table table:name="Nodes" table:style-name="ta1">
        <table:table-column table:style-name="co6" table:number-columns-repeated="3" table:default-cell-style-name="ce4"/>
        <table:table-column table:style-name="co6" table:number-columns-repeated="2" table:default-cell-style-name="ce5"/>
        <table:table-column table:style-name="co7" table:default-cell-style-name="ce13"/>
        <table:table-column table:style-name="co8" table:default-cell-style-name="ce4"/>
        <table:table-column table:style-name="co4" table:number-columns-repeated="1016" table:default-cell-style-name="ce4"/>
        <table:table-column table:style-name="co5" table:default-cell-style-name="ce4"/>
        <table:table-row table:style-name="ro2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ther_name</text:p>
          </table:table-cell>
          <table:table-cell table:style-name="ce3" office:value-type="string" calcext:value-type="string">
            <text:p>fromdate</text:p>
          </table:table-cell>
          <table:table-cell table:style-name="ce3" office:value-type="string" calcext:value-type="string">
            <text:p>todate</text:p>
          </table:table-cell>
          <table:table-cell table:style-name="ce12"/>
          <table:table-cell table:style-name="ce2" office:value-type="string" calcext:value-type="string">
            <text:p>Result</text:p>
          </table:table-cell>
          <table:table-cell table:style-name="ce2" table:number-columns-repeated="1017"/>
        </table:table-row>
        <table:table-row table:style-name="ro2">
          <table:table-cell table:style-name="ce8" table:content-validation-name="val1" office:value-type="string" calcext:value-type="string">
            <text:p>town</text:p>
          </table:table-cell>
          <table:table-cell office:value-type="string" calcext:value-type="string">
            <text:p>test_name</text:p>
          </table:table-cell>
          <table:table-cell office:value-type="string" calcext:value-type="string">
            <text:p>test_other_name</text:p>
          </table:table-cell>
          <table:table-cell office:value-type="string" calcext:value-type="string">
            <text:p>1888 BC</text:p>
          </table:table-cell>
          <table:table-cell office:value-type="string" calcext:value-type="string">
            <text:p>2018-08-12</text:p>
          </table:table-cell>
          <table:table-cell/>
          <table:table-cell table:formula="of:=&quot;CREATE (n:&quot;&amp;[.A2]&amp;&quot; {&quot;&amp;[.$B$1]&amp;&quot;: '&quot;&amp;[.B2]&amp;IF([.C2]=&quot;&quot;;&quot;&quot;;&quot;', &quot;&amp;[.$C$1]&amp;&quot;: '&quot;&amp;[.C2])&amp;IF([.D2]=&quot;&quot;;&quot;&quot;;&quot;', &quot;&amp;[.$D$1]&amp;&quot;: '&quot;&amp;[.D2])&amp;IF([.E2]=&quot;&quot;;&quot;&quot;;&quot;', &quot;&amp;[.$E$1]&amp;&quot;: '&quot;&amp;[.E2])&amp;&quot;'});&quot;" office:value-type="string" office:string-value="CREATE (n:town {name: 'test_name', other_name: 'test_other_name', fromdate: '1888 BC', todate: '2018-08-12'});" calcext:value-type="string">
            <text:p>CREATE (n:town {name: 'test_name', other_name: 'test_other_name', fromdate: '1888 BC', todate: '2018-08-12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3]&amp;&quot; {&quot;&amp;[.$B$1]&amp;&quot;: '&quot;&amp;[.B3]&amp;IF([.C3]=&quot;&quot;;&quot;&quot;;&quot;', &quot;&amp;[.$C$1]&amp;&quot;: '&quot;&amp;[.C3])&amp;IF([.D3]=&quot;&quot;;&quot;&quot;;&quot;', &quot;&amp;[.$D$1]&amp;&quot;: '&quot;&amp;[.D3])&amp;IF([.E3]=&quot;&quot;;&quot;&quot;;&quot;', &quot;&amp;[.$E$1]&amp;&quot;: '&quot;&amp;[.E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4]&amp;&quot; {&quot;&amp;[.$B$1]&amp;&quot;: '&quot;&amp;[.B4]&amp;IF([.C4]=&quot;&quot;;&quot;&quot;;&quot;', &quot;&amp;[.$C$1]&amp;&quot;: '&quot;&amp;[.C4])&amp;IF([.D4]=&quot;&quot;;&quot;&quot;;&quot;', &quot;&amp;[.$D$1]&amp;&quot;: '&quot;&amp;[.D4])&amp;IF([.E4]=&quot;&quot;;&quot;&quot;;&quot;', &quot;&amp;[.$E$1]&amp;&quot;: '&quot;&amp;[.E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5]&amp;&quot; {&quot;&amp;[.$B$1]&amp;&quot;: '&quot;&amp;[.B5]&amp;IF([.C5]=&quot;&quot;;&quot;&quot;;&quot;', &quot;&amp;[.$C$1]&amp;&quot;: '&quot;&amp;[.C5])&amp;IF([.D5]=&quot;&quot;;&quot;&quot;;&quot;', &quot;&amp;[.$D$1]&amp;&quot;: '&quot;&amp;[.D5])&amp;IF([.E5]=&quot;&quot;;&quot;&quot;;&quot;', &quot;&amp;[.$E$1]&amp;&quot;: '&quot;&amp;[.E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6]&amp;&quot; {&quot;&amp;[.$B$1]&amp;&quot;: '&quot;&amp;[.B6]&amp;IF([.C6]=&quot;&quot;;&quot;&quot;;&quot;', &quot;&amp;[.$C$1]&amp;&quot;: '&quot;&amp;[.C6])&amp;IF([.D6]=&quot;&quot;;&quot;&quot;;&quot;', &quot;&amp;[.$D$1]&amp;&quot;: '&quot;&amp;[.D6])&amp;IF([.E6]=&quot;&quot;;&quot;&quot;;&quot;', &quot;&amp;[.$E$1]&amp;&quot;: '&quot;&amp;[.E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7]&amp;&quot; {&quot;&amp;[.$B$1]&amp;&quot;: '&quot;&amp;[.B7]&amp;IF([.C7]=&quot;&quot;;&quot;&quot;;&quot;', &quot;&amp;[.$C$1]&amp;&quot;: '&quot;&amp;[.C7])&amp;IF([.D7]=&quot;&quot;;&quot;&quot;;&quot;', &quot;&amp;[.$D$1]&amp;&quot;: '&quot;&amp;[.D7])&amp;IF([.E7]=&quot;&quot;;&quot;&quot;;&quot;', &quot;&amp;[.$E$1]&amp;&quot;: '&quot;&amp;[.E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8]&amp;&quot; {&quot;&amp;[.$B$1]&amp;&quot;: '&quot;&amp;[.B8]&amp;IF([.C8]=&quot;&quot;;&quot;&quot;;&quot;', &quot;&amp;[.$C$1]&amp;&quot;: '&quot;&amp;[.C8])&amp;IF([.D8]=&quot;&quot;;&quot;&quot;;&quot;', &quot;&amp;[.$D$1]&amp;&quot;: '&quot;&amp;[.D8])&amp;IF([.E8]=&quot;&quot;;&quot;&quot;;&quot;', &quot;&amp;[.$E$1]&amp;&quot;: '&quot;&amp;[.E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9]&amp;&quot; {&quot;&amp;[.$B$1]&amp;&quot;: '&quot;&amp;[.B9]&amp;IF([.C9]=&quot;&quot;;&quot;&quot;;&quot;', &quot;&amp;[.$C$1]&amp;&quot;: '&quot;&amp;[.C9])&amp;IF([.D9]=&quot;&quot;;&quot;&quot;;&quot;', &quot;&amp;[.$D$1]&amp;&quot;: '&quot;&amp;[.D9])&amp;IF([.E9]=&quot;&quot;;&quot;&quot;;&quot;', &quot;&amp;[.$E$1]&amp;&quot;: '&quot;&amp;[.E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10]&amp;&quot; {&quot;&amp;[.$B$1]&amp;&quot;: '&quot;&amp;[.B10]&amp;IF([.C10]=&quot;&quot;;&quot;&quot;;&quot;', &quot;&amp;[.$C$1]&amp;&quot;: '&quot;&amp;[.C10])&amp;IF([.D10]=&quot;&quot;;&quot;&quot;;&quot;', &quot;&amp;[.$D$1]&amp;&quot;: '&quot;&amp;[.D10])&amp;IF([.E10]=&quot;&quot;;&quot;&quot;;&quot;', &quot;&amp;[.$E$1]&amp;&quot;: '&quot;&amp;[.E1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11]&amp;&quot; {&quot;&amp;[.$B$1]&amp;&quot;: '&quot;&amp;[.B11]&amp;IF([.C11]=&quot;&quot;;&quot;&quot;;&quot;', &quot;&amp;[.$C$1]&amp;&quot;: '&quot;&amp;[.C11])&amp;IF([.D11]=&quot;&quot;;&quot;&quot;;&quot;', &quot;&amp;[.$D$1]&amp;&quot;: '&quot;&amp;[.D11])&amp;IF([.E11]=&quot;&quot;;&quot;&quot;;&quot;', &quot;&amp;[.$E$1]&amp;&quot;: '&quot;&amp;[.E1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12]&amp;&quot; {&quot;&amp;[.$B$1]&amp;&quot;: '&quot;&amp;[.B12]&amp;IF([.C12]=&quot;&quot;;&quot;&quot;;&quot;', &quot;&amp;[.$C$1]&amp;&quot;: '&quot;&amp;[.C12])&amp;IF([.D12]=&quot;&quot;;&quot;&quot;;&quot;', &quot;&amp;[.$D$1]&amp;&quot;: '&quot;&amp;[.D12])&amp;IF([.E12]=&quot;&quot;;&quot;&quot;;&quot;', &quot;&amp;[.$E$1]&amp;&quot;: '&quot;&amp;[.E1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13]&amp;&quot; {&quot;&amp;[.$B$1]&amp;&quot;: '&quot;&amp;[.B13]&amp;IF([.C13]=&quot;&quot;;&quot;&quot;;&quot;', &quot;&amp;[.$C$1]&amp;&quot;: '&quot;&amp;[.C13])&amp;IF([.D13]=&quot;&quot;;&quot;&quot;;&quot;', &quot;&amp;[.$D$1]&amp;&quot;: '&quot;&amp;[.D13])&amp;IF([.E13]=&quot;&quot;;&quot;&quot;;&quot;', &quot;&amp;[.$E$1]&amp;&quot;: '&quot;&amp;[.E1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14]&amp;&quot; {&quot;&amp;[.$B$1]&amp;&quot;: '&quot;&amp;[.B14]&amp;IF([.C14]=&quot;&quot;;&quot;&quot;;&quot;', &quot;&amp;[.$C$1]&amp;&quot;: '&quot;&amp;[.C14])&amp;IF([.D14]=&quot;&quot;;&quot;&quot;;&quot;', &quot;&amp;[.$D$1]&amp;&quot;: '&quot;&amp;[.D14])&amp;IF([.E14]=&quot;&quot;;&quot;&quot;;&quot;', &quot;&amp;[.$E$1]&amp;&quot;: '&quot;&amp;[.E1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15]&amp;&quot; {&quot;&amp;[.$B$1]&amp;&quot;: '&quot;&amp;[.B15]&amp;IF([.C15]=&quot;&quot;;&quot;&quot;;&quot;', &quot;&amp;[.$C$1]&amp;&quot;: '&quot;&amp;[.C15])&amp;IF([.D15]=&quot;&quot;;&quot;&quot;;&quot;', &quot;&amp;[.$D$1]&amp;&quot;: '&quot;&amp;[.D15])&amp;IF([.E15]=&quot;&quot;;&quot;&quot;;&quot;', &quot;&amp;[.$E$1]&amp;&quot;: '&quot;&amp;[.E1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16]&amp;&quot; {&quot;&amp;[.$B$1]&amp;&quot;: '&quot;&amp;[.B16]&amp;IF([.C16]=&quot;&quot;;&quot;&quot;;&quot;', &quot;&amp;[.$C$1]&amp;&quot;: '&quot;&amp;[.C16])&amp;IF([.D16]=&quot;&quot;;&quot;&quot;;&quot;', &quot;&amp;[.$D$1]&amp;&quot;: '&quot;&amp;[.D16])&amp;IF([.E16]=&quot;&quot;;&quot;&quot;;&quot;', &quot;&amp;[.$E$1]&amp;&quot;: '&quot;&amp;[.E1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17]&amp;&quot; {&quot;&amp;[.$B$1]&amp;&quot;: '&quot;&amp;[.B17]&amp;IF([.C17]=&quot;&quot;;&quot;&quot;;&quot;', &quot;&amp;[.$C$1]&amp;&quot;: '&quot;&amp;[.C17])&amp;IF([.D17]=&quot;&quot;;&quot;&quot;;&quot;', &quot;&amp;[.$D$1]&amp;&quot;: '&quot;&amp;[.D17])&amp;IF([.E17]=&quot;&quot;;&quot;&quot;;&quot;', &quot;&amp;[.$E$1]&amp;&quot;: '&quot;&amp;[.E1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18]&amp;&quot; {&quot;&amp;[.$B$1]&amp;&quot;: '&quot;&amp;[.B18]&amp;IF([.C18]=&quot;&quot;;&quot;&quot;;&quot;', &quot;&amp;[.$C$1]&amp;&quot;: '&quot;&amp;[.C18])&amp;IF([.D18]=&quot;&quot;;&quot;&quot;;&quot;', &quot;&amp;[.$D$1]&amp;&quot;: '&quot;&amp;[.D18])&amp;IF([.E18]=&quot;&quot;;&quot;&quot;;&quot;', &quot;&amp;[.$E$1]&amp;&quot;: '&quot;&amp;[.E1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19]&amp;&quot; {&quot;&amp;[.$B$1]&amp;&quot;: '&quot;&amp;[.B19]&amp;IF([.C19]=&quot;&quot;;&quot;&quot;;&quot;', &quot;&amp;[.$C$1]&amp;&quot;: '&quot;&amp;[.C19])&amp;IF([.D19]=&quot;&quot;;&quot;&quot;;&quot;', &quot;&amp;[.$D$1]&amp;&quot;: '&quot;&amp;[.D19])&amp;IF([.E19]=&quot;&quot;;&quot;&quot;;&quot;', &quot;&amp;[.$E$1]&amp;&quot;: '&quot;&amp;[.E1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20]&amp;&quot; {&quot;&amp;[.$B$1]&amp;&quot;: '&quot;&amp;[.B20]&amp;IF([.C20]=&quot;&quot;;&quot;&quot;;&quot;', &quot;&amp;[.$C$1]&amp;&quot;: '&quot;&amp;[.C20])&amp;IF([.D20]=&quot;&quot;;&quot;&quot;;&quot;', &quot;&amp;[.$D$1]&amp;&quot;: '&quot;&amp;[.D20])&amp;IF([.E20]=&quot;&quot;;&quot;&quot;;&quot;', &quot;&amp;[.$E$1]&amp;&quot;: '&quot;&amp;[.E2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21]&amp;&quot; {&quot;&amp;[.$B$1]&amp;&quot;: '&quot;&amp;[.B21]&amp;IF([.C21]=&quot;&quot;;&quot;&quot;;&quot;', &quot;&amp;[.$C$1]&amp;&quot;: '&quot;&amp;[.C21])&amp;IF([.D21]=&quot;&quot;;&quot;&quot;;&quot;', &quot;&amp;[.$D$1]&amp;&quot;: '&quot;&amp;[.D21])&amp;IF([.E21]=&quot;&quot;;&quot;&quot;;&quot;', &quot;&amp;[.$E$1]&amp;&quot;: '&quot;&amp;[.E2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22]&amp;&quot; {&quot;&amp;[.$B$1]&amp;&quot;: '&quot;&amp;[.B22]&amp;IF([.C22]=&quot;&quot;;&quot;&quot;;&quot;', &quot;&amp;[.$C$1]&amp;&quot;: '&quot;&amp;[.C22])&amp;IF([.D22]=&quot;&quot;;&quot;&quot;;&quot;', &quot;&amp;[.$D$1]&amp;&quot;: '&quot;&amp;[.D22])&amp;IF([.E22]=&quot;&quot;;&quot;&quot;;&quot;', &quot;&amp;[.$E$1]&amp;&quot;: '&quot;&amp;[.E2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23]&amp;&quot; {&quot;&amp;[.$B$1]&amp;&quot;: '&quot;&amp;[.B23]&amp;IF([.C23]=&quot;&quot;;&quot;&quot;;&quot;', &quot;&amp;[.$C$1]&amp;&quot;: '&quot;&amp;[.C23])&amp;IF([.D23]=&quot;&quot;;&quot;&quot;;&quot;', &quot;&amp;[.$D$1]&amp;&quot;: '&quot;&amp;[.D23])&amp;IF([.E23]=&quot;&quot;;&quot;&quot;;&quot;', &quot;&amp;[.$E$1]&amp;&quot;: '&quot;&amp;[.E2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24]&amp;&quot; {&quot;&amp;[.$B$1]&amp;&quot;: '&quot;&amp;[.B24]&amp;IF([.C24]=&quot;&quot;;&quot;&quot;;&quot;', &quot;&amp;[.$C$1]&amp;&quot;: '&quot;&amp;[.C24])&amp;IF([.D24]=&quot;&quot;;&quot;&quot;;&quot;', &quot;&amp;[.$D$1]&amp;&quot;: '&quot;&amp;[.D24])&amp;IF([.E24]=&quot;&quot;;&quot;&quot;;&quot;', &quot;&amp;[.$E$1]&amp;&quot;: '&quot;&amp;[.E2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25]&amp;&quot; {&quot;&amp;[.$B$1]&amp;&quot;: '&quot;&amp;[.B25]&amp;IF([.C25]=&quot;&quot;;&quot;&quot;;&quot;', &quot;&amp;[.$C$1]&amp;&quot;: '&quot;&amp;[.C25])&amp;IF([.D25]=&quot;&quot;;&quot;&quot;;&quot;', &quot;&amp;[.$D$1]&amp;&quot;: '&quot;&amp;[.D25])&amp;IF([.E25]=&quot;&quot;;&quot;&quot;;&quot;', &quot;&amp;[.$E$1]&amp;&quot;: '&quot;&amp;[.E2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26]&amp;&quot; {&quot;&amp;[.$B$1]&amp;&quot;: '&quot;&amp;[.B26]&amp;IF([.C26]=&quot;&quot;;&quot;&quot;;&quot;', &quot;&amp;[.$C$1]&amp;&quot;: '&quot;&amp;[.C26])&amp;IF([.D26]=&quot;&quot;;&quot;&quot;;&quot;', &quot;&amp;[.$D$1]&amp;&quot;: '&quot;&amp;[.D26])&amp;IF([.E26]=&quot;&quot;;&quot;&quot;;&quot;', &quot;&amp;[.$E$1]&amp;&quot;: '&quot;&amp;[.E2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27]&amp;&quot; {&quot;&amp;[.$B$1]&amp;&quot;: '&quot;&amp;[.B27]&amp;IF([.C27]=&quot;&quot;;&quot;&quot;;&quot;', &quot;&amp;[.$C$1]&amp;&quot;: '&quot;&amp;[.C27])&amp;IF([.D27]=&quot;&quot;;&quot;&quot;;&quot;', &quot;&amp;[.$D$1]&amp;&quot;: '&quot;&amp;[.D27])&amp;IF([.E27]=&quot;&quot;;&quot;&quot;;&quot;', &quot;&amp;[.$E$1]&amp;&quot;: '&quot;&amp;[.E2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28]&amp;&quot; {&quot;&amp;[.$B$1]&amp;&quot;: '&quot;&amp;[.B28]&amp;IF([.C28]=&quot;&quot;;&quot;&quot;;&quot;', &quot;&amp;[.$C$1]&amp;&quot;: '&quot;&amp;[.C28])&amp;IF([.D28]=&quot;&quot;;&quot;&quot;;&quot;', &quot;&amp;[.$D$1]&amp;&quot;: '&quot;&amp;[.D28])&amp;IF([.E28]=&quot;&quot;;&quot;&quot;;&quot;', &quot;&amp;[.$E$1]&amp;&quot;: '&quot;&amp;[.E2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29]&amp;&quot; {&quot;&amp;[.$B$1]&amp;&quot;: '&quot;&amp;[.B29]&amp;IF([.C29]=&quot;&quot;;&quot;&quot;;&quot;', &quot;&amp;[.$C$1]&amp;&quot;: '&quot;&amp;[.C29])&amp;IF([.D29]=&quot;&quot;;&quot;&quot;;&quot;', &quot;&amp;[.$D$1]&amp;&quot;: '&quot;&amp;[.D29])&amp;IF([.E29]=&quot;&quot;;&quot;&quot;;&quot;', &quot;&amp;[.$E$1]&amp;&quot;: '&quot;&amp;[.E2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30]&amp;&quot; {&quot;&amp;[.$B$1]&amp;&quot;: '&quot;&amp;[.B30]&amp;IF([.C30]=&quot;&quot;;&quot;&quot;;&quot;', &quot;&amp;[.$C$1]&amp;&quot;: '&quot;&amp;[.C30])&amp;IF([.D30]=&quot;&quot;;&quot;&quot;;&quot;', &quot;&amp;[.$D$1]&amp;&quot;: '&quot;&amp;[.D30])&amp;IF([.E30]=&quot;&quot;;&quot;&quot;;&quot;', &quot;&amp;[.$E$1]&amp;&quot;: '&quot;&amp;[.E3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31]&amp;&quot; {&quot;&amp;[.$B$1]&amp;&quot;: '&quot;&amp;[.B31]&amp;IF([.C31]=&quot;&quot;;&quot;&quot;;&quot;', &quot;&amp;[.$C$1]&amp;&quot;: '&quot;&amp;[.C31])&amp;IF([.D31]=&quot;&quot;;&quot;&quot;;&quot;', &quot;&amp;[.$D$1]&amp;&quot;: '&quot;&amp;[.D31])&amp;IF([.E31]=&quot;&quot;;&quot;&quot;;&quot;', &quot;&amp;[.$E$1]&amp;&quot;: '&quot;&amp;[.E3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32]&amp;&quot; {&quot;&amp;[.$B$1]&amp;&quot;: '&quot;&amp;[.B32]&amp;IF([.C32]=&quot;&quot;;&quot;&quot;;&quot;', &quot;&amp;[.$C$1]&amp;&quot;: '&quot;&amp;[.C32])&amp;IF([.D32]=&quot;&quot;;&quot;&quot;;&quot;', &quot;&amp;[.$D$1]&amp;&quot;: '&quot;&amp;[.D32])&amp;IF([.E32]=&quot;&quot;;&quot;&quot;;&quot;', &quot;&amp;[.$E$1]&amp;&quot;: '&quot;&amp;[.E3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33]&amp;&quot; {&quot;&amp;[.$B$1]&amp;&quot;: '&quot;&amp;[.B33]&amp;IF([.C33]=&quot;&quot;;&quot;&quot;;&quot;', &quot;&amp;[.$C$1]&amp;&quot;: '&quot;&amp;[.C33])&amp;IF([.D33]=&quot;&quot;;&quot;&quot;;&quot;', &quot;&amp;[.$D$1]&amp;&quot;: '&quot;&amp;[.D33])&amp;IF([.E33]=&quot;&quot;;&quot;&quot;;&quot;', &quot;&amp;[.$E$1]&amp;&quot;: '&quot;&amp;[.E3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34]&amp;&quot; {&quot;&amp;[.$B$1]&amp;&quot;: '&quot;&amp;[.B34]&amp;IF([.C34]=&quot;&quot;;&quot;&quot;;&quot;', &quot;&amp;[.$C$1]&amp;&quot;: '&quot;&amp;[.C34])&amp;IF([.D34]=&quot;&quot;;&quot;&quot;;&quot;', &quot;&amp;[.$D$1]&amp;&quot;: '&quot;&amp;[.D34])&amp;IF([.E34]=&quot;&quot;;&quot;&quot;;&quot;', &quot;&amp;[.$E$1]&amp;&quot;: '&quot;&amp;[.E3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35]&amp;&quot; {&quot;&amp;[.$B$1]&amp;&quot;: '&quot;&amp;[.B35]&amp;IF([.C35]=&quot;&quot;;&quot;&quot;;&quot;', &quot;&amp;[.$C$1]&amp;&quot;: '&quot;&amp;[.C35])&amp;IF([.D35]=&quot;&quot;;&quot;&quot;;&quot;', &quot;&amp;[.$D$1]&amp;&quot;: '&quot;&amp;[.D35])&amp;IF([.E35]=&quot;&quot;;&quot;&quot;;&quot;', &quot;&amp;[.$E$1]&amp;&quot;: '&quot;&amp;[.E3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36]&amp;&quot; {&quot;&amp;[.$B$1]&amp;&quot;: '&quot;&amp;[.B36]&amp;IF([.C36]=&quot;&quot;;&quot;&quot;;&quot;', &quot;&amp;[.$C$1]&amp;&quot;: '&quot;&amp;[.C36])&amp;IF([.D36]=&quot;&quot;;&quot;&quot;;&quot;', &quot;&amp;[.$D$1]&amp;&quot;: '&quot;&amp;[.D36])&amp;IF([.E36]=&quot;&quot;;&quot;&quot;;&quot;', &quot;&amp;[.$E$1]&amp;&quot;: '&quot;&amp;[.E3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37]&amp;&quot; {&quot;&amp;[.$B$1]&amp;&quot;: '&quot;&amp;[.B37]&amp;IF([.C37]=&quot;&quot;;&quot;&quot;;&quot;', &quot;&amp;[.$C$1]&amp;&quot;: '&quot;&amp;[.C37])&amp;IF([.D37]=&quot;&quot;;&quot;&quot;;&quot;', &quot;&amp;[.$D$1]&amp;&quot;: '&quot;&amp;[.D37])&amp;IF([.E37]=&quot;&quot;;&quot;&quot;;&quot;', &quot;&amp;[.$E$1]&amp;&quot;: '&quot;&amp;[.E3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38]&amp;&quot; {&quot;&amp;[.$B$1]&amp;&quot;: '&quot;&amp;[.B38]&amp;IF([.C38]=&quot;&quot;;&quot;&quot;;&quot;', &quot;&amp;[.$C$1]&amp;&quot;: '&quot;&amp;[.C38])&amp;IF([.D38]=&quot;&quot;;&quot;&quot;;&quot;', &quot;&amp;[.$D$1]&amp;&quot;: '&quot;&amp;[.D38])&amp;IF([.E38]=&quot;&quot;;&quot;&quot;;&quot;', &quot;&amp;[.$E$1]&amp;&quot;: '&quot;&amp;[.E3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39]&amp;&quot; {&quot;&amp;[.$B$1]&amp;&quot;: '&quot;&amp;[.B39]&amp;IF([.C39]=&quot;&quot;;&quot;&quot;;&quot;', &quot;&amp;[.$C$1]&amp;&quot;: '&quot;&amp;[.C39])&amp;IF([.D39]=&quot;&quot;;&quot;&quot;;&quot;', &quot;&amp;[.$D$1]&amp;&quot;: '&quot;&amp;[.D39])&amp;IF([.E39]=&quot;&quot;;&quot;&quot;;&quot;', &quot;&amp;[.$E$1]&amp;&quot;: '&quot;&amp;[.E3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40]&amp;&quot; {&quot;&amp;[.$B$1]&amp;&quot;: '&quot;&amp;[.B40]&amp;IF([.C40]=&quot;&quot;;&quot;&quot;;&quot;', &quot;&amp;[.$C$1]&amp;&quot;: '&quot;&amp;[.C40])&amp;IF([.D40]=&quot;&quot;;&quot;&quot;;&quot;', &quot;&amp;[.$D$1]&amp;&quot;: '&quot;&amp;[.D40])&amp;IF([.E40]=&quot;&quot;;&quot;&quot;;&quot;', &quot;&amp;[.$E$1]&amp;&quot;: '&quot;&amp;[.E4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41]&amp;&quot; {&quot;&amp;[.$B$1]&amp;&quot;: '&quot;&amp;[.B41]&amp;IF([.C41]=&quot;&quot;;&quot;&quot;;&quot;', &quot;&amp;[.$C$1]&amp;&quot;: '&quot;&amp;[.C41])&amp;IF([.D41]=&quot;&quot;;&quot;&quot;;&quot;', &quot;&amp;[.$D$1]&amp;&quot;: '&quot;&amp;[.D41])&amp;IF([.E41]=&quot;&quot;;&quot;&quot;;&quot;', &quot;&amp;[.$E$1]&amp;&quot;: '&quot;&amp;[.E4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42]&amp;&quot; {&quot;&amp;[.$B$1]&amp;&quot;: '&quot;&amp;[.B42]&amp;IF([.C42]=&quot;&quot;;&quot;&quot;;&quot;', &quot;&amp;[.$C$1]&amp;&quot;: '&quot;&amp;[.C42])&amp;IF([.D42]=&quot;&quot;;&quot;&quot;;&quot;', &quot;&amp;[.$D$1]&amp;&quot;: '&quot;&amp;[.D42])&amp;IF([.E42]=&quot;&quot;;&quot;&quot;;&quot;', &quot;&amp;[.$E$1]&amp;&quot;: '&quot;&amp;[.E4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43]&amp;&quot; {&quot;&amp;[.$B$1]&amp;&quot;: '&quot;&amp;[.B43]&amp;IF([.C43]=&quot;&quot;;&quot;&quot;;&quot;', &quot;&amp;[.$C$1]&amp;&quot;: '&quot;&amp;[.C43])&amp;IF([.D43]=&quot;&quot;;&quot;&quot;;&quot;', &quot;&amp;[.$D$1]&amp;&quot;: '&quot;&amp;[.D43])&amp;IF([.E43]=&quot;&quot;;&quot;&quot;;&quot;', &quot;&amp;[.$E$1]&amp;&quot;: '&quot;&amp;[.E4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44]&amp;&quot; {&quot;&amp;[.$B$1]&amp;&quot;: '&quot;&amp;[.B44]&amp;IF([.C44]=&quot;&quot;;&quot;&quot;;&quot;', &quot;&amp;[.$C$1]&amp;&quot;: '&quot;&amp;[.C44])&amp;IF([.D44]=&quot;&quot;;&quot;&quot;;&quot;', &quot;&amp;[.$D$1]&amp;&quot;: '&quot;&amp;[.D44])&amp;IF([.E44]=&quot;&quot;;&quot;&quot;;&quot;', &quot;&amp;[.$E$1]&amp;&quot;: '&quot;&amp;[.E4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45]&amp;&quot; {&quot;&amp;[.$B$1]&amp;&quot;: '&quot;&amp;[.B45]&amp;IF([.C45]=&quot;&quot;;&quot;&quot;;&quot;', &quot;&amp;[.$C$1]&amp;&quot;: '&quot;&amp;[.C45])&amp;IF([.D45]=&quot;&quot;;&quot;&quot;;&quot;', &quot;&amp;[.$D$1]&amp;&quot;: '&quot;&amp;[.D45])&amp;IF([.E45]=&quot;&quot;;&quot;&quot;;&quot;', &quot;&amp;[.$E$1]&amp;&quot;: '&quot;&amp;[.E4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46]&amp;&quot; {&quot;&amp;[.$B$1]&amp;&quot;: '&quot;&amp;[.B46]&amp;IF([.C46]=&quot;&quot;;&quot;&quot;;&quot;', &quot;&amp;[.$C$1]&amp;&quot;: '&quot;&amp;[.C46])&amp;IF([.D46]=&quot;&quot;;&quot;&quot;;&quot;', &quot;&amp;[.$D$1]&amp;&quot;: '&quot;&amp;[.D46])&amp;IF([.E46]=&quot;&quot;;&quot;&quot;;&quot;', &quot;&amp;[.$E$1]&amp;&quot;: '&quot;&amp;[.E4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47]&amp;&quot; {&quot;&amp;[.$B$1]&amp;&quot;: '&quot;&amp;[.B47]&amp;IF([.C47]=&quot;&quot;;&quot;&quot;;&quot;', &quot;&amp;[.$C$1]&amp;&quot;: '&quot;&amp;[.C47])&amp;IF([.D47]=&quot;&quot;;&quot;&quot;;&quot;', &quot;&amp;[.$D$1]&amp;&quot;: '&quot;&amp;[.D47])&amp;IF([.E47]=&quot;&quot;;&quot;&quot;;&quot;', &quot;&amp;[.$E$1]&amp;&quot;: '&quot;&amp;[.E4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48]&amp;&quot; {&quot;&amp;[.$B$1]&amp;&quot;: '&quot;&amp;[.B48]&amp;IF([.C48]=&quot;&quot;;&quot;&quot;;&quot;', &quot;&amp;[.$C$1]&amp;&quot;: '&quot;&amp;[.C48])&amp;IF([.D48]=&quot;&quot;;&quot;&quot;;&quot;', &quot;&amp;[.$D$1]&amp;&quot;: '&quot;&amp;[.D48])&amp;IF([.E48]=&quot;&quot;;&quot;&quot;;&quot;', &quot;&amp;[.$E$1]&amp;&quot;: '&quot;&amp;[.E4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49]&amp;&quot; {&quot;&amp;[.$B$1]&amp;&quot;: '&quot;&amp;[.B49]&amp;IF([.C49]=&quot;&quot;;&quot;&quot;;&quot;', &quot;&amp;[.$C$1]&amp;&quot;: '&quot;&amp;[.C49])&amp;IF([.D49]=&quot;&quot;;&quot;&quot;;&quot;', &quot;&amp;[.$D$1]&amp;&quot;: '&quot;&amp;[.D49])&amp;IF([.E49]=&quot;&quot;;&quot;&quot;;&quot;', &quot;&amp;[.$E$1]&amp;&quot;: '&quot;&amp;[.E4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50]&amp;&quot; {&quot;&amp;[.$B$1]&amp;&quot;: '&quot;&amp;[.B50]&amp;IF([.C50]=&quot;&quot;;&quot;&quot;;&quot;', &quot;&amp;[.$C$1]&amp;&quot;: '&quot;&amp;[.C50])&amp;IF([.D50]=&quot;&quot;;&quot;&quot;;&quot;', &quot;&amp;[.$D$1]&amp;&quot;: '&quot;&amp;[.D50])&amp;IF([.E50]=&quot;&quot;;&quot;&quot;;&quot;', &quot;&amp;[.$E$1]&amp;&quot;: '&quot;&amp;[.E5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51]&amp;&quot; {&quot;&amp;[.$B$1]&amp;&quot;: '&quot;&amp;[.B51]&amp;IF([.C51]=&quot;&quot;;&quot;&quot;;&quot;', &quot;&amp;[.$C$1]&amp;&quot;: '&quot;&amp;[.C51])&amp;IF([.D51]=&quot;&quot;;&quot;&quot;;&quot;', &quot;&amp;[.$D$1]&amp;&quot;: '&quot;&amp;[.D51])&amp;IF([.E51]=&quot;&quot;;&quot;&quot;;&quot;', &quot;&amp;[.$E$1]&amp;&quot;: '&quot;&amp;[.E5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52]&amp;&quot; {&quot;&amp;[.$B$1]&amp;&quot;: '&quot;&amp;[.B52]&amp;IF([.C52]=&quot;&quot;;&quot;&quot;;&quot;', &quot;&amp;[.$C$1]&amp;&quot;: '&quot;&amp;[.C52])&amp;IF([.D52]=&quot;&quot;;&quot;&quot;;&quot;', &quot;&amp;[.$D$1]&amp;&quot;: '&quot;&amp;[.D52])&amp;IF([.E52]=&quot;&quot;;&quot;&quot;;&quot;', &quot;&amp;[.$E$1]&amp;&quot;: '&quot;&amp;[.E5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53]&amp;&quot; {&quot;&amp;[.$B$1]&amp;&quot;: '&quot;&amp;[.B53]&amp;IF([.C53]=&quot;&quot;;&quot;&quot;;&quot;', &quot;&amp;[.$C$1]&amp;&quot;: '&quot;&amp;[.C53])&amp;IF([.D53]=&quot;&quot;;&quot;&quot;;&quot;', &quot;&amp;[.$D$1]&amp;&quot;: '&quot;&amp;[.D53])&amp;IF([.E53]=&quot;&quot;;&quot;&quot;;&quot;', &quot;&amp;[.$E$1]&amp;&quot;: '&quot;&amp;[.E5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54]&amp;&quot; {&quot;&amp;[.$B$1]&amp;&quot;: '&quot;&amp;[.B54]&amp;IF([.C54]=&quot;&quot;;&quot;&quot;;&quot;', &quot;&amp;[.$C$1]&amp;&quot;: '&quot;&amp;[.C54])&amp;IF([.D54]=&quot;&quot;;&quot;&quot;;&quot;', &quot;&amp;[.$D$1]&amp;&quot;: '&quot;&amp;[.D54])&amp;IF([.E54]=&quot;&quot;;&quot;&quot;;&quot;', &quot;&amp;[.$E$1]&amp;&quot;: '&quot;&amp;[.E5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55]&amp;&quot; {&quot;&amp;[.$B$1]&amp;&quot;: '&quot;&amp;[.B55]&amp;IF([.C55]=&quot;&quot;;&quot;&quot;;&quot;', &quot;&amp;[.$C$1]&amp;&quot;: '&quot;&amp;[.C55])&amp;IF([.D55]=&quot;&quot;;&quot;&quot;;&quot;', &quot;&amp;[.$D$1]&amp;&quot;: '&quot;&amp;[.D55])&amp;IF([.E55]=&quot;&quot;;&quot;&quot;;&quot;', &quot;&amp;[.$E$1]&amp;&quot;: '&quot;&amp;[.E5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56]&amp;&quot; {&quot;&amp;[.$B$1]&amp;&quot;: '&quot;&amp;[.B56]&amp;IF([.C56]=&quot;&quot;;&quot;&quot;;&quot;', &quot;&amp;[.$C$1]&amp;&quot;: '&quot;&amp;[.C56])&amp;IF([.D56]=&quot;&quot;;&quot;&quot;;&quot;', &quot;&amp;[.$D$1]&amp;&quot;: '&quot;&amp;[.D56])&amp;IF([.E56]=&quot;&quot;;&quot;&quot;;&quot;', &quot;&amp;[.$E$1]&amp;&quot;: '&quot;&amp;[.E5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57]&amp;&quot; {&quot;&amp;[.$B$1]&amp;&quot;: '&quot;&amp;[.B57]&amp;IF([.C57]=&quot;&quot;;&quot;&quot;;&quot;', &quot;&amp;[.$C$1]&amp;&quot;: '&quot;&amp;[.C57])&amp;IF([.D57]=&quot;&quot;;&quot;&quot;;&quot;', &quot;&amp;[.$D$1]&amp;&quot;: '&quot;&amp;[.D57])&amp;IF([.E57]=&quot;&quot;;&quot;&quot;;&quot;', &quot;&amp;[.$E$1]&amp;&quot;: '&quot;&amp;[.E5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58]&amp;&quot; {&quot;&amp;[.$B$1]&amp;&quot;: '&quot;&amp;[.B58]&amp;IF([.C58]=&quot;&quot;;&quot;&quot;;&quot;', &quot;&amp;[.$C$1]&amp;&quot;: '&quot;&amp;[.C58])&amp;IF([.D58]=&quot;&quot;;&quot;&quot;;&quot;', &quot;&amp;[.$D$1]&amp;&quot;: '&quot;&amp;[.D58])&amp;IF([.E58]=&quot;&quot;;&quot;&quot;;&quot;', &quot;&amp;[.$E$1]&amp;&quot;: '&quot;&amp;[.E5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59]&amp;&quot; {&quot;&amp;[.$B$1]&amp;&quot;: '&quot;&amp;[.B59]&amp;IF([.C59]=&quot;&quot;;&quot;&quot;;&quot;', &quot;&amp;[.$C$1]&amp;&quot;: '&quot;&amp;[.C59])&amp;IF([.D59]=&quot;&quot;;&quot;&quot;;&quot;', &quot;&amp;[.$D$1]&amp;&quot;: '&quot;&amp;[.D59])&amp;IF([.E59]=&quot;&quot;;&quot;&quot;;&quot;', &quot;&amp;[.$E$1]&amp;&quot;: '&quot;&amp;[.E5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60]&amp;&quot; {&quot;&amp;[.$B$1]&amp;&quot;: '&quot;&amp;[.B60]&amp;IF([.C60]=&quot;&quot;;&quot;&quot;;&quot;', &quot;&amp;[.$C$1]&amp;&quot;: '&quot;&amp;[.C60])&amp;IF([.D60]=&quot;&quot;;&quot;&quot;;&quot;', &quot;&amp;[.$D$1]&amp;&quot;: '&quot;&amp;[.D60])&amp;IF([.E60]=&quot;&quot;;&quot;&quot;;&quot;', &quot;&amp;[.$E$1]&amp;&quot;: '&quot;&amp;[.E6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61]&amp;&quot; {&quot;&amp;[.$B$1]&amp;&quot;: '&quot;&amp;[.B61]&amp;IF([.C61]=&quot;&quot;;&quot;&quot;;&quot;', &quot;&amp;[.$C$1]&amp;&quot;: '&quot;&amp;[.C61])&amp;IF([.D61]=&quot;&quot;;&quot;&quot;;&quot;', &quot;&amp;[.$D$1]&amp;&quot;: '&quot;&amp;[.D61])&amp;IF([.E61]=&quot;&quot;;&quot;&quot;;&quot;', &quot;&amp;[.$E$1]&amp;&quot;: '&quot;&amp;[.E6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62]&amp;&quot; {&quot;&amp;[.$B$1]&amp;&quot;: '&quot;&amp;[.B62]&amp;IF([.C62]=&quot;&quot;;&quot;&quot;;&quot;', &quot;&amp;[.$C$1]&amp;&quot;: '&quot;&amp;[.C62])&amp;IF([.D62]=&quot;&quot;;&quot;&quot;;&quot;', &quot;&amp;[.$D$1]&amp;&quot;: '&quot;&amp;[.D62])&amp;IF([.E62]=&quot;&quot;;&quot;&quot;;&quot;', &quot;&amp;[.$E$1]&amp;&quot;: '&quot;&amp;[.E6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63]&amp;&quot; {&quot;&amp;[.$B$1]&amp;&quot;: '&quot;&amp;[.B63]&amp;IF([.C63]=&quot;&quot;;&quot;&quot;;&quot;', &quot;&amp;[.$C$1]&amp;&quot;: '&quot;&amp;[.C63])&amp;IF([.D63]=&quot;&quot;;&quot;&quot;;&quot;', &quot;&amp;[.$D$1]&amp;&quot;: '&quot;&amp;[.D63])&amp;IF([.E63]=&quot;&quot;;&quot;&quot;;&quot;', &quot;&amp;[.$E$1]&amp;&quot;: '&quot;&amp;[.E6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64]&amp;&quot; {&quot;&amp;[.$B$1]&amp;&quot;: '&quot;&amp;[.B64]&amp;IF([.C64]=&quot;&quot;;&quot;&quot;;&quot;', &quot;&amp;[.$C$1]&amp;&quot;: '&quot;&amp;[.C64])&amp;IF([.D64]=&quot;&quot;;&quot;&quot;;&quot;', &quot;&amp;[.$D$1]&amp;&quot;: '&quot;&amp;[.D64])&amp;IF([.E64]=&quot;&quot;;&quot;&quot;;&quot;', &quot;&amp;[.$E$1]&amp;&quot;: '&quot;&amp;[.E6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65]&amp;&quot; {&quot;&amp;[.$B$1]&amp;&quot;: '&quot;&amp;[.B65]&amp;IF([.C65]=&quot;&quot;;&quot;&quot;;&quot;', &quot;&amp;[.$C$1]&amp;&quot;: '&quot;&amp;[.C65])&amp;IF([.D65]=&quot;&quot;;&quot;&quot;;&quot;', &quot;&amp;[.$D$1]&amp;&quot;: '&quot;&amp;[.D65])&amp;IF([.E65]=&quot;&quot;;&quot;&quot;;&quot;', &quot;&amp;[.$E$1]&amp;&quot;: '&quot;&amp;[.E6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66]&amp;&quot; {&quot;&amp;[.$B$1]&amp;&quot;: '&quot;&amp;[.B66]&amp;IF([.C66]=&quot;&quot;;&quot;&quot;;&quot;', &quot;&amp;[.$C$1]&amp;&quot;: '&quot;&amp;[.C66])&amp;IF([.D66]=&quot;&quot;;&quot;&quot;;&quot;', &quot;&amp;[.$D$1]&amp;&quot;: '&quot;&amp;[.D66])&amp;IF([.E66]=&quot;&quot;;&quot;&quot;;&quot;', &quot;&amp;[.$E$1]&amp;&quot;: '&quot;&amp;[.E6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67]&amp;&quot; {&quot;&amp;[.$B$1]&amp;&quot;: '&quot;&amp;[.B67]&amp;IF([.C67]=&quot;&quot;;&quot;&quot;;&quot;', &quot;&amp;[.$C$1]&amp;&quot;: '&quot;&amp;[.C67])&amp;IF([.D67]=&quot;&quot;;&quot;&quot;;&quot;', &quot;&amp;[.$D$1]&amp;&quot;: '&quot;&amp;[.D67])&amp;IF([.E67]=&quot;&quot;;&quot;&quot;;&quot;', &quot;&amp;[.$E$1]&amp;&quot;: '&quot;&amp;[.E6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68]&amp;&quot; {&quot;&amp;[.$B$1]&amp;&quot;: '&quot;&amp;[.B68]&amp;IF([.C68]=&quot;&quot;;&quot;&quot;;&quot;', &quot;&amp;[.$C$1]&amp;&quot;: '&quot;&amp;[.C68])&amp;IF([.D68]=&quot;&quot;;&quot;&quot;;&quot;', &quot;&amp;[.$D$1]&amp;&quot;: '&quot;&amp;[.D68])&amp;IF([.E68]=&quot;&quot;;&quot;&quot;;&quot;', &quot;&amp;[.$E$1]&amp;&quot;: '&quot;&amp;[.E6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69]&amp;&quot; {&quot;&amp;[.$B$1]&amp;&quot;: '&quot;&amp;[.B69]&amp;IF([.C69]=&quot;&quot;;&quot;&quot;;&quot;', &quot;&amp;[.$C$1]&amp;&quot;: '&quot;&amp;[.C69])&amp;IF([.D69]=&quot;&quot;;&quot;&quot;;&quot;', &quot;&amp;[.$D$1]&amp;&quot;: '&quot;&amp;[.D69])&amp;IF([.E69]=&quot;&quot;;&quot;&quot;;&quot;', &quot;&amp;[.$E$1]&amp;&quot;: '&quot;&amp;[.E6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70]&amp;&quot; {&quot;&amp;[.$B$1]&amp;&quot;: '&quot;&amp;[.B70]&amp;IF([.C70]=&quot;&quot;;&quot;&quot;;&quot;', &quot;&amp;[.$C$1]&amp;&quot;: '&quot;&amp;[.C70])&amp;IF([.D70]=&quot;&quot;;&quot;&quot;;&quot;', &quot;&amp;[.$D$1]&amp;&quot;: '&quot;&amp;[.D70])&amp;IF([.E70]=&quot;&quot;;&quot;&quot;;&quot;', &quot;&amp;[.$E$1]&amp;&quot;: '&quot;&amp;[.E7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71]&amp;&quot; {&quot;&amp;[.$B$1]&amp;&quot;: '&quot;&amp;[.B71]&amp;IF([.C71]=&quot;&quot;;&quot;&quot;;&quot;', &quot;&amp;[.$C$1]&amp;&quot;: '&quot;&amp;[.C71])&amp;IF([.D71]=&quot;&quot;;&quot;&quot;;&quot;', &quot;&amp;[.$D$1]&amp;&quot;: '&quot;&amp;[.D71])&amp;IF([.E71]=&quot;&quot;;&quot;&quot;;&quot;', &quot;&amp;[.$E$1]&amp;&quot;: '&quot;&amp;[.E7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72]&amp;&quot; {&quot;&amp;[.$B$1]&amp;&quot;: '&quot;&amp;[.B72]&amp;IF([.C72]=&quot;&quot;;&quot;&quot;;&quot;', &quot;&amp;[.$C$1]&amp;&quot;: '&quot;&amp;[.C72])&amp;IF([.D72]=&quot;&quot;;&quot;&quot;;&quot;', &quot;&amp;[.$D$1]&amp;&quot;: '&quot;&amp;[.D72])&amp;IF([.E72]=&quot;&quot;;&quot;&quot;;&quot;', &quot;&amp;[.$E$1]&amp;&quot;: '&quot;&amp;[.E7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73]&amp;&quot; {&quot;&amp;[.$B$1]&amp;&quot;: '&quot;&amp;[.B73]&amp;IF([.C73]=&quot;&quot;;&quot;&quot;;&quot;', &quot;&amp;[.$C$1]&amp;&quot;: '&quot;&amp;[.C73])&amp;IF([.D73]=&quot;&quot;;&quot;&quot;;&quot;', &quot;&amp;[.$D$1]&amp;&quot;: '&quot;&amp;[.D73])&amp;IF([.E73]=&quot;&quot;;&quot;&quot;;&quot;', &quot;&amp;[.$E$1]&amp;&quot;: '&quot;&amp;[.E7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74]&amp;&quot; {&quot;&amp;[.$B$1]&amp;&quot;: '&quot;&amp;[.B74]&amp;IF([.C74]=&quot;&quot;;&quot;&quot;;&quot;', &quot;&amp;[.$C$1]&amp;&quot;: '&quot;&amp;[.C74])&amp;IF([.D74]=&quot;&quot;;&quot;&quot;;&quot;', &quot;&amp;[.$D$1]&amp;&quot;: '&quot;&amp;[.D74])&amp;IF([.E74]=&quot;&quot;;&quot;&quot;;&quot;', &quot;&amp;[.$E$1]&amp;&quot;: '&quot;&amp;[.E7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75]&amp;&quot; {&quot;&amp;[.$B$1]&amp;&quot;: '&quot;&amp;[.B75]&amp;IF([.C75]=&quot;&quot;;&quot;&quot;;&quot;', &quot;&amp;[.$C$1]&amp;&quot;: '&quot;&amp;[.C75])&amp;IF([.D75]=&quot;&quot;;&quot;&quot;;&quot;', &quot;&amp;[.$D$1]&amp;&quot;: '&quot;&amp;[.D75])&amp;IF([.E75]=&quot;&quot;;&quot;&quot;;&quot;', &quot;&amp;[.$E$1]&amp;&quot;: '&quot;&amp;[.E7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76]&amp;&quot; {&quot;&amp;[.$B$1]&amp;&quot;: '&quot;&amp;[.B76]&amp;IF([.C76]=&quot;&quot;;&quot;&quot;;&quot;', &quot;&amp;[.$C$1]&amp;&quot;: '&quot;&amp;[.C76])&amp;IF([.D76]=&quot;&quot;;&quot;&quot;;&quot;', &quot;&amp;[.$D$1]&amp;&quot;: '&quot;&amp;[.D76])&amp;IF([.E76]=&quot;&quot;;&quot;&quot;;&quot;', &quot;&amp;[.$E$1]&amp;&quot;: '&quot;&amp;[.E7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77]&amp;&quot; {&quot;&amp;[.$B$1]&amp;&quot;: '&quot;&amp;[.B77]&amp;IF([.C77]=&quot;&quot;;&quot;&quot;;&quot;', &quot;&amp;[.$C$1]&amp;&quot;: '&quot;&amp;[.C77])&amp;IF([.D77]=&quot;&quot;;&quot;&quot;;&quot;', &quot;&amp;[.$D$1]&amp;&quot;: '&quot;&amp;[.D77])&amp;IF([.E77]=&quot;&quot;;&quot;&quot;;&quot;', &quot;&amp;[.$E$1]&amp;&quot;: '&quot;&amp;[.E7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78]&amp;&quot; {&quot;&amp;[.$B$1]&amp;&quot;: '&quot;&amp;[.B78]&amp;IF([.C78]=&quot;&quot;;&quot;&quot;;&quot;', &quot;&amp;[.$C$1]&amp;&quot;: '&quot;&amp;[.C78])&amp;IF([.D78]=&quot;&quot;;&quot;&quot;;&quot;', &quot;&amp;[.$D$1]&amp;&quot;: '&quot;&amp;[.D78])&amp;IF([.E78]=&quot;&quot;;&quot;&quot;;&quot;', &quot;&amp;[.$E$1]&amp;&quot;: '&quot;&amp;[.E7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79]&amp;&quot; {&quot;&amp;[.$B$1]&amp;&quot;: '&quot;&amp;[.B79]&amp;IF([.C79]=&quot;&quot;;&quot;&quot;;&quot;', &quot;&amp;[.$C$1]&amp;&quot;: '&quot;&amp;[.C79])&amp;IF([.D79]=&quot;&quot;;&quot;&quot;;&quot;', &quot;&amp;[.$D$1]&amp;&quot;: '&quot;&amp;[.D79])&amp;IF([.E79]=&quot;&quot;;&quot;&quot;;&quot;', &quot;&amp;[.$E$1]&amp;&quot;: '&quot;&amp;[.E7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80]&amp;&quot; {&quot;&amp;[.$B$1]&amp;&quot;: '&quot;&amp;[.B80]&amp;IF([.C80]=&quot;&quot;;&quot;&quot;;&quot;', &quot;&amp;[.$C$1]&amp;&quot;: '&quot;&amp;[.C80])&amp;IF([.D80]=&quot;&quot;;&quot;&quot;;&quot;', &quot;&amp;[.$D$1]&amp;&quot;: '&quot;&amp;[.D80])&amp;IF([.E80]=&quot;&quot;;&quot;&quot;;&quot;', &quot;&amp;[.$E$1]&amp;&quot;: '&quot;&amp;[.E8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81]&amp;&quot; {&quot;&amp;[.$B$1]&amp;&quot;: '&quot;&amp;[.B81]&amp;IF([.C81]=&quot;&quot;;&quot;&quot;;&quot;', &quot;&amp;[.$C$1]&amp;&quot;: '&quot;&amp;[.C81])&amp;IF([.D81]=&quot;&quot;;&quot;&quot;;&quot;', &quot;&amp;[.$D$1]&amp;&quot;: '&quot;&amp;[.D81])&amp;IF([.E81]=&quot;&quot;;&quot;&quot;;&quot;', &quot;&amp;[.$E$1]&amp;&quot;: '&quot;&amp;[.E8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82]&amp;&quot; {&quot;&amp;[.$B$1]&amp;&quot;: '&quot;&amp;[.B82]&amp;IF([.C82]=&quot;&quot;;&quot;&quot;;&quot;', &quot;&amp;[.$C$1]&amp;&quot;: '&quot;&amp;[.C82])&amp;IF([.D82]=&quot;&quot;;&quot;&quot;;&quot;', &quot;&amp;[.$D$1]&amp;&quot;: '&quot;&amp;[.D82])&amp;IF([.E82]=&quot;&quot;;&quot;&quot;;&quot;', &quot;&amp;[.$E$1]&amp;&quot;: '&quot;&amp;[.E8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83]&amp;&quot; {&quot;&amp;[.$B$1]&amp;&quot;: '&quot;&amp;[.B83]&amp;IF([.C83]=&quot;&quot;;&quot;&quot;;&quot;', &quot;&amp;[.$C$1]&amp;&quot;: '&quot;&amp;[.C83])&amp;IF([.D83]=&quot;&quot;;&quot;&quot;;&quot;', &quot;&amp;[.$D$1]&amp;&quot;: '&quot;&amp;[.D83])&amp;IF([.E83]=&quot;&quot;;&quot;&quot;;&quot;', &quot;&amp;[.$E$1]&amp;&quot;: '&quot;&amp;[.E8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84]&amp;&quot; {&quot;&amp;[.$B$1]&amp;&quot;: '&quot;&amp;[.B84]&amp;IF([.C84]=&quot;&quot;;&quot;&quot;;&quot;', &quot;&amp;[.$C$1]&amp;&quot;: '&quot;&amp;[.C84])&amp;IF([.D84]=&quot;&quot;;&quot;&quot;;&quot;', &quot;&amp;[.$D$1]&amp;&quot;: '&quot;&amp;[.D84])&amp;IF([.E84]=&quot;&quot;;&quot;&quot;;&quot;', &quot;&amp;[.$E$1]&amp;&quot;: '&quot;&amp;[.E8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85]&amp;&quot; {&quot;&amp;[.$B$1]&amp;&quot;: '&quot;&amp;[.B85]&amp;IF([.C85]=&quot;&quot;;&quot;&quot;;&quot;', &quot;&amp;[.$C$1]&amp;&quot;: '&quot;&amp;[.C85])&amp;IF([.D85]=&quot;&quot;;&quot;&quot;;&quot;', &quot;&amp;[.$D$1]&amp;&quot;: '&quot;&amp;[.D85])&amp;IF([.E85]=&quot;&quot;;&quot;&quot;;&quot;', &quot;&amp;[.$E$1]&amp;&quot;: '&quot;&amp;[.E8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86]&amp;&quot; {&quot;&amp;[.$B$1]&amp;&quot;: '&quot;&amp;[.B86]&amp;IF([.C86]=&quot;&quot;;&quot;&quot;;&quot;', &quot;&amp;[.$C$1]&amp;&quot;: '&quot;&amp;[.C86])&amp;IF([.D86]=&quot;&quot;;&quot;&quot;;&quot;', &quot;&amp;[.$D$1]&amp;&quot;: '&quot;&amp;[.D86])&amp;IF([.E86]=&quot;&quot;;&quot;&quot;;&quot;', &quot;&amp;[.$E$1]&amp;&quot;: '&quot;&amp;[.E8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87]&amp;&quot; {&quot;&amp;[.$B$1]&amp;&quot;: '&quot;&amp;[.B87]&amp;IF([.C87]=&quot;&quot;;&quot;&quot;;&quot;', &quot;&amp;[.$C$1]&amp;&quot;: '&quot;&amp;[.C87])&amp;IF([.D87]=&quot;&quot;;&quot;&quot;;&quot;', &quot;&amp;[.$D$1]&amp;&quot;: '&quot;&amp;[.D87])&amp;IF([.E87]=&quot;&quot;;&quot;&quot;;&quot;', &quot;&amp;[.$E$1]&amp;&quot;: '&quot;&amp;[.E8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88]&amp;&quot; {&quot;&amp;[.$B$1]&amp;&quot;: '&quot;&amp;[.B88]&amp;IF([.C88]=&quot;&quot;;&quot;&quot;;&quot;', &quot;&amp;[.$C$1]&amp;&quot;: '&quot;&amp;[.C88])&amp;IF([.D88]=&quot;&quot;;&quot;&quot;;&quot;', &quot;&amp;[.$D$1]&amp;&quot;: '&quot;&amp;[.D88])&amp;IF([.E88]=&quot;&quot;;&quot;&quot;;&quot;', &quot;&amp;[.$E$1]&amp;&quot;: '&quot;&amp;[.E8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89]&amp;&quot; {&quot;&amp;[.$B$1]&amp;&quot;: '&quot;&amp;[.B89]&amp;IF([.C89]=&quot;&quot;;&quot;&quot;;&quot;', &quot;&amp;[.$C$1]&amp;&quot;: '&quot;&amp;[.C89])&amp;IF([.D89]=&quot;&quot;;&quot;&quot;;&quot;', &quot;&amp;[.$D$1]&amp;&quot;: '&quot;&amp;[.D89])&amp;IF([.E89]=&quot;&quot;;&quot;&quot;;&quot;', &quot;&amp;[.$E$1]&amp;&quot;: '&quot;&amp;[.E8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90]&amp;&quot; {&quot;&amp;[.$B$1]&amp;&quot;: '&quot;&amp;[.B90]&amp;IF([.C90]=&quot;&quot;;&quot;&quot;;&quot;', &quot;&amp;[.$C$1]&amp;&quot;: '&quot;&amp;[.C90])&amp;IF([.D90]=&quot;&quot;;&quot;&quot;;&quot;', &quot;&amp;[.$D$1]&amp;&quot;: '&quot;&amp;[.D90])&amp;IF([.E90]=&quot;&quot;;&quot;&quot;;&quot;', &quot;&amp;[.$E$1]&amp;&quot;: '&quot;&amp;[.E9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91]&amp;&quot; {&quot;&amp;[.$B$1]&amp;&quot;: '&quot;&amp;[.B91]&amp;IF([.C91]=&quot;&quot;;&quot;&quot;;&quot;', &quot;&amp;[.$C$1]&amp;&quot;: '&quot;&amp;[.C91])&amp;IF([.D91]=&quot;&quot;;&quot;&quot;;&quot;', &quot;&amp;[.$D$1]&amp;&quot;: '&quot;&amp;[.D91])&amp;IF([.E91]=&quot;&quot;;&quot;&quot;;&quot;', &quot;&amp;[.$E$1]&amp;&quot;: '&quot;&amp;[.E9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92]&amp;&quot; {&quot;&amp;[.$B$1]&amp;&quot;: '&quot;&amp;[.B92]&amp;IF([.C92]=&quot;&quot;;&quot;&quot;;&quot;', &quot;&amp;[.$C$1]&amp;&quot;: '&quot;&amp;[.C92])&amp;IF([.D92]=&quot;&quot;;&quot;&quot;;&quot;', &quot;&amp;[.$D$1]&amp;&quot;: '&quot;&amp;[.D92])&amp;IF([.E92]=&quot;&quot;;&quot;&quot;;&quot;', &quot;&amp;[.$E$1]&amp;&quot;: '&quot;&amp;[.E9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93]&amp;&quot; {&quot;&amp;[.$B$1]&amp;&quot;: '&quot;&amp;[.B93]&amp;IF([.C93]=&quot;&quot;;&quot;&quot;;&quot;', &quot;&amp;[.$C$1]&amp;&quot;: '&quot;&amp;[.C93])&amp;IF([.D93]=&quot;&quot;;&quot;&quot;;&quot;', &quot;&amp;[.$D$1]&amp;&quot;: '&quot;&amp;[.D93])&amp;IF([.E93]=&quot;&quot;;&quot;&quot;;&quot;', &quot;&amp;[.$E$1]&amp;&quot;: '&quot;&amp;[.E9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94]&amp;&quot; {&quot;&amp;[.$B$1]&amp;&quot;: '&quot;&amp;[.B94]&amp;IF([.C94]=&quot;&quot;;&quot;&quot;;&quot;', &quot;&amp;[.$C$1]&amp;&quot;: '&quot;&amp;[.C94])&amp;IF([.D94]=&quot;&quot;;&quot;&quot;;&quot;', &quot;&amp;[.$D$1]&amp;&quot;: '&quot;&amp;[.D94])&amp;IF([.E94]=&quot;&quot;;&quot;&quot;;&quot;', &quot;&amp;[.$E$1]&amp;&quot;: '&quot;&amp;[.E9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95]&amp;&quot; {&quot;&amp;[.$B$1]&amp;&quot;: '&quot;&amp;[.B95]&amp;IF([.C95]=&quot;&quot;;&quot;&quot;;&quot;', &quot;&amp;[.$C$1]&amp;&quot;: '&quot;&amp;[.C95])&amp;IF([.D95]=&quot;&quot;;&quot;&quot;;&quot;', &quot;&amp;[.$D$1]&amp;&quot;: '&quot;&amp;[.D95])&amp;IF([.E95]=&quot;&quot;;&quot;&quot;;&quot;', &quot;&amp;[.$E$1]&amp;&quot;: '&quot;&amp;[.E9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96]&amp;&quot; {&quot;&amp;[.$B$1]&amp;&quot;: '&quot;&amp;[.B96]&amp;IF([.C96]=&quot;&quot;;&quot;&quot;;&quot;', &quot;&amp;[.$C$1]&amp;&quot;: '&quot;&amp;[.C96])&amp;IF([.D96]=&quot;&quot;;&quot;&quot;;&quot;', &quot;&amp;[.$D$1]&amp;&quot;: '&quot;&amp;[.D96])&amp;IF([.E96]=&quot;&quot;;&quot;&quot;;&quot;', &quot;&amp;[.$E$1]&amp;&quot;: '&quot;&amp;[.E9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97]&amp;&quot; {&quot;&amp;[.$B$1]&amp;&quot;: '&quot;&amp;[.B97]&amp;IF([.C97]=&quot;&quot;;&quot;&quot;;&quot;', &quot;&amp;[.$C$1]&amp;&quot;: '&quot;&amp;[.C97])&amp;IF([.D97]=&quot;&quot;;&quot;&quot;;&quot;', &quot;&amp;[.$D$1]&amp;&quot;: '&quot;&amp;[.D97])&amp;IF([.E97]=&quot;&quot;;&quot;&quot;;&quot;', &quot;&amp;[.$E$1]&amp;&quot;: '&quot;&amp;[.E9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98]&amp;&quot; {&quot;&amp;[.$B$1]&amp;&quot;: '&quot;&amp;[.B98]&amp;IF([.C98]=&quot;&quot;;&quot;&quot;;&quot;', &quot;&amp;[.$C$1]&amp;&quot;: '&quot;&amp;[.C98])&amp;IF([.D98]=&quot;&quot;;&quot;&quot;;&quot;', &quot;&amp;[.$D$1]&amp;&quot;: '&quot;&amp;[.D98])&amp;IF([.E98]=&quot;&quot;;&quot;&quot;;&quot;', &quot;&amp;[.$E$1]&amp;&quot;: '&quot;&amp;[.E9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99]&amp;&quot; {&quot;&amp;[.$B$1]&amp;&quot;: '&quot;&amp;[.B99]&amp;IF([.C99]=&quot;&quot;;&quot;&quot;;&quot;', &quot;&amp;[.$C$1]&amp;&quot;: '&quot;&amp;[.C99])&amp;IF([.D99]=&quot;&quot;;&quot;&quot;;&quot;', &quot;&amp;[.$D$1]&amp;&quot;: '&quot;&amp;[.D99])&amp;IF([.E99]=&quot;&quot;;&quot;&quot;;&quot;', &quot;&amp;[.$E$1]&amp;&quot;: '&quot;&amp;[.E9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>
          <table:table-cell table:style-name="ce8" table:content-validation-name="val1"/>
          <table:table-cell table:number-columns-repeated="5"/>
          <table:table-cell table:formula="of:=&quot;CREATE (n:&quot;&amp;[.A100]&amp;&quot; {&quot;&amp;[.$B$1]&amp;&quot;: '&quot;&amp;[.B100]&amp;IF([.C100]=&quot;&quot;;&quot;&quot;;&quot;', &quot;&amp;[.$C$1]&amp;&quot;: '&quot;&amp;[.C100])&amp;IF([.D100]=&quot;&quot;;&quot;&quot;;&quot;', &quot;&amp;[.$D$1]&amp;&quot;: '&quot;&amp;[.D100])&amp;IF([.E100]=&quot;&quot;;&quot;&quot;;&quot;', &quot;&amp;[.$E$1]&amp;&quot;: '&quot;&amp;[.E10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ges" table:style-name="ta1">
        <table:table-column table:style-name="co9" table:number-columns-repeated="6" table:default-cell-style-name="ce8"/>
        <table:table-column table:style-name="co10" table:default-cell-style-name="ce13"/>
        <table:table-column table:style-name="co14" table:default-cell-style-name="ce8"/>
        <table:table-column table:style-name="co15" table:visibility="collapse" table:number-columns-repeated="2" table:default-cell-style-name="ce8"/>
        <table:table-column table:style-name="co4" table:visibility="collapse" table:number-columns-repeated="2" table:default-cell-style-name="ce8"/>
        <table:table-column table:style-name="co4" table:number-columns-repeated="2" table:default-cell-style-name="ce8"/>
        <table:table-column table:style-name="co16" table:default-cell-style-name="ce8"/>
        <table:table-column table:style-name="co4" table:number-columns-repeated="1008" table:default-cell-style-name="ce8"/>
        <table:table-column table:style-name="co5" table:default-cell-style-name="ce8"/>
        <table:table-row table:style-name="ro2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ource-name</text:p>
          </table:table-cell>
          <table:table-cell table:style-name="ce2" office:value-type="string" calcext:value-type="string">
            <text:p>destination-nam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fromdate</text:p>
          </table:table-cell>
          <table:table-cell table:style-name="ce2" office:value-type="string" calcext:value-type="string">
            <text:p>todate</text:p>
          </table:table-cell>
          <table:table-cell table:style-name="ce12"/>
          <table:table-cell table:style-name="ce2" office:value-type="string" calcext:value-type="string">
            <text:p>Result</text:p>
          </table:table-cell>
          <table:table-cell table:style-name="ce2" table:number-columns-repeated="1016"/>
        </table:table-row>
        <table:table-row table:style-name="ro5">
          <table:table-cell table:content-validation-name="val2" office:value-type="string" calcext:value-type="string">
            <text:p>knows</text:p>
          </table:table-cell>
          <table:table-cell table:number-columns-repeated="2" table:content-validation-name="val3" office:value-type="string" calcext:value-type="string">
            <text:p>test_name</text:p>
          </table:table-cell>
          <table:table-cell table:content-validation-name="val4" office:value-type="string" calcext:value-type="string">
            <text:p>unproven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gg</text:p>
          </table:table-cell>
          <table:table-cell/>
          <table:table-cell table:formula="of:=&quot;MATCH  (s:&quot;&amp;[.K2]&amp;&quot; {name: '&quot;&amp;[.B2]&amp;&quot;'}),(d:&quot;&amp;[.L2]&amp;&quot; {name: '&quot;&amp;[.C2]&amp;&quot;'}) CREATE (s)-[:&quot;&amp;[.A2]&amp;&quot; {&quot;&amp;[.$D$1]&amp;&quot;: '&quot;&amp;[.D2]&amp;IF([.E2]=&quot;&quot;;&quot;&quot;;&quot;', &quot;&amp;[.$E$1]&amp;&quot;: '&quot;&amp;[.E2])&amp;IF([.F2]=&quot;&quot;;&quot;&quot;;&quot;', &quot;&amp;[.$F$1]&amp;&quot;: '&quot;&amp;[.F2])&amp;&quot;'}]-&gt;(d);&quot;" office:value-type="string" office:string-value="MATCH  (s:town {name: 'test_name'}),(d:town {name: 'test_name'}) CREATE (s)-[:knows {status: 'unproven', fromdate: 'rrr', todate: 'gg'}]-&gt;(d);" calcext:value-type="string">
            <text:p>MATCH <text:s/>(s:town {name: 'test_name'}),(d:town {name: 'test_name'}) CREATE (s)-[:knows {status: 'unproven', fromdate: 'rrr', todate: 'gg'}]-&gt;(d);</text:p>
          </table:table-cell>
          <table:table-cell table:formula="of:=MATCH([.B2];[Nodes.$B$2:.$B$100];0)" office:value-type="float" office:value="1" calcext:value-type="float">
            <text:p>1</text:p>
          </table:table-cell>
          <table:table-cell table:formula="of:=MATCH([.C2];[Nodes.$B$2:.$B$100];0)" office:value-type="float" office:value="1" calcext:value-type="float">
            <text:p>1</text:p>
          </table:table-cell>
          <table:table-cell table:formula="of:=OFFSET([Nodes.$B$1];[.I2];-1)" office:value-type="string" office:string-value="town" calcext:value-type="string">
            <text:p>town</text:p>
          </table:table-cell>
          <table:table-cell table:formula="of:=OFFSET([Nodes.$B$1];[.J2];-1)" office:value-type="string" office:string-value="town" calcext:value-type="string">
            <text:p>town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]&amp;&quot; {name: '&quot;&amp;[.B3]&amp;&quot;'}),(d:&quot;&amp;[.L3]&amp;&quot;, {name: '&quot;&amp;[.C3]&amp;&quot;'}) CREATE (s)-[:&quot;&amp;[.A3]&amp;&quot; {&quot;&amp;[.$D$1]&amp;&quot;: '&quot;&amp;[.D3]&amp;IF([.E3]=&quot;&quot;;&quot;&quot;;&quot;', &quot;&amp;[.$E$1]&amp;&quot;: '&quot;&amp;[.E3])&amp;IF([.F3]=&quot;&quot;;&quot;&quot;;&quot;', &quot;&amp;[.$F$1]&amp;&quot;: '&quot;&amp;[.F3])&amp;&quot;'}]-&gt;(d);&quot;" office:value-type="string" office:string-value="" calcext:value-type="error">
            <text:p>#NV</text:p>
          </table:table-cell>
          <table:table-cell table:formula="of:=MATCH([.B3];[Nodes.$B$2:.$B$100];0)" office:value-type="string" office:string-value="" calcext:value-type="error">
            <text:p>#NV</text:p>
          </table:table-cell>
          <table:table-cell table:formula="of:=MATCH([.C3];[Nodes.$B$2:.$B$100];0)" office:value-type="string" office:string-value="" calcext:value-type="error">
            <text:p>#NV</text:p>
          </table:table-cell>
          <table:table-cell table:formula="of:=OFFSET([Nodes.$B$1];[.I3];-1)" office:value-type="string" office:string-value="" calcext:value-type="error">
            <text:p>#NV</text:p>
          </table:table-cell>
          <table:table-cell table:formula="of:=OFFSET([Nodes.$B$1];[.J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]&amp;&quot; {name: '&quot;&amp;[.B4]&amp;&quot;'}),(d:&quot;&amp;[.L4]&amp;&quot;, {name: '&quot;&amp;[.C4]&amp;&quot;'}) CREATE (s)-[:&quot;&amp;[.A4]&amp;&quot; {&quot;&amp;[.$D$1]&amp;&quot;: '&quot;&amp;[.D4]&amp;IF([.E4]=&quot;&quot;;&quot;&quot;;&quot;', &quot;&amp;[.$E$1]&amp;&quot;: '&quot;&amp;[.E4])&amp;IF([.F4]=&quot;&quot;;&quot;&quot;;&quot;', &quot;&amp;[.$F$1]&amp;&quot;: '&quot;&amp;[.F4])&amp;&quot;'}]-&gt;(d);&quot;" office:value-type="string" office:string-value="" calcext:value-type="error">
            <text:p>#NV</text:p>
          </table:table-cell>
          <table:table-cell table:formula="of:=MATCH([.B4];[Nodes.$B$2:.$B$100];0)" office:value-type="string" office:string-value="" calcext:value-type="error">
            <text:p>#NV</text:p>
          </table:table-cell>
          <table:table-cell table:formula="of:=MATCH([.C4];[Nodes.$B$2:.$B$100];0)" office:value-type="string" office:string-value="" calcext:value-type="error">
            <text:p>#NV</text:p>
          </table:table-cell>
          <table:table-cell table:formula="of:=OFFSET([Nodes.$B$1];[.I4];-1)" office:value-type="string" office:string-value="" calcext:value-type="error">
            <text:p>#NV</text:p>
          </table:table-cell>
          <table:table-cell table:formula="of:=OFFSET([Nodes.$B$1];[.J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]&amp;&quot; {name: '&quot;&amp;[.B5]&amp;&quot;'}),(d:&quot;&amp;[.L5]&amp;&quot;, {name: '&quot;&amp;[.C5]&amp;&quot;'}) CREATE (s)-[:&quot;&amp;[.A5]&amp;&quot; {&quot;&amp;[.$D$1]&amp;&quot;: '&quot;&amp;[.D5]&amp;IF([.E5]=&quot;&quot;;&quot;&quot;;&quot;', &quot;&amp;[.$E$1]&amp;&quot;: '&quot;&amp;[.E5])&amp;IF([.F5]=&quot;&quot;;&quot;&quot;;&quot;', &quot;&amp;[.$F$1]&amp;&quot;: '&quot;&amp;[.F5])&amp;&quot;'}]-&gt;(d);&quot;" office:value-type="string" office:string-value="" calcext:value-type="error">
            <text:p>#NV</text:p>
          </table:table-cell>
          <table:table-cell table:formula="of:=MATCH([.B5];[Nodes.$B$2:.$B$100];0)" office:value-type="string" office:string-value="" calcext:value-type="error">
            <text:p>#NV</text:p>
          </table:table-cell>
          <table:table-cell table:formula="of:=MATCH([.C5];[Nodes.$B$2:.$B$100];0)" office:value-type="string" office:string-value="" calcext:value-type="error">
            <text:p>#NV</text:p>
          </table:table-cell>
          <table:table-cell table:formula="of:=OFFSET([Nodes.$B$1];[.I5];-1)" office:value-type="string" office:string-value="" calcext:value-type="error">
            <text:p>#NV</text:p>
          </table:table-cell>
          <table:table-cell table:formula="of:=OFFSET([Nodes.$B$1];[.J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]&amp;&quot; {name: '&quot;&amp;[.B6]&amp;&quot;'}),(d:&quot;&amp;[.L6]&amp;&quot;, {name: '&quot;&amp;[.C6]&amp;&quot;'}) CREATE (s)-[:&quot;&amp;[.A6]&amp;&quot; {&quot;&amp;[.$D$1]&amp;&quot;: '&quot;&amp;[.D6]&amp;IF([.E6]=&quot;&quot;;&quot;&quot;;&quot;', &quot;&amp;[.$E$1]&amp;&quot;: '&quot;&amp;[.E6])&amp;IF([.F6]=&quot;&quot;;&quot;&quot;;&quot;', &quot;&amp;[.$F$1]&amp;&quot;: '&quot;&amp;[.F6])&amp;&quot;'}]-&gt;(d);&quot;" office:value-type="string" office:string-value="" calcext:value-type="error">
            <text:p>#NV</text:p>
          </table:table-cell>
          <table:table-cell table:formula="of:=MATCH([.B6];[Nodes.$B$2:.$B$100];0)" office:value-type="string" office:string-value="" calcext:value-type="error">
            <text:p>#NV</text:p>
          </table:table-cell>
          <table:table-cell table:formula="of:=MATCH([.C6];[Nodes.$B$2:.$B$100];0)" office:value-type="string" office:string-value="" calcext:value-type="error">
            <text:p>#NV</text:p>
          </table:table-cell>
          <table:table-cell table:formula="of:=OFFSET([Nodes.$B$1];[.I6];-1)" office:value-type="string" office:string-value="" calcext:value-type="error">
            <text:p>#NV</text:p>
          </table:table-cell>
          <table:table-cell table:formula="of:=OFFSET([Nodes.$B$1];[.J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]&amp;&quot; {name: '&quot;&amp;[.B7]&amp;&quot;'}),(d:&quot;&amp;[.L7]&amp;&quot;, {name: '&quot;&amp;[.C7]&amp;&quot;'}) CREATE (s)-[:&quot;&amp;[.A7]&amp;&quot; {&quot;&amp;[.$D$1]&amp;&quot;: '&quot;&amp;[.D7]&amp;IF([.E7]=&quot;&quot;;&quot;&quot;;&quot;', &quot;&amp;[.$E$1]&amp;&quot;: '&quot;&amp;[.E7])&amp;IF([.F7]=&quot;&quot;;&quot;&quot;;&quot;', &quot;&amp;[.$F$1]&amp;&quot;: '&quot;&amp;[.F7])&amp;&quot;'}]-&gt;(d);&quot;" office:value-type="string" office:string-value="" calcext:value-type="error">
            <text:p>#NV</text:p>
          </table:table-cell>
          <table:table-cell table:formula="of:=MATCH([.B7];[Nodes.$B$2:.$B$100];0)" office:value-type="string" office:string-value="" calcext:value-type="error">
            <text:p>#NV</text:p>
          </table:table-cell>
          <table:table-cell table:formula="of:=MATCH([.C7];[Nodes.$B$2:.$B$100];0)" office:value-type="string" office:string-value="" calcext:value-type="error">
            <text:p>#NV</text:p>
          </table:table-cell>
          <table:table-cell table:formula="of:=OFFSET([Nodes.$B$1];[.I7];-1)" office:value-type="string" office:string-value="" calcext:value-type="error">
            <text:p>#NV</text:p>
          </table:table-cell>
          <table:table-cell table:formula="of:=OFFSET([Nodes.$B$1];[.J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]&amp;&quot; {name: '&quot;&amp;[.B8]&amp;&quot;'}),(d:&quot;&amp;[.L8]&amp;&quot;, {name: '&quot;&amp;[.C8]&amp;&quot;'}) CREATE (s)-[:&quot;&amp;[.A8]&amp;&quot; {&quot;&amp;[.$D$1]&amp;&quot;: '&quot;&amp;[.D8]&amp;IF([.E8]=&quot;&quot;;&quot;&quot;;&quot;', &quot;&amp;[.$E$1]&amp;&quot;: '&quot;&amp;[.E8])&amp;IF([.F8]=&quot;&quot;;&quot;&quot;;&quot;', &quot;&amp;[.$F$1]&amp;&quot;: '&quot;&amp;[.F8])&amp;&quot;'}]-&gt;(d);&quot;" office:value-type="string" office:string-value="" calcext:value-type="error">
            <text:p>#NV</text:p>
          </table:table-cell>
          <table:table-cell table:formula="of:=MATCH([.B8];[Nodes.$B$2:.$B$100];0)" office:value-type="string" office:string-value="" calcext:value-type="error">
            <text:p>#NV</text:p>
          </table:table-cell>
          <table:table-cell table:formula="of:=MATCH([.C8];[Nodes.$B$2:.$B$100];0)" office:value-type="string" office:string-value="" calcext:value-type="error">
            <text:p>#NV</text:p>
          </table:table-cell>
          <table:table-cell table:formula="of:=OFFSET([Nodes.$B$1];[.I8];-1)" office:value-type="string" office:string-value="" calcext:value-type="error">
            <text:p>#NV</text:p>
          </table:table-cell>
          <table:table-cell table:formula="of:=OFFSET([Nodes.$B$1];[.J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]&amp;&quot; {name: '&quot;&amp;[.B9]&amp;&quot;'}),(d:&quot;&amp;[.L9]&amp;&quot;, {name: '&quot;&amp;[.C9]&amp;&quot;'}) CREATE (s)-[:&quot;&amp;[.A9]&amp;&quot; {&quot;&amp;[.$D$1]&amp;&quot;: '&quot;&amp;[.D9]&amp;IF([.E9]=&quot;&quot;;&quot;&quot;;&quot;', &quot;&amp;[.$E$1]&amp;&quot;: '&quot;&amp;[.E9])&amp;IF([.F9]=&quot;&quot;;&quot;&quot;;&quot;', &quot;&amp;[.$F$1]&amp;&quot;: '&quot;&amp;[.F9])&amp;&quot;'}]-&gt;(d);&quot;" office:value-type="string" office:string-value="" calcext:value-type="error">
            <text:p>#NV</text:p>
          </table:table-cell>
          <table:table-cell table:formula="of:=MATCH([.B9];[Nodes.$B$2:.$B$100];0)" office:value-type="string" office:string-value="" calcext:value-type="error">
            <text:p>#NV</text:p>
          </table:table-cell>
          <table:table-cell table:formula="of:=MATCH([.C9];[Nodes.$B$2:.$B$100];0)" office:value-type="string" office:string-value="" calcext:value-type="error">
            <text:p>#NV</text:p>
          </table:table-cell>
          <table:table-cell table:formula="of:=OFFSET([Nodes.$B$1];[.I9];-1)" office:value-type="string" office:string-value="" calcext:value-type="error">
            <text:p>#NV</text:p>
          </table:table-cell>
          <table:table-cell table:formula="of:=OFFSET([Nodes.$B$1];[.J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0]&amp;&quot; {name: '&quot;&amp;[.B10]&amp;&quot;'}),(d:&quot;&amp;[.L10]&amp;&quot;, {name: '&quot;&amp;[.C10]&amp;&quot;'}) CREATE (s)-[:&quot;&amp;[.A10]&amp;&quot; {&quot;&amp;[.$D$1]&amp;&quot;: '&quot;&amp;[.D10]&amp;IF([.E10]=&quot;&quot;;&quot;&quot;;&quot;', &quot;&amp;[.$E$1]&amp;&quot;: '&quot;&amp;[.E10])&amp;IF([.F10]=&quot;&quot;;&quot;&quot;;&quot;', &quot;&amp;[.$F$1]&amp;&quot;: '&quot;&amp;[.F10])&amp;&quot;'}]-&gt;(d);&quot;" office:value-type="string" office:string-value="" calcext:value-type="error">
            <text:p>#NV</text:p>
          </table:table-cell>
          <table:table-cell table:formula="of:=MATCH([.B10];[Nodes.$B$2:.$B$100];0)" office:value-type="string" office:string-value="" calcext:value-type="error">
            <text:p>#NV</text:p>
          </table:table-cell>
          <table:table-cell table:formula="of:=MATCH([.C10];[Nodes.$B$2:.$B$100];0)" office:value-type="string" office:string-value="" calcext:value-type="error">
            <text:p>#NV</text:p>
          </table:table-cell>
          <table:table-cell table:formula="of:=OFFSET([Nodes.$B$1];[.I10];-1)" office:value-type="string" office:string-value="" calcext:value-type="error">
            <text:p>#NV</text:p>
          </table:table-cell>
          <table:table-cell table:formula="of:=OFFSET([Nodes.$B$1];[.J1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1]&amp;&quot; {name: '&quot;&amp;[.B11]&amp;&quot;'}),(d:&quot;&amp;[.L11]&amp;&quot;, {name: '&quot;&amp;[.C11]&amp;&quot;'}) CREATE (s)-[:&quot;&amp;[.A11]&amp;&quot; {&quot;&amp;[.$D$1]&amp;&quot;: '&quot;&amp;[.D11]&amp;IF([.E11]=&quot;&quot;;&quot;&quot;;&quot;', &quot;&amp;[.$E$1]&amp;&quot;: '&quot;&amp;[.E11])&amp;IF([.F11]=&quot;&quot;;&quot;&quot;;&quot;', &quot;&amp;[.$F$1]&amp;&quot;: '&quot;&amp;[.F11])&amp;&quot;'}]-&gt;(d);&quot;" office:value-type="string" office:string-value="" calcext:value-type="error">
            <text:p>#NV</text:p>
          </table:table-cell>
          <table:table-cell table:formula="of:=MATCH([.B11];[Nodes.$B$2:.$B$100];0)" office:value-type="string" office:string-value="" calcext:value-type="error">
            <text:p>#NV</text:p>
          </table:table-cell>
          <table:table-cell table:formula="of:=MATCH([.C11];[Nodes.$B$2:.$B$100];0)" office:value-type="string" office:string-value="" calcext:value-type="error">
            <text:p>#NV</text:p>
          </table:table-cell>
          <table:table-cell table:formula="of:=OFFSET([Nodes.$B$1];[.I11];-1)" office:value-type="string" office:string-value="" calcext:value-type="error">
            <text:p>#NV</text:p>
          </table:table-cell>
          <table:table-cell table:formula="of:=OFFSET([Nodes.$B$1];[.J1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2]&amp;&quot; {name: '&quot;&amp;[.B12]&amp;&quot;'}),(d:&quot;&amp;[.L12]&amp;&quot;, {name: '&quot;&amp;[.C12]&amp;&quot;'}) CREATE (s)-[:&quot;&amp;[.A12]&amp;&quot; {&quot;&amp;[.$D$1]&amp;&quot;: '&quot;&amp;[.D12]&amp;IF([.E12]=&quot;&quot;;&quot;&quot;;&quot;', &quot;&amp;[.$E$1]&amp;&quot;: '&quot;&amp;[.E12])&amp;IF([.F12]=&quot;&quot;;&quot;&quot;;&quot;', &quot;&amp;[.$F$1]&amp;&quot;: '&quot;&amp;[.F12])&amp;&quot;'}]-&gt;(d);&quot;" office:value-type="string" office:string-value="" calcext:value-type="error">
            <text:p>#NV</text:p>
          </table:table-cell>
          <table:table-cell table:formula="of:=MATCH([.B12];[Nodes.$B$2:.$B$100];0)" office:value-type="string" office:string-value="" calcext:value-type="error">
            <text:p>#NV</text:p>
          </table:table-cell>
          <table:table-cell table:formula="of:=MATCH([.C12];[Nodes.$B$2:.$B$100];0)" office:value-type="string" office:string-value="" calcext:value-type="error">
            <text:p>#NV</text:p>
          </table:table-cell>
          <table:table-cell table:formula="of:=OFFSET([Nodes.$B$1];[.I12];-1)" office:value-type="string" office:string-value="" calcext:value-type="error">
            <text:p>#NV</text:p>
          </table:table-cell>
          <table:table-cell table:formula="of:=OFFSET([Nodes.$B$1];[.J1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3]&amp;&quot; {name: '&quot;&amp;[.B13]&amp;&quot;'}),(d:&quot;&amp;[.L13]&amp;&quot;, {name: '&quot;&amp;[.C13]&amp;&quot;'}) CREATE (s)-[:&quot;&amp;[.A13]&amp;&quot; {&quot;&amp;[.$D$1]&amp;&quot;: '&quot;&amp;[.D13]&amp;IF([.E13]=&quot;&quot;;&quot;&quot;;&quot;', &quot;&amp;[.$E$1]&amp;&quot;: '&quot;&amp;[.E13])&amp;IF([.F13]=&quot;&quot;;&quot;&quot;;&quot;', &quot;&amp;[.$F$1]&amp;&quot;: '&quot;&amp;[.F13])&amp;&quot;'}]-&gt;(d);&quot;" office:value-type="string" office:string-value="" calcext:value-type="error">
            <text:p>#NV</text:p>
          </table:table-cell>
          <table:table-cell table:formula="of:=MATCH([.B13];[Nodes.$B$2:.$B$100];0)" office:value-type="string" office:string-value="" calcext:value-type="error">
            <text:p>#NV</text:p>
          </table:table-cell>
          <table:table-cell table:formula="of:=MATCH([.C13];[Nodes.$B$2:.$B$100];0)" office:value-type="string" office:string-value="" calcext:value-type="error">
            <text:p>#NV</text:p>
          </table:table-cell>
          <table:table-cell table:formula="of:=OFFSET([Nodes.$B$1];[.I13];-1)" office:value-type="string" office:string-value="" calcext:value-type="error">
            <text:p>#NV</text:p>
          </table:table-cell>
          <table:table-cell table:formula="of:=OFFSET([Nodes.$B$1];[.J1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4]&amp;&quot; {name: '&quot;&amp;[.B14]&amp;&quot;'}),(d:&quot;&amp;[.L14]&amp;&quot;, {name: '&quot;&amp;[.C14]&amp;&quot;'}) CREATE (s)-[:&quot;&amp;[.A14]&amp;&quot; {&quot;&amp;[.$D$1]&amp;&quot;: '&quot;&amp;[.D14]&amp;IF([.E14]=&quot;&quot;;&quot;&quot;;&quot;', &quot;&amp;[.$E$1]&amp;&quot;: '&quot;&amp;[.E14])&amp;IF([.F14]=&quot;&quot;;&quot;&quot;;&quot;', &quot;&amp;[.$F$1]&amp;&quot;: '&quot;&amp;[.F14])&amp;&quot;'}]-&gt;(d);&quot;" office:value-type="string" office:string-value="" calcext:value-type="error">
            <text:p>#NV</text:p>
          </table:table-cell>
          <table:table-cell table:formula="of:=MATCH([.B14];[Nodes.$B$2:.$B$100];0)" office:value-type="string" office:string-value="" calcext:value-type="error">
            <text:p>#NV</text:p>
          </table:table-cell>
          <table:table-cell table:formula="of:=MATCH([.C14];[Nodes.$B$2:.$B$100];0)" office:value-type="string" office:string-value="" calcext:value-type="error">
            <text:p>#NV</text:p>
          </table:table-cell>
          <table:table-cell table:formula="of:=OFFSET([Nodes.$B$1];[.I14];-1)" office:value-type="string" office:string-value="" calcext:value-type="error">
            <text:p>#NV</text:p>
          </table:table-cell>
          <table:table-cell table:formula="of:=OFFSET([Nodes.$B$1];[.J1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5]&amp;&quot; {name: '&quot;&amp;[.B15]&amp;&quot;'}),(d:&quot;&amp;[.L15]&amp;&quot;, {name: '&quot;&amp;[.C15]&amp;&quot;'}) CREATE (s)-[:&quot;&amp;[.A15]&amp;&quot; {&quot;&amp;[.$D$1]&amp;&quot;: '&quot;&amp;[.D15]&amp;IF([.E15]=&quot;&quot;;&quot;&quot;;&quot;', &quot;&amp;[.$E$1]&amp;&quot;: '&quot;&amp;[.E15])&amp;IF([.F15]=&quot;&quot;;&quot;&quot;;&quot;', &quot;&amp;[.$F$1]&amp;&quot;: '&quot;&amp;[.F15])&amp;&quot;'}]-&gt;(d);&quot;" office:value-type="string" office:string-value="" calcext:value-type="error">
            <text:p>#NV</text:p>
          </table:table-cell>
          <table:table-cell table:formula="of:=MATCH([.B15];[Nodes.$B$2:.$B$100];0)" office:value-type="string" office:string-value="" calcext:value-type="error">
            <text:p>#NV</text:p>
          </table:table-cell>
          <table:table-cell table:formula="of:=MATCH([.C15];[Nodes.$B$2:.$B$100];0)" office:value-type="string" office:string-value="" calcext:value-type="error">
            <text:p>#NV</text:p>
          </table:table-cell>
          <table:table-cell table:formula="of:=OFFSET([Nodes.$B$1];[.I15];-1)" office:value-type="string" office:string-value="" calcext:value-type="error">
            <text:p>#NV</text:p>
          </table:table-cell>
          <table:table-cell table:formula="of:=OFFSET([Nodes.$B$1];[.J1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6]&amp;&quot; {name: '&quot;&amp;[.B16]&amp;&quot;'}),(d:&quot;&amp;[.L16]&amp;&quot;, {name: '&quot;&amp;[.C16]&amp;&quot;'}) CREATE (s)-[:&quot;&amp;[.A16]&amp;&quot; {&quot;&amp;[.$D$1]&amp;&quot;: '&quot;&amp;[.D16]&amp;IF([.E16]=&quot;&quot;;&quot;&quot;;&quot;', &quot;&amp;[.$E$1]&amp;&quot;: '&quot;&amp;[.E16])&amp;IF([.F16]=&quot;&quot;;&quot;&quot;;&quot;', &quot;&amp;[.$F$1]&amp;&quot;: '&quot;&amp;[.F16])&amp;&quot;'}]-&gt;(d);&quot;" office:value-type="string" office:string-value="" calcext:value-type="error">
            <text:p>#NV</text:p>
          </table:table-cell>
          <table:table-cell table:formula="of:=MATCH([.B16];[Nodes.$B$2:.$B$100];0)" office:value-type="string" office:string-value="" calcext:value-type="error">
            <text:p>#NV</text:p>
          </table:table-cell>
          <table:table-cell table:formula="of:=MATCH([.C16];[Nodes.$B$2:.$B$100];0)" office:value-type="string" office:string-value="" calcext:value-type="error">
            <text:p>#NV</text:p>
          </table:table-cell>
          <table:table-cell table:formula="of:=OFFSET([Nodes.$B$1];[.I16];-1)" office:value-type="string" office:string-value="" calcext:value-type="error">
            <text:p>#NV</text:p>
          </table:table-cell>
          <table:table-cell table:formula="of:=OFFSET([Nodes.$B$1];[.J1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7]&amp;&quot; {name: '&quot;&amp;[.B17]&amp;&quot;'}),(d:&quot;&amp;[.L17]&amp;&quot;, {name: '&quot;&amp;[.C17]&amp;&quot;'}) CREATE (s)-[:&quot;&amp;[.A17]&amp;&quot; {&quot;&amp;[.$D$1]&amp;&quot;: '&quot;&amp;[.D17]&amp;IF([.E17]=&quot;&quot;;&quot;&quot;;&quot;', &quot;&amp;[.$E$1]&amp;&quot;: '&quot;&amp;[.E17])&amp;IF([.F17]=&quot;&quot;;&quot;&quot;;&quot;', &quot;&amp;[.$F$1]&amp;&quot;: '&quot;&amp;[.F17])&amp;&quot;'}]-&gt;(d);&quot;" office:value-type="string" office:string-value="" calcext:value-type="error">
            <text:p>#NV</text:p>
          </table:table-cell>
          <table:table-cell table:formula="of:=MATCH([.B17];[Nodes.$B$2:.$B$100];0)" office:value-type="string" office:string-value="" calcext:value-type="error">
            <text:p>#NV</text:p>
          </table:table-cell>
          <table:table-cell table:formula="of:=MATCH([.C17];[Nodes.$B$2:.$B$100];0)" office:value-type="string" office:string-value="" calcext:value-type="error">
            <text:p>#NV</text:p>
          </table:table-cell>
          <table:table-cell table:formula="of:=OFFSET([Nodes.$B$1];[.I17];-1)" office:value-type="string" office:string-value="" calcext:value-type="error">
            <text:p>#NV</text:p>
          </table:table-cell>
          <table:table-cell table:formula="of:=OFFSET([Nodes.$B$1];[.J1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8]&amp;&quot; {name: '&quot;&amp;[.B18]&amp;&quot;'}),(d:&quot;&amp;[.L18]&amp;&quot;, {name: '&quot;&amp;[.C18]&amp;&quot;'}) CREATE (s)-[:&quot;&amp;[.A18]&amp;&quot; {&quot;&amp;[.$D$1]&amp;&quot;: '&quot;&amp;[.D18]&amp;IF([.E18]=&quot;&quot;;&quot;&quot;;&quot;', &quot;&amp;[.$E$1]&amp;&quot;: '&quot;&amp;[.E18])&amp;IF([.F18]=&quot;&quot;;&quot;&quot;;&quot;', &quot;&amp;[.$F$1]&amp;&quot;: '&quot;&amp;[.F18])&amp;&quot;'}]-&gt;(d);&quot;" office:value-type="string" office:string-value="" calcext:value-type="error">
            <text:p>#NV</text:p>
          </table:table-cell>
          <table:table-cell table:formula="of:=MATCH([.B18];[Nodes.$B$2:.$B$100];0)" office:value-type="string" office:string-value="" calcext:value-type="error">
            <text:p>#NV</text:p>
          </table:table-cell>
          <table:table-cell table:formula="of:=MATCH([.C18];[Nodes.$B$2:.$B$100];0)" office:value-type="string" office:string-value="" calcext:value-type="error">
            <text:p>#NV</text:p>
          </table:table-cell>
          <table:table-cell table:formula="of:=OFFSET([Nodes.$B$1];[.I18];-1)" office:value-type="string" office:string-value="" calcext:value-type="error">
            <text:p>#NV</text:p>
          </table:table-cell>
          <table:table-cell table:formula="of:=OFFSET([Nodes.$B$1];[.J1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9]&amp;&quot; {name: '&quot;&amp;[.B19]&amp;&quot;'}),(d:&quot;&amp;[.L19]&amp;&quot;, {name: '&quot;&amp;[.C19]&amp;&quot;'}) CREATE (s)-[:&quot;&amp;[.A19]&amp;&quot; {&quot;&amp;[.$D$1]&amp;&quot;: '&quot;&amp;[.D19]&amp;IF([.E19]=&quot;&quot;;&quot;&quot;;&quot;', &quot;&amp;[.$E$1]&amp;&quot;: '&quot;&amp;[.E19])&amp;IF([.F19]=&quot;&quot;;&quot;&quot;;&quot;', &quot;&amp;[.$F$1]&amp;&quot;: '&quot;&amp;[.F19])&amp;&quot;'}]-&gt;(d);&quot;" office:value-type="string" office:string-value="" calcext:value-type="error">
            <text:p>#NV</text:p>
          </table:table-cell>
          <table:table-cell table:formula="of:=MATCH([.B19];[Nodes.$B$2:.$B$100];0)" office:value-type="string" office:string-value="" calcext:value-type="error">
            <text:p>#NV</text:p>
          </table:table-cell>
          <table:table-cell table:formula="of:=MATCH([.C19];[Nodes.$B$2:.$B$100];0)" office:value-type="string" office:string-value="" calcext:value-type="error">
            <text:p>#NV</text:p>
          </table:table-cell>
          <table:table-cell table:formula="of:=OFFSET([Nodes.$B$1];[.I19];-1)" office:value-type="string" office:string-value="" calcext:value-type="error">
            <text:p>#NV</text:p>
          </table:table-cell>
          <table:table-cell table:formula="of:=OFFSET([Nodes.$B$1];[.J1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0]&amp;&quot; {name: '&quot;&amp;[.B20]&amp;&quot;'}),(d:&quot;&amp;[.L20]&amp;&quot;, {name: '&quot;&amp;[.C20]&amp;&quot;'}) CREATE (s)-[:&quot;&amp;[.A20]&amp;&quot; {&quot;&amp;[.$D$1]&amp;&quot;: '&quot;&amp;[.D20]&amp;IF([.E20]=&quot;&quot;;&quot;&quot;;&quot;', &quot;&amp;[.$E$1]&amp;&quot;: '&quot;&amp;[.E20])&amp;IF([.F20]=&quot;&quot;;&quot;&quot;;&quot;', &quot;&amp;[.$F$1]&amp;&quot;: '&quot;&amp;[.F20])&amp;&quot;'}]-&gt;(d);&quot;" office:value-type="string" office:string-value="" calcext:value-type="error">
            <text:p>#NV</text:p>
          </table:table-cell>
          <table:table-cell table:formula="of:=MATCH([.B20];[Nodes.$B$2:.$B$100];0)" office:value-type="string" office:string-value="" calcext:value-type="error">
            <text:p>#NV</text:p>
          </table:table-cell>
          <table:table-cell table:formula="of:=MATCH([.C20];[Nodes.$B$2:.$B$100];0)" office:value-type="string" office:string-value="" calcext:value-type="error">
            <text:p>#NV</text:p>
          </table:table-cell>
          <table:table-cell table:formula="of:=OFFSET([Nodes.$B$1];[.I20];-1)" office:value-type="string" office:string-value="" calcext:value-type="error">
            <text:p>#NV</text:p>
          </table:table-cell>
          <table:table-cell table:formula="of:=OFFSET([Nodes.$B$1];[.J2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1]&amp;&quot; {name: '&quot;&amp;[.B21]&amp;&quot;'}),(d:&quot;&amp;[.L21]&amp;&quot;, {name: '&quot;&amp;[.C21]&amp;&quot;'}) CREATE (s)-[:&quot;&amp;[.A21]&amp;&quot; {&quot;&amp;[.$D$1]&amp;&quot;: '&quot;&amp;[.D21]&amp;IF([.E21]=&quot;&quot;;&quot;&quot;;&quot;', &quot;&amp;[.$E$1]&amp;&quot;: '&quot;&amp;[.E21])&amp;IF([.F21]=&quot;&quot;;&quot;&quot;;&quot;', &quot;&amp;[.$F$1]&amp;&quot;: '&quot;&amp;[.F21])&amp;&quot;'}]-&gt;(d);&quot;" office:value-type="string" office:string-value="" calcext:value-type="error">
            <text:p>#NV</text:p>
          </table:table-cell>
          <table:table-cell table:formula="of:=MATCH([.B21];[Nodes.$B$2:.$B$100];0)" office:value-type="string" office:string-value="" calcext:value-type="error">
            <text:p>#NV</text:p>
          </table:table-cell>
          <table:table-cell table:formula="of:=MATCH([.C21];[Nodes.$B$2:.$B$100];0)" office:value-type="string" office:string-value="" calcext:value-type="error">
            <text:p>#NV</text:p>
          </table:table-cell>
          <table:table-cell table:formula="of:=OFFSET([Nodes.$B$1];[.I21];-1)" office:value-type="string" office:string-value="" calcext:value-type="error">
            <text:p>#NV</text:p>
          </table:table-cell>
          <table:table-cell table:formula="of:=OFFSET([Nodes.$B$1];[.J2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2]&amp;&quot; {name: '&quot;&amp;[.B22]&amp;&quot;'}),(d:&quot;&amp;[.L22]&amp;&quot;, {name: '&quot;&amp;[.C22]&amp;&quot;'}) CREATE (s)-[:&quot;&amp;[.A22]&amp;&quot; {&quot;&amp;[.$D$1]&amp;&quot;: '&quot;&amp;[.D22]&amp;IF([.E22]=&quot;&quot;;&quot;&quot;;&quot;', &quot;&amp;[.$E$1]&amp;&quot;: '&quot;&amp;[.E22])&amp;IF([.F22]=&quot;&quot;;&quot;&quot;;&quot;', &quot;&amp;[.$F$1]&amp;&quot;: '&quot;&amp;[.F22])&amp;&quot;'}]-&gt;(d);&quot;" office:value-type="string" office:string-value="" calcext:value-type="error">
            <text:p>#NV</text:p>
          </table:table-cell>
          <table:table-cell table:formula="of:=MATCH([.B22];[Nodes.$B$2:.$B$100];0)" office:value-type="string" office:string-value="" calcext:value-type="error">
            <text:p>#NV</text:p>
          </table:table-cell>
          <table:table-cell table:formula="of:=MATCH([.C22];[Nodes.$B$2:.$B$100];0)" office:value-type="string" office:string-value="" calcext:value-type="error">
            <text:p>#NV</text:p>
          </table:table-cell>
          <table:table-cell table:formula="of:=OFFSET([Nodes.$B$1];[.I22];-1)" office:value-type="string" office:string-value="" calcext:value-type="error">
            <text:p>#NV</text:p>
          </table:table-cell>
          <table:table-cell table:formula="of:=OFFSET([Nodes.$B$1];[.J2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3]&amp;&quot; {name: '&quot;&amp;[.B23]&amp;&quot;'}),(d:&quot;&amp;[.L23]&amp;&quot;, {name: '&quot;&amp;[.C23]&amp;&quot;'}) CREATE (s)-[:&quot;&amp;[.A23]&amp;&quot; {&quot;&amp;[.$D$1]&amp;&quot;: '&quot;&amp;[.D23]&amp;IF([.E23]=&quot;&quot;;&quot;&quot;;&quot;', &quot;&amp;[.$E$1]&amp;&quot;: '&quot;&amp;[.E23])&amp;IF([.F23]=&quot;&quot;;&quot;&quot;;&quot;', &quot;&amp;[.$F$1]&amp;&quot;: '&quot;&amp;[.F23])&amp;&quot;'}]-&gt;(d);&quot;" office:value-type="string" office:string-value="" calcext:value-type="error">
            <text:p>#NV</text:p>
          </table:table-cell>
          <table:table-cell table:formula="of:=MATCH([.B23];[Nodes.$B$2:.$B$100];0)" office:value-type="string" office:string-value="" calcext:value-type="error">
            <text:p>#NV</text:p>
          </table:table-cell>
          <table:table-cell table:formula="of:=MATCH([.C23];[Nodes.$B$2:.$B$100];0)" office:value-type="string" office:string-value="" calcext:value-type="error">
            <text:p>#NV</text:p>
          </table:table-cell>
          <table:table-cell table:formula="of:=OFFSET([Nodes.$B$1];[.I23];-1)" office:value-type="string" office:string-value="" calcext:value-type="error">
            <text:p>#NV</text:p>
          </table:table-cell>
          <table:table-cell table:formula="of:=OFFSET([Nodes.$B$1];[.J2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4]&amp;&quot; {name: '&quot;&amp;[.B24]&amp;&quot;'}),(d:&quot;&amp;[.L24]&amp;&quot;, {name: '&quot;&amp;[.C24]&amp;&quot;'}) CREATE (s)-[:&quot;&amp;[.A24]&amp;&quot; {&quot;&amp;[.$D$1]&amp;&quot;: '&quot;&amp;[.D24]&amp;IF([.E24]=&quot;&quot;;&quot;&quot;;&quot;', &quot;&amp;[.$E$1]&amp;&quot;: '&quot;&amp;[.E24])&amp;IF([.F24]=&quot;&quot;;&quot;&quot;;&quot;', &quot;&amp;[.$F$1]&amp;&quot;: '&quot;&amp;[.F24])&amp;&quot;'}]-&gt;(d);&quot;" office:value-type="string" office:string-value="" calcext:value-type="error">
            <text:p>#NV</text:p>
          </table:table-cell>
          <table:table-cell table:formula="of:=MATCH([.B24];[Nodes.$B$2:.$B$100];0)" office:value-type="string" office:string-value="" calcext:value-type="error">
            <text:p>#NV</text:p>
          </table:table-cell>
          <table:table-cell table:formula="of:=MATCH([.C24];[Nodes.$B$2:.$B$100];0)" office:value-type="string" office:string-value="" calcext:value-type="error">
            <text:p>#NV</text:p>
          </table:table-cell>
          <table:table-cell table:formula="of:=OFFSET([Nodes.$B$1];[.I24];-1)" office:value-type="string" office:string-value="" calcext:value-type="error">
            <text:p>#NV</text:p>
          </table:table-cell>
          <table:table-cell table:formula="of:=OFFSET([Nodes.$B$1];[.J2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5]&amp;&quot; {name: '&quot;&amp;[.B25]&amp;&quot;'}),(d:&quot;&amp;[.L25]&amp;&quot;, {name: '&quot;&amp;[.C25]&amp;&quot;'}) CREATE (s)-[:&quot;&amp;[.A25]&amp;&quot; {&quot;&amp;[.$D$1]&amp;&quot;: '&quot;&amp;[.D25]&amp;IF([.E25]=&quot;&quot;;&quot;&quot;;&quot;', &quot;&amp;[.$E$1]&amp;&quot;: '&quot;&amp;[.E25])&amp;IF([.F25]=&quot;&quot;;&quot;&quot;;&quot;', &quot;&amp;[.$F$1]&amp;&quot;: '&quot;&amp;[.F25])&amp;&quot;'}]-&gt;(d);&quot;" office:value-type="string" office:string-value="" calcext:value-type="error">
            <text:p>#NV</text:p>
          </table:table-cell>
          <table:table-cell table:formula="of:=MATCH([.B25];[Nodes.$B$2:.$B$100];0)" office:value-type="string" office:string-value="" calcext:value-type="error">
            <text:p>#NV</text:p>
          </table:table-cell>
          <table:table-cell table:formula="of:=MATCH([.C25];[Nodes.$B$2:.$B$100];0)" office:value-type="string" office:string-value="" calcext:value-type="error">
            <text:p>#NV</text:p>
          </table:table-cell>
          <table:table-cell table:formula="of:=OFFSET([Nodes.$B$1];[.I25];-1)" office:value-type="string" office:string-value="" calcext:value-type="error">
            <text:p>#NV</text:p>
          </table:table-cell>
          <table:table-cell table:formula="of:=OFFSET([Nodes.$B$1];[.J2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6]&amp;&quot; {name: '&quot;&amp;[.B26]&amp;&quot;'}),(d:&quot;&amp;[.L26]&amp;&quot;, {name: '&quot;&amp;[.C26]&amp;&quot;'}) CREATE (s)-[:&quot;&amp;[.A26]&amp;&quot; {&quot;&amp;[.$D$1]&amp;&quot;: '&quot;&amp;[.D26]&amp;IF([.E26]=&quot;&quot;;&quot;&quot;;&quot;', &quot;&amp;[.$E$1]&amp;&quot;: '&quot;&amp;[.E26])&amp;IF([.F26]=&quot;&quot;;&quot;&quot;;&quot;', &quot;&amp;[.$F$1]&amp;&quot;: '&quot;&amp;[.F26])&amp;&quot;'}]-&gt;(d);&quot;" office:value-type="string" office:string-value="" calcext:value-type="error">
            <text:p>#NV</text:p>
          </table:table-cell>
          <table:table-cell table:formula="of:=MATCH([.B26];[Nodes.$B$2:.$B$100];0)" office:value-type="string" office:string-value="" calcext:value-type="error">
            <text:p>#NV</text:p>
          </table:table-cell>
          <table:table-cell table:formula="of:=MATCH([.C26];[Nodes.$B$2:.$B$100];0)" office:value-type="string" office:string-value="" calcext:value-type="error">
            <text:p>#NV</text:p>
          </table:table-cell>
          <table:table-cell table:formula="of:=OFFSET([Nodes.$B$1];[.I26];-1)" office:value-type="string" office:string-value="" calcext:value-type="error">
            <text:p>#NV</text:p>
          </table:table-cell>
          <table:table-cell table:formula="of:=OFFSET([Nodes.$B$1];[.J2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7]&amp;&quot; {name: '&quot;&amp;[.B27]&amp;&quot;'}),(d:&quot;&amp;[.L27]&amp;&quot;, {name: '&quot;&amp;[.C27]&amp;&quot;'}) CREATE (s)-[:&quot;&amp;[.A27]&amp;&quot; {&quot;&amp;[.$D$1]&amp;&quot;: '&quot;&amp;[.D27]&amp;IF([.E27]=&quot;&quot;;&quot;&quot;;&quot;', &quot;&amp;[.$E$1]&amp;&quot;: '&quot;&amp;[.E27])&amp;IF([.F27]=&quot;&quot;;&quot;&quot;;&quot;', &quot;&amp;[.$F$1]&amp;&quot;: '&quot;&amp;[.F27])&amp;&quot;'}]-&gt;(d);&quot;" office:value-type="string" office:string-value="" calcext:value-type="error">
            <text:p>#NV</text:p>
          </table:table-cell>
          <table:table-cell table:formula="of:=MATCH([.B27];[Nodes.$B$2:.$B$100];0)" office:value-type="string" office:string-value="" calcext:value-type="error">
            <text:p>#NV</text:p>
          </table:table-cell>
          <table:table-cell table:formula="of:=MATCH([.C27];[Nodes.$B$2:.$B$100];0)" office:value-type="string" office:string-value="" calcext:value-type="error">
            <text:p>#NV</text:p>
          </table:table-cell>
          <table:table-cell table:formula="of:=OFFSET([Nodes.$B$1];[.I27];-1)" office:value-type="string" office:string-value="" calcext:value-type="error">
            <text:p>#NV</text:p>
          </table:table-cell>
          <table:table-cell table:formula="of:=OFFSET([Nodes.$B$1];[.J2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8]&amp;&quot; {name: '&quot;&amp;[.B28]&amp;&quot;'}),(d:&quot;&amp;[.L28]&amp;&quot;, {name: '&quot;&amp;[.C28]&amp;&quot;'}) CREATE (s)-[:&quot;&amp;[.A28]&amp;&quot; {&quot;&amp;[.$D$1]&amp;&quot;: '&quot;&amp;[.D28]&amp;IF([.E28]=&quot;&quot;;&quot;&quot;;&quot;', &quot;&amp;[.$E$1]&amp;&quot;: '&quot;&amp;[.E28])&amp;IF([.F28]=&quot;&quot;;&quot;&quot;;&quot;', &quot;&amp;[.$F$1]&amp;&quot;: '&quot;&amp;[.F28])&amp;&quot;'}]-&gt;(d);&quot;" office:value-type="string" office:string-value="" calcext:value-type="error">
            <text:p>#NV</text:p>
          </table:table-cell>
          <table:table-cell table:formula="of:=MATCH([.B28];[Nodes.$B$2:.$B$100];0)" office:value-type="string" office:string-value="" calcext:value-type="error">
            <text:p>#NV</text:p>
          </table:table-cell>
          <table:table-cell table:formula="of:=MATCH([.C28];[Nodes.$B$2:.$B$100];0)" office:value-type="string" office:string-value="" calcext:value-type="error">
            <text:p>#NV</text:p>
          </table:table-cell>
          <table:table-cell table:formula="of:=OFFSET([Nodes.$B$1];[.I28];-1)" office:value-type="string" office:string-value="" calcext:value-type="error">
            <text:p>#NV</text:p>
          </table:table-cell>
          <table:table-cell table:formula="of:=OFFSET([Nodes.$B$1];[.J2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29]&amp;&quot; {name: '&quot;&amp;[.B29]&amp;&quot;'}),(d:&quot;&amp;[.L29]&amp;&quot;, {name: '&quot;&amp;[.C29]&amp;&quot;'}) CREATE (s)-[:&quot;&amp;[.A29]&amp;&quot; {&quot;&amp;[.$D$1]&amp;&quot;: '&quot;&amp;[.D29]&amp;IF([.E29]=&quot;&quot;;&quot;&quot;;&quot;', &quot;&amp;[.$E$1]&amp;&quot;: '&quot;&amp;[.E29])&amp;IF([.F29]=&quot;&quot;;&quot;&quot;;&quot;', &quot;&amp;[.$F$1]&amp;&quot;: '&quot;&amp;[.F29])&amp;&quot;'}]-&gt;(d);&quot;" office:value-type="string" office:string-value="" calcext:value-type="error">
            <text:p>#NV</text:p>
          </table:table-cell>
          <table:table-cell table:formula="of:=MATCH([.B29];[Nodes.$B$2:.$B$100];0)" office:value-type="string" office:string-value="" calcext:value-type="error">
            <text:p>#NV</text:p>
          </table:table-cell>
          <table:table-cell table:formula="of:=MATCH([.C29];[Nodes.$B$2:.$B$100];0)" office:value-type="string" office:string-value="" calcext:value-type="error">
            <text:p>#NV</text:p>
          </table:table-cell>
          <table:table-cell table:formula="of:=OFFSET([Nodes.$B$1];[.I29];-1)" office:value-type="string" office:string-value="" calcext:value-type="error">
            <text:p>#NV</text:p>
          </table:table-cell>
          <table:table-cell table:formula="of:=OFFSET([Nodes.$B$1];[.J2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0]&amp;&quot; {name: '&quot;&amp;[.B30]&amp;&quot;'}),(d:&quot;&amp;[.L30]&amp;&quot;, {name: '&quot;&amp;[.C30]&amp;&quot;'}) CREATE (s)-[:&quot;&amp;[.A30]&amp;&quot; {&quot;&amp;[.$D$1]&amp;&quot;: '&quot;&amp;[.D30]&amp;IF([.E30]=&quot;&quot;;&quot;&quot;;&quot;', &quot;&amp;[.$E$1]&amp;&quot;: '&quot;&amp;[.E30])&amp;IF([.F30]=&quot;&quot;;&quot;&quot;;&quot;', &quot;&amp;[.$F$1]&amp;&quot;: '&quot;&amp;[.F30])&amp;&quot;'}]-&gt;(d);&quot;" office:value-type="string" office:string-value="" calcext:value-type="error">
            <text:p>#NV</text:p>
          </table:table-cell>
          <table:table-cell table:formula="of:=MATCH([.B30];[Nodes.$B$2:.$B$100];0)" office:value-type="string" office:string-value="" calcext:value-type="error">
            <text:p>#NV</text:p>
          </table:table-cell>
          <table:table-cell table:formula="of:=MATCH([.C30];[Nodes.$B$2:.$B$100];0)" office:value-type="string" office:string-value="" calcext:value-type="error">
            <text:p>#NV</text:p>
          </table:table-cell>
          <table:table-cell table:formula="of:=OFFSET([Nodes.$B$1];[.I30];-1)" office:value-type="string" office:string-value="" calcext:value-type="error">
            <text:p>#NV</text:p>
          </table:table-cell>
          <table:table-cell table:formula="of:=OFFSET([Nodes.$B$1];[.J3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1]&amp;&quot; {name: '&quot;&amp;[.B31]&amp;&quot;'}),(d:&quot;&amp;[.L31]&amp;&quot;, {name: '&quot;&amp;[.C31]&amp;&quot;'}) CREATE (s)-[:&quot;&amp;[.A31]&amp;&quot; {&quot;&amp;[.$D$1]&amp;&quot;: '&quot;&amp;[.D31]&amp;IF([.E31]=&quot;&quot;;&quot;&quot;;&quot;', &quot;&amp;[.$E$1]&amp;&quot;: '&quot;&amp;[.E31])&amp;IF([.F31]=&quot;&quot;;&quot;&quot;;&quot;', &quot;&amp;[.$F$1]&amp;&quot;: '&quot;&amp;[.F31])&amp;&quot;'}]-&gt;(d);&quot;" office:value-type="string" office:string-value="" calcext:value-type="error">
            <text:p>#NV</text:p>
          </table:table-cell>
          <table:table-cell table:formula="of:=MATCH([.B31];[Nodes.$B$2:.$B$100];0)" office:value-type="string" office:string-value="" calcext:value-type="error">
            <text:p>#NV</text:p>
          </table:table-cell>
          <table:table-cell table:formula="of:=MATCH([.C31];[Nodes.$B$2:.$B$100];0)" office:value-type="string" office:string-value="" calcext:value-type="error">
            <text:p>#NV</text:p>
          </table:table-cell>
          <table:table-cell table:formula="of:=OFFSET([Nodes.$B$1];[.I31];-1)" office:value-type="string" office:string-value="" calcext:value-type="error">
            <text:p>#NV</text:p>
          </table:table-cell>
          <table:table-cell table:formula="of:=OFFSET([Nodes.$B$1];[.J3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2]&amp;&quot; {name: '&quot;&amp;[.B32]&amp;&quot;'}),(d:&quot;&amp;[.L32]&amp;&quot;, {name: '&quot;&amp;[.C32]&amp;&quot;'}) CREATE (s)-[:&quot;&amp;[.A32]&amp;&quot; {&quot;&amp;[.$D$1]&amp;&quot;: '&quot;&amp;[.D32]&amp;IF([.E32]=&quot;&quot;;&quot;&quot;;&quot;', &quot;&amp;[.$E$1]&amp;&quot;: '&quot;&amp;[.E32])&amp;IF([.F32]=&quot;&quot;;&quot;&quot;;&quot;', &quot;&amp;[.$F$1]&amp;&quot;: '&quot;&amp;[.F32])&amp;&quot;'}]-&gt;(d);&quot;" office:value-type="string" office:string-value="" calcext:value-type="error">
            <text:p>#NV</text:p>
          </table:table-cell>
          <table:table-cell table:formula="of:=MATCH([.B32];[Nodes.$B$2:.$B$100];0)" office:value-type="string" office:string-value="" calcext:value-type="error">
            <text:p>#NV</text:p>
          </table:table-cell>
          <table:table-cell table:formula="of:=MATCH([.C32];[Nodes.$B$2:.$B$100];0)" office:value-type="string" office:string-value="" calcext:value-type="error">
            <text:p>#NV</text:p>
          </table:table-cell>
          <table:table-cell table:formula="of:=OFFSET([Nodes.$B$1];[.I32];-1)" office:value-type="string" office:string-value="" calcext:value-type="error">
            <text:p>#NV</text:p>
          </table:table-cell>
          <table:table-cell table:formula="of:=OFFSET([Nodes.$B$1];[.J3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3]&amp;&quot; {name: '&quot;&amp;[.B33]&amp;&quot;'}),(d:&quot;&amp;[.L33]&amp;&quot;, {name: '&quot;&amp;[.C33]&amp;&quot;'}) CREATE (s)-[:&quot;&amp;[.A33]&amp;&quot; {&quot;&amp;[.$D$1]&amp;&quot;: '&quot;&amp;[.D33]&amp;IF([.E33]=&quot;&quot;;&quot;&quot;;&quot;', &quot;&amp;[.$E$1]&amp;&quot;: '&quot;&amp;[.E33])&amp;IF([.F33]=&quot;&quot;;&quot;&quot;;&quot;', &quot;&amp;[.$F$1]&amp;&quot;: '&quot;&amp;[.F33])&amp;&quot;'}]-&gt;(d);&quot;" office:value-type="string" office:string-value="" calcext:value-type="error">
            <text:p>#NV</text:p>
          </table:table-cell>
          <table:table-cell table:formula="of:=MATCH([.B33];[Nodes.$B$2:.$B$100];0)" office:value-type="string" office:string-value="" calcext:value-type="error">
            <text:p>#NV</text:p>
          </table:table-cell>
          <table:table-cell table:formula="of:=MATCH([.C33];[Nodes.$B$2:.$B$100];0)" office:value-type="string" office:string-value="" calcext:value-type="error">
            <text:p>#NV</text:p>
          </table:table-cell>
          <table:table-cell table:formula="of:=OFFSET([Nodes.$B$1];[.I33];-1)" office:value-type="string" office:string-value="" calcext:value-type="error">
            <text:p>#NV</text:p>
          </table:table-cell>
          <table:table-cell table:formula="of:=OFFSET([Nodes.$B$1];[.J3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4]&amp;&quot; {name: '&quot;&amp;[.B34]&amp;&quot;'}),(d:&quot;&amp;[.L34]&amp;&quot;, {name: '&quot;&amp;[.C34]&amp;&quot;'}) CREATE (s)-[:&quot;&amp;[.A34]&amp;&quot; {&quot;&amp;[.$D$1]&amp;&quot;: '&quot;&amp;[.D34]&amp;IF([.E34]=&quot;&quot;;&quot;&quot;;&quot;', &quot;&amp;[.$E$1]&amp;&quot;: '&quot;&amp;[.E34])&amp;IF([.F34]=&quot;&quot;;&quot;&quot;;&quot;', &quot;&amp;[.$F$1]&amp;&quot;: '&quot;&amp;[.F34])&amp;&quot;'}]-&gt;(d);&quot;" office:value-type="string" office:string-value="" calcext:value-type="error">
            <text:p>#NV</text:p>
          </table:table-cell>
          <table:table-cell table:formula="of:=MATCH([.B34];[Nodes.$B$2:.$B$100];0)" office:value-type="string" office:string-value="" calcext:value-type="error">
            <text:p>#NV</text:p>
          </table:table-cell>
          <table:table-cell table:formula="of:=MATCH([.C34];[Nodes.$B$2:.$B$100];0)" office:value-type="string" office:string-value="" calcext:value-type="error">
            <text:p>#NV</text:p>
          </table:table-cell>
          <table:table-cell table:formula="of:=OFFSET([Nodes.$B$1];[.I34];-1)" office:value-type="string" office:string-value="" calcext:value-type="error">
            <text:p>#NV</text:p>
          </table:table-cell>
          <table:table-cell table:formula="of:=OFFSET([Nodes.$B$1];[.J3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5]&amp;&quot; {name: '&quot;&amp;[.B35]&amp;&quot;'}),(d:&quot;&amp;[.L35]&amp;&quot;, {name: '&quot;&amp;[.C35]&amp;&quot;'}) CREATE (s)-[:&quot;&amp;[.A35]&amp;&quot; {&quot;&amp;[.$D$1]&amp;&quot;: '&quot;&amp;[.D35]&amp;IF([.E35]=&quot;&quot;;&quot;&quot;;&quot;', &quot;&amp;[.$E$1]&amp;&quot;: '&quot;&amp;[.E35])&amp;IF([.F35]=&quot;&quot;;&quot;&quot;;&quot;', &quot;&amp;[.$F$1]&amp;&quot;: '&quot;&amp;[.F35])&amp;&quot;'}]-&gt;(d);&quot;" office:value-type="string" office:string-value="" calcext:value-type="error">
            <text:p>#NV</text:p>
          </table:table-cell>
          <table:table-cell table:formula="of:=MATCH([.B35];[Nodes.$B$2:.$B$100];0)" office:value-type="string" office:string-value="" calcext:value-type="error">
            <text:p>#NV</text:p>
          </table:table-cell>
          <table:table-cell table:formula="of:=MATCH([.C35];[Nodes.$B$2:.$B$100];0)" office:value-type="string" office:string-value="" calcext:value-type="error">
            <text:p>#NV</text:p>
          </table:table-cell>
          <table:table-cell table:formula="of:=OFFSET([Nodes.$B$1];[.I35];-1)" office:value-type="string" office:string-value="" calcext:value-type="error">
            <text:p>#NV</text:p>
          </table:table-cell>
          <table:table-cell table:formula="of:=OFFSET([Nodes.$B$1];[.J3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6]&amp;&quot; {name: '&quot;&amp;[.B36]&amp;&quot;'}),(d:&quot;&amp;[.L36]&amp;&quot;, {name: '&quot;&amp;[.C36]&amp;&quot;'}) CREATE (s)-[:&quot;&amp;[.A36]&amp;&quot; {&quot;&amp;[.$D$1]&amp;&quot;: '&quot;&amp;[.D36]&amp;IF([.E36]=&quot;&quot;;&quot;&quot;;&quot;', &quot;&amp;[.$E$1]&amp;&quot;: '&quot;&amp;[.E36])&amp;IF([.F36]=&quot;&quot;;&quot;&quot;;&quot;', &quot;&amp;[.$F$1]&amp;&quot;: '&quot;&amp;[.F36])&amp;&quot;'}]-&gt;(d);&quot;" office:value-type="string" office:string-value="" calcext:value-type="error">
            <text:p>#NV</text:p>
          </table:table-cell>
          <table:table-cell table:formula="of:=MATCH([.B36];[Nodes.$B$2:.$B$100];0)" office:value-type="string" office:string-value="" calcext:value-type="error">
            <text:p>#NV</text:p>
          </table:table-cell>
          <table:table-cell table:formula="of:=MATCH([.C36];[Nodes.$B$2:.$B$100];0)" office:value-type="string" office:string-value="" calcext:value-type="error">
            <text:p>#NV</text:p>
          </table:table-cell>
          <table:table-cell table:formula="of:=OFFSET([Nodes.$B$1];[.I36];-1)" office:value-type="string" office:string-value="" calcext:value-type="error">
            <text:p>#NV</text:p>
          </table:table-cell>
          <table:table-cell table:formula="of:=OFFSET([Nodes.$B$1];[.J3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7]&amp;&quot; {name: '&quot;&amp;[.B37]&amp;&quot;'}),(d:&quot;&amp;[.L37]&amp;&quot;, {name: '&quot;&amp;[.C37]&amp;&quot;'}) CREATE (s)-[:&quot;&amp;[.A37]&amp;&quot; {&quot;&amp;[.$D$1]&amp;&quot;: '&quot;&amp;[.D37]&amp;IF([.E37]=&quot;&quot;;&quot;&quot;;&quot;', &quot;&amp;[.$E$1]&amp;&quot;: '&quot;&amp;[.E37])&amp;IF([.F37]=&quot;&quot;;&quot;&quot;;&quot;', &quot;&amp;[.$F$1]&amp;&quot;: '&quot;&amp;[.F37])&amp;&quot;'}]-&gt;(d);&quot;" office:value-type="string" office:string-value="" calcext:value-type="error">
            <text:p>#NV</text:p>
          </table:table-cell>
          <table:table-cell table:formula="of:=MATCH([.B37];[Nodes.$B$2:.$B$100];0)" office:value-type="string" office:string-value="" calcext:value-type="error">
            <text:p>#NV</text:p>
          </table:table-cell>
          <table:table-cell table:formula="of:=MATCH([.C37];[Nodes.$B$2:.$B$100];0)" office:value-type="string" office:string-value="" calcext:value-type="error">
            <text:p>#NV</text:p>
          </table:table-cell>
          <table:table-cell table:formula="of:=OFFSET([Nodes.$B$1];[.I37];-1)" office:value-type="string" office:string-value="" calcext:value-type="error">
            <text:p>#NV</text:p>
          </table:table-cell>
          <table:table-cell table:formula="of:=OFFSET([Nodes.$B$1];[.J3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8]&amp;&quot; {name: '&quot;&amp;[.B38]&amp;&quot;'}),(d:&quot;&amp;[.L38]&amp;&quot;, {name: '&quot;&amp;[.C38]&amp;&quot;'}) CREATE (s)-[:&quot;&amp;[.A38]&amp;&quot; {&quot;&amp;[.$D$1]&amp;&quot;: '&quot;&amp;[.D38]&amp;IF([.E38]=&quot;&quot;;&quot;&quot;;&quot;', &quot;&amp;[.$E$1]&amp;&quot;: '&quot;&amp;[.E38])&amp;IF([.F38]=&quot;&quot;;&quot;&quot;;&quot;', &quot;&amp;[.$F$1]&amp;&quot;: '&quot;&amp;[.F38])&amp;&quot;'}]-&gt;(d);&quot;" office:value-type="string" office:string-value="" calcext:value-type="error">
            <text:p>#NV</text:p>
          </table:table-cell>
          <table:table-cell table:formula="of:=MATCH([.B38];[Nodes.$B$2:.$B$100];0)" office:value-type="string" office:string-value="" calcext:value-type="error">
            <text:p>#NV</text:p>
          </table:table-cell>
          <table:table-cell table:formula="of:=MATCH([.C38];[Nodes.$B$2:.$B$100];0)" office:value-type="string" office:string-value="" calcext:value-type="error">
            <text:p>#NV</text:p>
          </table:table-cell>
          <table:table-cell table:formula="of:=OFFSET([Nodes.$B$1];[.I38];-1)" office:value-type="string" office:string-value="" calcext:value-type="error">
            <text:p>#NV</text:p>
          </table:table-cell>
          <table:table-cell table:formula="of:=OFFSET([Nodes.$B$1];[.J3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39]&amp;&quot; {name: '&quot;&amp;[.B39]&amp;&quot;'}),(d:&quot;&amp;[.L39]&amp;&quot;, {name: '&quot;&amp;[.C39]&amp;&quot;'}) CREATE (s)-[:&quot;&amp;[.A39]&amp;&quot; {&quot;&amp;[.$D$1]&amp;&quot;: '&quot;&amp;[.D39]&amp;IF([.E39]=&quot;&quot;;&quot;&quot;;&quot;', &quot;&amp;[.$E$1]&amp;&quot;: '&quot;&amp;[.E39])&amp;IF([.F39]=&quot;&quot;;&quot;&quot;;&quot;', &quot;&amp;[.$F$1]&amp;&quot;: '&quot;&amp;[.F39])&amp;&quot;'}]-&gt;(d);&quot;" office:value-type="string" office:string-value="" calcext:value-type="error">
            <text:p>#NV</text:p>
          </table:table-cell>
          <table:table-cell table:formula="of:=MATCH([.B39];[Nodes.$B$2:.$B$100];0)" office:value-type="string" office:string-value="" calcext:value-type="error">
            <text:p>#NV</text:p>
          </table:table-cell>
          <table:table-cell table:formula="of:=MATCH([.C39];[Nodes.$B$2:.$B$100];0)" office:value-type="string" office:string-value="" calcext:value-type="error">
            <text:p>#NV</text:p>
          </table:table-cell>
          <table:table-cell table:formula="of:=OFFSET([Nodes.$B$1];[.I39];-1)" office:value-type="string" office:string-value="" calcext:value-type="error">
            <text:p>#NV</text:p>
          </table:table-cell>
          <table:table-cell table:formula="of:=OFFSET([Nodes.$B$1];[.J3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0]&amp;&quot; {name: '&quot;&amp;[.B40]&amp;&quot;'}),(d:&quot;&amp;[.L40]&amp;&quot;, {name: '&quot;&amp;[.C40]&amp;&quot;'}) CREATE (s)-[:&quot;&amp;[.A40]&amp;&quot; {&quot;&amp;[.$D$1]&amp;&quot;: '&quot;&amp;[.D40]&amp;IF([.E40]=&quot;&quot;;&quot;&quot;;&quot;', &quot;&amp;[.$E$1]&amp;&quot;: '&quot;&amp;[.E40])&amp;IF([.F40]=&quot;&quot;;&quot;&quot;;&quot;', &quot;&amp;[.$F$1]&amp;&quot;: '&quot;&amp;[.F40])&amp;&quot;'}]-&gt;(d);&quot;" office:value-type="string" office:string-value="" calcext:value-type="error">
            <text:p>#NV</text:p>
          </table:table-cell>
          <table:table-cell table:formula="of:=MATCH([.B40];[Nodes.$B$2:.$B$100];0)" office:value-type="string" office:string-value="" calcext:value-type="error">
            <text:p>#NV</text:p>
          </table:table-cell>
          <table:table-cell table:formula="of:=MATCH([.C40];[Nodes.$B$2:.$B$100];0)" office:value-type="string" office:string-value="" calcext:value-type="error">
            <text:p>#NV</text:p>
          </table:table-cell>
          <table:table-cell table:formula="of:=OFFSET([Nodes.$B$1];[.I40];-1)" office:value-type="string" office:string-value="" calcext:value-type="error">
            <text:p>#NV</text:p>
          </table:table-cell>
          <table:table-cell table:formula="of:=OFFSET([Nodes.$B$1];[.J4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1]&amp;&quot; {name: '&quot;&amp;[.B41]&amp;&quot;'}),(d:&quot;&amp;[.L41]&amp;&quot;, {name: '&quot;&amp;[.C41]&amp;&quot;'}) CREATE (s)-[:&quot;&amp;[.A41]&amp;&quot; {&quot;&amp;[.$D$1]&amp;&quot;: '&quot;&amp;[.D41]&amp;IF([.E41]=&quot;&quot;;&quot;&quot;;&quot;', &quot;&amp;[.$E$1]&amp;&quot;: '&quot;&amp;[.E41])&amp;IF([.F41]=&quot;&quot;;&quot;&quot;;&quot;', &quot;&amp;[.$F$1]&amp;&quot;: '&quot;&amp;[.F41])&amp;&quot;'}]-&gt;(d);&quot;" office:value-type="string" office:string-value="" calcext:value-type="error">
            <text:p>#NV</text:p>
          </table:table-cell>
          <table:table-cell table:formula="of:=MATCH([.B41];[Nodes.$B$2:.$B$100];0)" office:value-type="string" office:string-value="" calcext:value-type="error">
            <text:p>#NV</text:p>
          </table:table-cell>
          <table:table-cell table:formula="of:=MATCH([.C41];[Nodes.$B$2:.$B$100];0)" office:value-type="string" office:string-value="" calcext:value-type="error">
            <text:p>#NV</text:p>
          </table:table-cell>
          <table:table-cell table:formula="of:=OFFSET([Nodes.$B$1];[.I41];-1)" office:value-type="string" office:string-value="" calcext:value-type="error">
            <text:p>#NV</text:p>
          </table:table-cell>
          <table:table-cell table:formula="of:=OFFSET([Nodes.$B$1];[.J4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2]&amp;&quot; {name: '&quot;&amp;[.B42]&amp;&quot;'}),(d:&quot;&amp;[.L42]&amp;&quot;, {name: '&quot;&amp;[.C42]&amp;&quot;'}) CREATE (s)-[:&quot;&amp;[.A42]&amp;&quot; {&quot;&amp;[.$D$1]&amp;&quot;: '&quot;&amp;[.D42]&amp;IF([.E42]=&quot;&quot;;&quot;&quot;;&quot;', &quot;&amp;[.$E$1]&amp;&quot;: '&quot;&amp;[.E42])&amp;IF([.F42]=&quot;&quot;;&quot;&quot;;&quot;', &quot;&amp;[.$F$1]&amp;&quot;: '&quot;&amp;[.F42])&amp;&quot;'}]-&gt;(d);&quot;" office:value-type="string" office:string-value="" calcext:value-type="error">
            <text:p>#NV</text:p>
          </table:table-cell>
          <table:table-cell table:formula="of:=MATCH([.B42];[Nodes.$B$2:.$B$100];0)" office:value-type="string" office:string-value="" calcext:value-type="error">
            <text:p>#NV</text:p>
          </table:table-cell>
          <table:table-cell table:formula="of:=MATCH([.C42];[Nodes.$B$2:.$B$100];0)" office:value-type="string" office:string-value="" calcext:value-type="error">
            <text:p>#NV</text:p>
          </table:table-cell>
          <table:table-cell table:formula="of:=OFFSET([Nodes.$B$1];[.I42];-1)" office:value-type="string" office:string-value="" calcext:value-type="error">
            <text:p>#NV</text:p>
          </table:table-cell>
          <table:table-cell table:formula="of:=OFFSET([Nodes.$B$1];[.J4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3]&amp;&quot; {name: '&quot;&amp;[.B43]&amp;&quot;'}),(d:&quot;&amp;[.L43]&amp;&quot;, {name: '&quot;&amp;[.C43]&amp;&quot;'}) CREATE (s)-[:&quot;&amp;[.A43]&amp;&quot; {&quot;&amp;[.$D$1]&amp;&quot;: '&quot;&amp;[.D43]&amp;IF([.E43]=&quot;&quot;;&quot;&quot;;&quot;', &quot;&amp;[.$E$1]&amp;&quot;: '&quot;&amp;[.E43])&amp;IF([.F43]=&quot;&quot;;&quot;&quot;;&quot;', &quot;&amp;[.$F$1]&amp;&quot;: '&quot;&amp;[.F43])&amp;&quot;'}]-&gt;(d);&quot;" office:value-type="string" office:string-value="" calcext:value-type="error">
            <text:p>#NV</text:p>
          </table:table-cell>
          <table:table-cell table:formula="of:=MATCH([.B43];[Nodes.$B$2:.$B$100];0)" office:value-type="string" office:string-value="" calcext:value-type="error">
            <text:p>#NV</text:p>
          </table:table-cell>
          <table:table-cell table:formula="of:=MATCH([.C43];[Nodes.$B$2:.$B$100];0)" office:value-type="string" office:string-value="" calcext:value-type="error">
            <text:p>#NV</text:p>
          </table:table-cell>
          <table:table-cell table:formula="of:=OFFSET([Nodes.$B$1];[.I43];-1)" office:value-type="string" office:string-value="" calcext:value-type="error">
            <text:p>#NV</text:p>
          </table:table-cell>
          <table:table-cell table:formula="of:=OFFSET([Nodes.$B$1];[.J4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4]&amp;&quot; {name: '&quot;&amp;[.B44]&amp;&quot;'}),(d:&quot;&amp;[.L44]&amp;&quot;, {name: '&quot;&amp;[.C44]&amp;&quot;'}) CREATE (s)-[:&quot;&amp;[.A44]&amp;&quot; {&quot;&amp;[.$D$1]&amp;&quot;: '&quot;&amp;[.D44]&amp;IF([.E44]=&quot;&quot;;&quot;&quot;;&quot;', &quot;&amp;[.$E$1]&amp;&quot;: '&quot;&amp;[.E44])&amp;IF([.F44]=&quot;&quot;;&quot;&quot;;&quot;', &quot;&amp;[.$F$1]&amp;&quot;: '&quot;&amp;[.F44])&amp;&quot;'}]-&gt;(d);&quot;" office:value-type="string" office:string-value="" calcext:value-type="error">
            <text:p>#NV</text:p>
          </table:table-cell>
          <table:table-cell table:formula="of:=MATCH([.B44];[Nodes.$B$2:.$B$100];0)" office:value-type="string" office:string-value="" calcext:value-type="error">
            <text:p>#NV</text:p>
          </table:table-cell>
          <table:table-cell table:formula="of:=MATCH([.C44];[Nodes.$B$2:.$B$100];0)" office:value-type="string" office:string-value="" calcext:value-type="error">
            <text:p>#NV</text:p>
          </table:table-cell>
          <table:table-cell table:formula="of:=OFFSET([Nodes.$B$1];[.I44];-1)" office:value-type="string" office:string-value="" calcext:value-type="error">
            <text:p>#NV</text:p>
          </table:table-cell>
          <table:table-cell table:formula="of:=OFFSET([Nodes.$B$1];[.J4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5]&amp;&quot; {name: '&quot;&amp;[.B45]&amp;&quot;'}),(d:&quot;&amp;[.L45]&amp;&quot;, {name: '&quot;&amp;[.C45]&amp;&quot;'}) CREATE (s)-[:&quot;&amp;[.A45]&amp;&quot; {&quot;&amp;[.$D$1]&amp;&quot;: '&quot;&amp;[.D45]&amp;IF([.E45]=&quot;&quot;;&quot;&quot;;&quot;', &quot;&amp;[.$E$1]&amp;&quot;: '&quot;&amp;[.E45])&amp;IF([.F45]=&quot;&quot;;&quot;&quot;;&quot;', &quot;&amp;[.$F$1]&amp;&quot;: '&quot;&amp;[.F45])&amp;&quot;'}]-&gt;(d);&quot;" office:value-type="string" office:string-value="" calcext:value-type="error">
            <text:p>#NV</text:p>
          </table:table-cell>
          <table:table-cell table:formula="of:=MATCH([.B45];[Nodes.$B$2:.$B$100];0)" office:value-type="string" office:string-value="" calcext:value-type="error">
            <text:p>#NV</text:p>
          </table:table-cell>
          <table:table-cell table:formula="of:=MATCH([.C45];[Nodes.$B$2:.$B$100];0)" office:value-type="string" office:string-value="" calcext:value-type="error">
            <text:p>#NV</text:p>
          </table:table-cell>
          <table:table-cell table:formula="of:=OFFSET([Nodes.$B$1];[.I45];-1)" office:value-type="string" office:string-value="" calcext:value-type="error">
            <text:p>#NV</text:p>
          </table:table-cell>
          <table:table-cell table:formula="of:=OFFSET([Nodes.$B$1];[.J4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6]&amp;&quot; {name: '&quot;&amp;[.B46]&amp;&quot;'}),(d:&quot;&amp;[.L46]&amp;&quot;, {name: '&quot;&amp;[.C46]&amp;&quot;'}) CREATE (s)-[:&quot;&amp;[.A46]&amp;&quot; {&quot;&amp;[.$D$1]&amp;&quot;: '&quot;&amp;[.D46]&amp;IF([.E46]=&quot;&quot;;&quot;&quot;;&quot;', &quot;&amp;[.$E$1]&amp;&quot;: '&quot;&amp;[.E46])&amp;IF([.F46]=&quot;&quot;;&quot;&quot;;&quot;', &quot;&amp;[.$F$1]&amp;&quot;: '&quot;&amp;[.F46])&amp;&quot;'}]-&gt;(d);&quot;" office:value-type="string" office:string-value="" calcext:value-type="error">
            <text:p>#NV</text:p>
          </table:table-cell>
          <table:table-cell table:formula="of:=MATCH([.B46];[Nodes.$B$2:.$B$100];0)" office:value-type="string" office:string-value="" calcext:value-type="error">
            <text:p>#NV</text:p>
          </table:table-cell>
          <table:table-cell table:formula="of:=MATCH([.C46];[Nodes.$B$2:.$B$100];0)" office:value-type="string" office:string-value="" calcext:value-type="error">
            <text:p>#NV</text:p>
          </table:table-cell>
          <table:table-cell table:formula="of:=OFFSET([Nodes.$B$1];[.I46];-1)" office:value-type="string" office:string-value="" calcext:value-type="error">
            <text:p>#NV</text:p>
          </table:table-cell>
          <table:table-cell table:formula="of:=OFFSET([Nodes.$B$1];[.J4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7]&amp;&quot; {name: '&quot;&amp;[.B47]&amp;&quot;'}),(d:&quot;&amp;[.L47]&amp;&quot;, {name: '&quot;&amp;[.C47]&amp;&quot;'}) CREATE (s)-[:&quot;&amp;[.A47]&amp;&quot; {&quot;&amp;[.$D$1]&amp;&quot;: '&quot;&amp;[.D47]&amp;IF([.E47]=&quot;&quot;;&quot;&quot;;&quot;', &quot;&amp;[.$E$1]&amp;&quot;: '&quot;&amp;[.E47])&amp;IF([.F47]=&quot;&quot;;&quot;&quot;;&quot;', &quot;&amp;[.$F$1]&amp;&quot;: '&quot;&amp;[.F47])&amp;&quot;'}]-&gt;(d);&quot;" office:value-type="string" office:string-value="" calcext:value-type="error">
            <text:p>#NV</text:p>
          </table:table-cell>
          <table:table-cell table:formula="of:=MATCH([.B47];[Nodes.$B$2:.$B$100];0)" office:value-type="string" office:string-value="" calcext:value-type="error">
            <text:p>#NV</text:p>
          </table:table-cell>
          <table:table-cell table:formula="of:=MATCH([.C47];[Nodes.$B$2:.$B$100];0)" office:value-type="string" office:string-value="" calcext:value-type="error">
            <text:p>#NV</text:p>
          </table:table-cell>
          <table:table-cell table:formula="of:=OFFSET([Nodes.$B$1];[.I47];-1)" office:value-type="string" office:string-value="" calcext:value-type="error">
            <text:p>#NV</text:p>
          </table:table-cell>
          <table:table-cell table:formula="of:=OFFSET([Nodes.$B$1];[.J4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8]&amp;&quot; {name: '&quot;&amp;[.B48]&amp;&quot;'}),(d:&quot;&amp;[.L48]&amp;&quot;, {name: '&quot;&amp;[.C48]&amp;&quot;'}) CREATE (s)-[:&quot;&amp;[.A48]&amp;&quot; {&quot;&amp;[.$D$1]&amp;&quot;: '&quot;&amp;[.D48]&amp;IF([.E48]=&quot;&quot;;&quot;&quot;;&quot;', &quot;&amp;[.$E$1]&amp;&quot;: '&quot;&amp;[.E48])&amp;IF([.F48]=&quot;&quot;;&quot;&quot;;&quot;', &quot;&amp;[.$F$1]&amp;&quot;: '&quot;&amp;[.F48])&amp;&quot;'}]-&gt;(d);&quot;" office:value-type="string" office:string-value="" calcext:value-type="error">
            <text:p>#NV</text:p>
          </table:table-cell>
          <table:table-cell table:formula="of:=MATCH([.B48];[Nodes.$B$2:.$B$100];0)" office:value-type="string" office:string-value="" calcext:value-type="error">
            <text:p>#NV</text:p>
          </table:table-cell>
          <table:table-cell table:formula="of:=MATCH([.C48];[Nodes.$B$2:.$B$100];0)" office:value-type="string" office:string-value="" calcext:value-type="error">
            <text:p>#NV</text:p>
          </table:table-cell>
          <table:table-cell table:formula="of:=OFFSET([Nodes.$B$1];[.I48];-1)" office:value-type="string" office:string-value="" calcext:value-type="error">
            <text:p>#NV</text:p>
          </table:table-cell>
          <table:table-cell table:formula="of:=OFFSET([Nodes.$B$1];[.J4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49]&amp;&quot; {name: '&quot;&amp;[.B49]&amp;&quot;'}),(d:&quot;&amp;[.L49]&amp;&quot;, {name: '&quot;&amp;[.C49]&amp;&quot;'}) CREATE (s)-[:&quot;&amp;[.A49]&amp;&quot; {&quot;&amp;[.$D$1]&amp;&quot;: '&quot;&amp;[.D49]&amp;IF([.E49]=&quot;&quot;;&quot;&quot;;&quot;', &quot;&amp;[.$E$1]&amp;&quot;: '&quot;&amp;[.E49])&amp;IF([.F49]=&quot;&quot;;&quot;&quot;;&quot;', &quot;&amp;[.$F$1]&amp;&quot;: '&quot;&amp;[.F49])&amp;&quot;'}]-&gt;(d);&quot;" office:value-type="string" office:string-value="" calcext:value-type="error">
            <text:p>#NV</text:p>
          </table:table-cell>
          <table:table-cell table:formula="of:=MATCH([.B49];[Nodes.$B$2:.$B$100];0)" office:value-type="string" office:string-value="" calcext:value-type="error">
            <text:p>#NV</text:p>
          </table:table-cell>
          <table:table-cell table:formula="of:=MATCH([.C49];[Nodes.$B$2:.$B$100];0)" office:value-type="string" office:string-value="" calcext:value-type="error">
            <text:p>#NV</text:p>
          </table:table-cell>
          <table:table-cell table:formula="of:=OFFSET([Nodes.$B$1];[.I49];-1)" office:value-type="string" office:string-value="" calcext:value-type="error">
            <text:p>#NV</text:p>
          </table:table-cell>
          <table:table-cell table:formula="of:=OFFSET([Nodes.$B$1];[.J4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0]&amp;&quot; {name: '&quot;&amp;[.B50]&amp;&quot;'}),(d:&quot;&amp;[.L50]&amp;&quot;, {name: '&quot;&amp;[.C50]&amp;&quot;'}) CREATE (s)-[:&quot;&amp;[.A50]&amp;&quot; {&quot;&amp;[.$D$1]&amp;&quot;: '&quot;&amp;[.D50]&amp;IF([.E50]=&quot;&quot;;&quot;&quot;;&quot;', &quot;&amp;[.$E$1]&amp;&quot;: '&quot;&amp;[.E50])&amp;IF([.F50]=&quot;&quot;;&quot;&quot;;&quot;', &quot;&amp;[.$F$1]&amp;&quot;: '&quot;&amp;[.F50])&amp;&quot;'}]-&gt;(d);&quot;" office:value-type="string" office:string-value="" calcext:value-type="error">
            <text:p>#NV</text:p>
          </table:table-cell>
          <table:table-cell table:formula="of:=MATCH([.B50];[Nodes.$B$2:.$B$100];0)" office:value-type="string" office:string-value="" calcext:value-type="error">
            <text:p>#NV</text:p>
          </table:table-cell>
          <table:table-cell table:formula="of:=MATCH([.C50];[Nodes.$B$2:.$B$100];0)" office:value-type="string" office:string-value="" calcext:value-type="error">
            <text:p>#NV</text:p>
          </table:table-cell>
          <table:table-cell table:formula="of:=OFFSET([Nodes.$B$1];[.I50];-1)" office:value-type="string" office:string-value="" calcext:value-type="error">
            <text:p>#NV</text:p>
          </table:table-cell>
          <table:table-cell table:formula="of:=OFFSET([Nodes.$B$1];[.J5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1]&amp;&quot; {name: '&quot;&amp;[.B51]&amp;&quot;'}),(d:&quot;&amp;[.L51]&amp;&quot;, {name: '&quot;&amp;[.C51]&amp;&quot;'}) CREATE (s)-[:&quot;&amp;[.A51]&amp;&quot; {&quot;&amp;[.$D$1]&amp;&quot;: '&quot;&amp;[.D51]&amp;IF([.E51]=&quot;&quot;;&quot;&quot;;&quot;', &quot;&amp;[.$E$1]&amp;&quot;: '&quot;&amp;[.E51])&amp;IF([.F51]=&quot;&quot;;&quot;&quot;;&quot;', &quot;&amp;[.$F$1]&amp;&quot;: '&quot;&amp;[.F51])&amp;&quot;'}]-&gt;(d);&quot;" office:value-type="string" office:string-value="" calcext:value-type="error">
            <text:p>#NV</text:p>
          </table:table-cell>
          <table:table-cell table:formula="of:=MATCH([.B51];[Nodes.$B$2:.$B$100];0)" office:value-type="string" office:string-value="" calcext:value-type="error">
            <text:p>#NV</text:p>
          </table:table-cell>
          <table:table-cell table:formula="of:=MATCH([.C51];[Nodes.$B$2:.$B$100];0)" office:value-type="string" office:string-value="" calcext:value-type="error">
            <text:p>#NV</text:p>
          </table:table-cell>
          <table:table-cell table:formula="of:=OFFSET([Nodes.$B$1];[.I51];-1)" office:value-type="string" office:string-value="" calcext:value-type="error">
            <text:p>#NV</text:p>
          </table:table-cell>
          <table:table-cell table:formula="of:=OFFSET([Nodes.$B$1];[.J5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2]&amp;&quot; {name: '&quot;&amp;[.B52]&amp;&quot;'}),(d:&quot;&amp;[.L52]&amp;&quot;, {name: '&quot;&amp;[.C52]&amp;&quot;'}) CREATE (s)-[:&quot;&amp;[.A52]&amp;&quot; {&quot;&amp;[.$D$1]&amp;&quot;: '&quot;&amp;[.D52]&amp;IF([.E52]=&quot;&quot;;&quot;&quot;;&quot;', &quot;&amp;[.$E$1]&amp;&quot;: '&quot;&amp;[.E52])&amp;IF([.F52]=&quot;&quot;;&quot;&quot;;&quot;', &quot;&amp;[.$F$1]&amp;&quot;: '&quot;&amp;[.F52])&amp;&quot;'}]-&gt;(d);&quot;" office:value-type="string" office:string-value="" calcext:value-type="error">
            <text:p>#NV</text:p>
          </table:table-cell>
          <table:table-cell table:formula="of:=MATCH([.B52];[Nodes.$B$2:.$B$100];0)" office:value-type="string" office:string-value="" calcext:value-type="error">
            <text:p>#NV</text:p>
          </table:table-cell>
          <table:table-cell table:formula="of:=MATCH([.C52];[Nodes.$B$2:.$B$100];0)" office:value-type="string" office:string-value="" calcext:value-type="error">
            <text:p>#NV</text:p>
          </table:table-cell>
          <table:table-cell table:formula="of:=OFFSET([Nodes.$B$1];[.I52];-1)" office:value-type="string" office:string-value="" calcext:value-type="error">
            <text:p>#NV</text:p>
          </table:table-cell>
          <table:table-cell table:formula="of:=OFFSET([Nodes.$B$1];[.J5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3]&amp;&quot; {name: '&quot;&amp;[.B53]&amp;&quot;'}),(d:&quot;&amp;[.L53]&amp;&quot;, {name: '&quot;&amp;[.C53]&amp;&quot;'}) CREATE (s)-[:&quot;&amp;[.A53]&amp;&quot; {&quot;&amp;[.$D$1]&amp;&quot;: '&quot;&amp;[.D53]&amp;IF([.E53]=&quot;&quot;;&quot;&quot;;&quot;', &quot;&amp;[.$E$1]&amp;&quot;: '&quot;&amp;[.E53])&amp;IF([.F53]=&quot;&quot;;&quot;&quot;;&quot;', &quot;&amp;[.$F$1]&amp;&quot;: '&quot;&amp;[.F53])&amp;&quot;'}]-&gt;(d);&quot;" office:value-type="string" office:string-value="" calcext:value-type="error">
            <text:p>#NV</text:p>
          </table:table-cell>
          <table:table-cell table:formula="of:=MATCH([.B53];[Nodes.$B$2:.$B$100];0)" office:value-type="string" office:string-value="" calcext:value-type="error">
            <text:p>#NV</text:p>
          </table:table-cell>
          <table:table-cell table:formula="of:=MATCH([.C53];[Nodes.$B$2:.$B$100];0)" office:value-type="string" office:string-value="" calcext:value-type="error">
            <text:p>#NV</text:p>
          </table:table-cell>
          <table:table-cell table:formula="of:=OFFSET([Nodes.$B$1];[.I53];-1)" office:value-type="string" office:string-value="" calcext:value-type="error">
            <text:p>#NV</text:p>
          </table:table-cell>
          <table:table-cell table:formula="of:=OFFSET([Nodes.$B$1];[.J5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4]&amp;&quot; {name: '&quot;&amp;[.B54]&amp;&quot;'}),(d:&quot;&amp;[.L54]&amp;&quot;, {name: '&quot;&amp;[.C54]&amp;&quot;'}) CREATE (s)-[:&quot;&amp;[.A54]&amp;&quot; {&quot;&amp;[.$D$1]&amp;&quot;: '&quot;&amp;[.D54]&amp;IF([.E54]=&quot;&quot;;&quot;&quot;;&quot;', &quot;&amp;[.$E$1]&amp;&quot;: '&quot;&amp;[.E54])&amp;IF([.F54]=&quot;&quot;;&quot;&quot;;&quot;', &quot;&amp;[.$F$1]&amp;&quot;: '&quot;&amp;[.F54])&amp;&quot;'}]-&gt;(d);&quot;" office:value-type="string" office:string-value="" calcext:value-type="error">
            <text:p>#NV</text:p>
          </table:table-cell>
          <table:table-cell table:formula="of:=MATCH([.B54];[Nodes.$B$2:.$B$100];0)" office:value-type="string" office:string-value="" calcext:value-type="error">
            <text:p>#NV</text:p>
          </table:table-cell>
          <table:table-cell table:formula="of:=MATCH([.C54];[Nodes.$B$2:.$B$100];0)" office:value-type="string" office:string-value="" calcext:value-type="error">
            <text:p>#NV</text:p>
          </table:table-cell>
          <table:table-cell table:formula="of:=OFFSET([Nodes.$B$1];[.I54];-1)" office:value-type="string" office:string-value="" calcext:value-type="error">
            <text:p>#NV</text:p>
          </table:table-cell>
          <table:table-cell table:formula="of:=OFFSET([Nodes.$B$1];[.J5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5]&amp;&quot; {name: '&quot;&amp;[.B55]&amp;&quot;'}),(d:&quot;&amp;[.L55]&amp;&quot;, {name: '&quot;&amp;[.C55]&amp;&quot;'}) CREATE (s)-[:&quot;&amp;[.A55]&amp;&quot; {&quot;&amp;[.$D$1]&amp;&quot;: '&quot;&amp;[.D55]&amp;IF([.E55]=&quot;&quot;;&quot;&quot;;&quot;', &quot;&amp;[.$E$1]&amp;&quot;: '&quot;&amp;[.E55])&amp;IF([.F55]=&quot;&quot;;&quot;&quot;;&quot;', &quot;&amp;[.$F$1]&amp;&quot;: '&quot;&amp;[.F55])&amp;&quot;'}]-&gt;(d);&quot;" office:value-type="string" office:string-value="" calcext:value-type="error">
            <text:p>#NV</text:p>
          </table:table-cell>
          <table:table-cell table:formula="of:=MATCH([.B55];[Nodes.$B$2:.$B$100];0)" office:value-type="string" office:string-value="" calcext:value-type="error">
            <text:p>#NV</text:p>
          </table:table-cell>
          <table:table-cell table:formula="of:=MATCH([.C55];[Nodes.$B$2:.$B$100];0)" office:value-type="string" office:string-value="" calcext:value-type="error">
            <text:p>#NV</text:p>
          </table:table-cell>
          <table:table-cell table:formula="of:=OFFSET([Nodes.$B$1];[.I55];-1)" office:value-type="string" office:string-value="" calcext:value-type="error">
            <text:p>#NV</text:p>
          </table:table-cell>
          <table:table-cell table:formula="of:=OFFSET([Nodes.$B$1];[.J5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6]&amp;&quot; {name: '&quot;&amp;[.B56]&amp;&quot;'}),(d:&quot;&amp;[.L56]&amp;&quot;, {name: '&quot;&amp;[.C56]&amp;&quot;'}) CREATE (s)-[:&quot;&amp;[.A56]&amp;&quot; {&quot;&amp;[.$D$1]&amp;&quot;: '&quot;&amp;[.D56]&amp;IF([.E56]=&quot;&quot;;&quot;&quot;;&quot;', &quot;&amp;[.$E$1]&amp;&quot;: '&quot;&amp;[.E56])&amp;IF([.F56]=&quot;&quot;;&quot;&quot;;&quot;', &quot;&amp;[.$F$1]&amp;&quot;: '&quot;&amp;[.F56])&amp;&quot;'}]-&gt;(d);&quot;" office:value-type="string" office:string-value="" calcext:value-type="error">
            <text:p>#NV</text:p>
          </table:table-cell>
          <table:table-cell table:formula="of:=MATCH([.B56];[Nodes.$B$2:.$B$100];0)" office:value-type="string" office:string-value="" calcext:value-type="error">
            <text:p>#NV</text:p>
          </table:table-cell>
          <table:table-cell table:formula="of:=MATCH([.C56];[Nodes.$B$2:.$B$100];0)" office:value-type="string" office:string-value="" calcext:value-type="error">
            <text:p>#NV</text:p>
          </table:table-cell>
          <table:table-cell table:formula="of:=OFFSET([Nodes.$B$1];[.I56];-1)" office:value-type="string" office:string-value="" calcext:value-type="error">
            <text:p>#NV</text:p>
          </table:table-cell>
          <table:table-cell table:formula="of:=OFFSET([Nodes.$B$1];[.J5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7]&amp;&quot; {name: '&quot;&amp;[.B57]&amp;&quot;'}),(d:&quot;&amp;[.L57]&amp;&quot;, {name: '&quot;&amp;[.C57]&amp;&quot;'}) CREATE (s)-[:&quot;&amp;[.A57]&amp;&quot; {&quot;&amp;[.$D$1]&amp;&quot;: '&quot;&amp;[.D57]&amp;IF([.E57]=&quot;&quot;;&quot;&quot;;&quot;', &quot;&amp;[.$E$1]&amp;&quot;: '&quot;&amp;[.E57])&amp;IF([.F57]=&quot;&quot;;&quot;&quot;;&quot;', &quot;&amp;[.$F$1]&amp;&quot;: '&quot;&amp;[.F57])&amp;&quot;'}]-&gt;(d);&quot;" office:value-type="string" office:string-value="" calcext:value-type="error">
            <text:p>#NV</text:p>
          </table:table-cell>
          <table:table-cell table:formula="of:=MATCH([.B57];[Nodes.$B$2:.$B$100];0)" office:value-type="string" office:string-value="" calcext:value-type="error">
            <text:p>#NV</text:p>
          </table:table-cell>
          <table:table-cell table:formula="of:=MATCH([.C57];[Nodes.$B$2:.$B$100];0)" office:value-type="string" office:string-value="" calcext:value-type="error">
            <text:p>#NV</text:p>
          </table:table-cell>
          <table:table-cell table:formula="of:=OFFSET([Nodes.$B$1];[.I57];-1)" office:value-type="string" office:string-value="" calcext:value-type="error">
            <text:p>#NV</text:p>
          </table:table-cell>
          <table:table-cell table:formula="of:=OFFSET([Nodes.$B$1];[.J5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8]&amp;&quot; {name: '&quot;&amp;[.B58]&amp;&quot;'}),(d:&quot;&amp;[.L58]&amp;&quot;, {name: '&quot;&amp;[.C58]&amp;&quot;'}) CREATE (s)-[:&quot;&amp;[.A58]&amp;&quot; {&quot;&amp;[.$D$1]&amp;&quot;: '&quot;&amp;[.D58]&amp;IF([.E58]=&quot;&quot;;&quot;&quot;;&quot;', &quot;&amp;[.$E$1]&amp;&quot;: '&quot;&amp;[.E58])&amp;IF([.F58]=&quot;&quot;;&quot;&quot;;&quot;', &quot;&amp;[.$F$1]&amp;&quot;: '&quot;&amp;[.F58])&amp;&quot;'}]-&gt;(d);&quot;" office:value-type="string" office:string-value="" calcext:value-type="error">
            <text:p>#NV</text:p>
          </table:table-cell>
          <table:table-cell table:formula="of:=MATCH([.B58];[Nodes.$B$2:.$B$100];0)" office:value-type="string" office:string-value="" calcext:value-type="error">
            <text:p>#NV</text:p>
          </table:table-cell>
          <table:table-cell table:formula="of:=MATCH([.C58];[Nodes.$B$2:.$B$100];0)" office:value-type="string" office:string-value="" calcext:value-type="error">
            <text:p>#NV</text:p>
          </table:table-cell>
          <table:table-cell table:formula="of:=OFFSET([Nodes.$B$1];[.I58];-1)" office:value-type="string" office:string-value="" calcext:value-type="error">
            <text:p>#NV</text:p>
          </table:table-cell>
          <table:table-cell table:formula="of:=OFFSET([Nodes.$B$1];[.J5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59]&amp;&quot; {name: '&quot;&amp;[.B59]&amp;&quot;'}),(d:&quot;&amp;[.L59]&amp;&quot;, {name: '&quot;&amp;[.C59]&amp;&quot;'}) CREATE (s)-[:&quot;&amp;[.A59]&amp;&quot; {&quot;&amp;[.$D$1]&amp;&quot;: '&quot;&amp;[.D59]&amp;IF([.E59]=&quot;&quot;;&quot;&quot;;&quot;', &quot;&amp;[.$E$1]&amp;&quot;: '&quot;&amp;[.E59])&amp;IF([.F59]=&quot;&quot;;&quot;&quot;;&quot;', &quot;&amp;[.$F$1]&amp;&quot;: '&quot;&amp;[.F59])&amp;&quot;'}]-&gt;(d);&quot;" office:value-type="string" office:string-value="" calcext:value-type="error">
            <text:p>#NV</text:p>
          </table:table-cell>
          <table:table-cell table:formula="of:=MATCH([.B59];[Nodes.$B$2:.$B$100];0)" office:value-type="string" office:string-value="" calcext:value-type="error">
            <text:p>#NV</text:p>
          </table:table-cell>
          <table:table-cell table:formula="of:=MATCH([.C59];[Nodes.$B$2:.$B$100];0)" office:value-type="string" office:string-value="" calcext:value-type="error">
            <text:p>#NV</text:p>
          </table:table-cell>
          <table:table-cell table:formula="of:=OFFSET([Nodes.$B$1];[.I59];-1)" office:value-type="string" office:string-value="" calcext:value-type="error">
            <text:p>#NV</text:p>
          </table:table-cell>
          <table:table-cell table:formula="of:=OFFSET([Nodes.$B$1];[.J5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0]&amp;&quot; {name: '&quot;&amp;[.B60]&amp;&quot;'}),(d:&quot;&amp;[.L60]&amp;&quot;, {name: '&quot;&amp;[.C60]&amp;&quot;'}) CREATE (s)-[:&quot;&amp;[.A60]&amp;&quot; {&quot;&amp;[.$D$1]&amp;&quot;: '&quot;&amp;[.D60]&amp;IF([.E60]=&quot;&quot;;&quot;&quot;;&quot;', &quot;&amp;[.$E$1]&amp;&quot;: '&quot;&amp;[.E60])&amp;IF([.F60]=&quot;&quot;;&quot;&quot;;&quot;', &quot;&amp;[.$F$1]&amp;&quot;: '&quot;&amp;[.F60])&amp;&quot;'}]-&gt;(d);&quot;" office:value-type="string" office:string-value="" calcext:value-type="error">
            <text:p>#NV</text:p>
          </table:table-cell>
          <table:table-cell table:formula="of:=MATCH([.B60];[Nodes.$B$2:.$B$100];0)" office:value-type="string" office:string-value="" calcext:value-type="error">
            <text:p>#NV</text:p>
          </table:table-cell>
          <table:table-cell table:formula="of:=MATCH([.C60];[Nodes.$B$2:.$B$100];0)" office:value-type="string" office:string-value="" calcext:value-type="error">
            <text:p>#NV</text:p>
          </table:table-cell>
          <table:table-cell table:formula="of:=OFFSET([Nodes.$B$1];[.I60];-1)" office:value-type="string" office:string-value="" calcext:value-type="error">
            <text:p>#NV</text:p>
          </table:table-cell>
          <table:table-cell table:formula="of:=OFFSET([Nodes.$B$1];[.J6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1]&amp;&quot; {name: '&quot;&amp;[.B61]&amp;&quot;'}),(d:&quot;&amp;[.L61]&amp;&quot;, {name: '&quot;&amp;[.C61]&amp;&quot;'}) CREATE (s)-[:&quot;&amp;[.A61]&amp;&quot; {&quot;&amp;[.$D$1]&amp;&quot;: '&quot;&amp;[.D61]&amp;IF([.E61]=&quot;&quot;;&quot;&quot;;&quot;', &quot;&amp;[.$E$1]&amp;&quot;: '&quot;&amp;[.E61])&amp;IF([.F61]=&quot;&quot;;&quot;&quot;;&quot;', &quot;&amp;[.$F$1]&amp;&quot;: '&quot;&amp;[.F61])&amp;&quot;'}]-&gt;(d);&quot;" office:value-type="string" office:string-value="" calcext:value-type="error">
            <text:p>#NV</text:p>
          </table:table-cell>
          <table:table-cell table:formula="of:=MATCH([.B61];[Nodes.$B$2:.$B$100];0)" office:value-type="string" office:string-value="" calcext:value-type="error">
            <text:p>#NV</text:p>
          </table:table-cell>
          <table:table-cell table:formula="of:=MATCH([.C61];[Nodes.$B$2:.$B$100];0)" office:value-type="string" office:string-value="" calcext:value-type="error">
            <text:p>#NV</text:p>
          </table:table-cell>
          <table:table-cell table:formula="of:=OFFSET([Nodes.$B$1];[.I61];-1)" office:value-type="string" office:string-value="" calcext:value-type="error">
            <text:p>#NV</text:p>
          </table:table-cell>
          <table:table-cell table:formula="of:=OFFSET([Nodes.$B$1];[.J6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2]&amp;&quot; {name: '&quot;&amp;[.B62]&amp;&quot;'}),(d:&quot;&amp;[.L62]&amp;&quot;, {name: '&quot;&amp;[.C62]&amp;&quot;'}) CREATE (s)-[:&quot;&amp;[.A62]&amp;&quot; {&quot;&amp;[.$D$1]&amp;&quot;: '&quot;&amp;[.D62]&amp;IF([.E62]=&quot;&quot;;&quot;&quot;;&quot;', &quot;&amp;[.$E$1]&amp;&quot;: '&quot;&amp;[.E62])&amp;IF([.F62]=&quot;&quot;;&quot;&quot;;&quot;', &quot;&amp;[.$F$1]&amp;&quot;: '&quot;&amp;[.F62])&amp;&quot;'}]-&gt;(d);&quot;" office:value-type="string" office:string-value="" calcext:value-type="error">
            <text:p>#NV</text:p>
          </table:table-cell>
          <table:table-cell table:formula="of:=MATCH([.B62];[Nodes.$B$2:.$B$100];0)" office:value-type="string" office:string-value="" calcext:value-type="error">
            <text:p>#NV</text:p>
          </table:table-cell>
          <table:table-cell table:formula="of:=MATCH([.C62];[Nodes.$B$2:.$B$100];0)" office:value-type="string" office:string-value="" calcext:value-type="error">
            <text:p>#NV</text:p>
          </table:table-cell>
          <table:table-cell table:formula="of:=OFFSET([Nodes.$B$1];[.I62];-1)" office:value-type="string" office:string-value="" calcext:value-type="error">
            <text:p>#NV</text:p>
          </table:table-cell>
          <table:table-cell table:formula="of:=OFFSET([Nodes.$B$1];[.J6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3]&amp;&quot; {name: '&quot;&amp;[.B63]&amp;&quot;'}),(d:&quot;&amp;[.L63]&amp;&quot;, {name: '&quot;&amp;[.C63]&amp;&quot;'}) CREATE (s)-[:&quot;&amp;[.A63]&amp;&quot; {&quot;&amp;[.$D$1]&amp;&quot;: '&quot;&amp;[.D63]&amp;IF([.E63]=&quot;&quot;;&quot;&quot;;&quot;', &quot;&amp;[.$E$1]&amp;&quot;: '&quot;&amp;[.E63])&amp;IF([.F63]=&quot;&quot;;&quot;&quot;;&quot;', &quot;&amp;[.$F$1]&amp;&quot;: '&quot;&amp;[.F63])&amp;&quot;'}]-&gt;(d);&quot;" office:value-type="string" office:string-value="" calcext:value-type="error">
            <text:p>#NV</text:p>
          </table:table-cell>
          <table:table-cell table:formula="of:=MATCH([.B63];[Nodes.$B$2:.$B$100];0)" office:value-type="string" office:string-value="" calcext:value-type="error">
            <text:p>#NV</text:p>
          </table:table-cell>
          <table:table-cell table:formula="of:=MATCH([.C63];[Nodes.$B$2:.$B$100];0)" office:value-type="string" office:string-value="" calcext:value-type="error">
            <text:p>#NV</text:p>
          </table:table-cell>
          <table:table-cell table:formula="of:=OFFSET([Nodes.$B$1];[.I63];-1)" office:value-type="string" office:string-value="" calcext:value-type="error">
            <text:p>#NV</text:p>
          </table:table-cell>
          <table:table-cell table:formula="of:=OFFSET([Nodes.$B$1];[.J6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4]&amp;&quot; {name: '&quot;&amp;[.B64]&amp;&quot;'}),(d:&quot;&amp;[.L64]&amp;&quot;, {name: '&quot;&amp;[.C64]&amp;&quot;'}) CREATE (s)-[:&quot;&amp;[.A64]&amp;&quot; {&quot;&amp;[.$D$1]&amp;&quot;: '&quot;&amp;[.D64]&amp;IF([.E64]=&quot;&quot;;&quot;&quot;;&quot;', &quot;&amp;[.$E$1]&amp;&quot;: '&quot;&amp;[.E64])&amp;IF([.F64]=&quot;&quot;;&quot;&quot;;&quot;', &quot;&amp;[.$F$1]&amp;&quot;: '&quot;&amp;[.F64])&amp;&quot;'}]-&gt;(d);&quot;" office:value-type="string" office:string-value="" calcext:value-type="error">
            <text:p>#NV</text:p>
          </table:table-cell>
          <table:table-cell table:formula="of:=MATCH([.B64];[Nodes.$B$2:.$B$100];0)" office:value-type="string" office:string-value="" calcext:value-type="error">
            <text:p>#NV</text:p>
          </table:table-cell>
          <table:table-cell table:formula="of:=MATCH([.C64];[Nodes.$B$2:.$B$100];0)" office:value-type="string" office:string-value="" calcext:value-type="error">
            <text:p>#NV</text:p>
          </table:table-cell>
          <table:table-cell table:formula="of:=OFFSET([Nodes.$B$1];[.I64];-1)" office:value-type="string" office:string-value="" calcext:value-type="error">
            <text:p>#NV</text:p>
          </table:table-cell>
          <table:table-cell table:formula="of:=OFFSET([Nodes.$B$1];[.J6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5]&amp;&quot; {name: '&quot;&amp;[.B65]&amp;&quot;'}),(d:&quot;&amp;[.L65]&amp;&quot;, {name: '&quot;&amp;[.C65]&amp;&quot;'}) CREATE (s)-[:&quot;&amp;[.A65]&amp;&quot; {&quot;&amp;[.$D$1]&amp;&quot;: '&quot;&amp;[.D65]&amp;IF([.E65]=&quot;&quot;;&quot;&quot;;&quot;', &quot;&amp;[.$E$1]&amp;&quot;: '&quot;&amp;[.E65])&amp;IF([.F65]=&quot;&quot;;&quot;&quot;;&quot;', &quot;&amp;[.$F$1]&amp;&quot;: '&quot;&amp;[.F65])&amp;&quot;'}]-&gt;(d);&quot;" office:value-type="string" office:string-value="" calcext:value-type="error">
            <text:p>#NV</text:p>
          </table:table-cell>
          <table:table-cell table:formula="of:=MATCH([.B65];[Nodes.$B$2:.$B$100];0)" office:value-type="string" office:string-value="" calcext:value-type="error">
            <text:p>#NV</text:p>
          </table:table-cell>
          <table:table-cell table:formula="of:=MATCH([.C65];[Nodes.$B$2:.$B$100];0)" office:value-type="string" office:string-value="" calcext:value-type="error">
            <text:p>#NV</text:p>
          </table:table-cell>
          <table:table-cell table:formula="of:=OFFSET([Nodes.$B$1];[.I65];-1)" office:value-type="string" office:string-value="" calcext:value-type="error">
            <text:p>#NV</text:p>
          </table:table-cell>
          <table:table-cell table:formula="of:=OFFSET([Nodes.$B$1];[.J6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6]&amp;&quot; {name: '&quot;&amp;[.B66]&amp;&quot;'}),(d:&quot;&amp;[.L66]&amp;&quot;, {name: '&quot;&amp;[.C66]&amp;&quot;'}) CREATE (s)-[:&quot;&amp;[.A66]&amp;&quot; {&quot;&amp;[.$D$1]&amp;&quot;: '&quot;&amp;[.D66]&amp;IF([.E66]=&quot;&quot;;&quot;&quot;;&quot;', &quot;&amp;[.$E$1]&amp;&quot;: '&quot;&amp;[.E66])&amp;IF([.F66]=&quot;&quot;;&quot;&quot;;&quot;', &quot;&amp;[.$F$1]&amp;&quot;: '&quot;&amp;[.F66])&amp;&quot;'}]-&gt;(d);&quot;" office:value-type="string" office:string-value="" calcext:value-type="error">
            <text:p>#NV</text:p>
          </table:table-cell>
          <table:table-cell table:formula="of:=MATCH([.B66];[Nodes.$B$2:.$B$100];0)" office:value-type="string" office:string-value="" calcext:value-type="error">
            <text:p>#NV</text:p>
          </table:table-cell>
          <table:table-cell table:formula="of:=MATCH([.C66];[Nodes.$B$2:.$B$100];0)" office:value-type="string" office:string-value="" calcext:value-type="error">
            <text:p>#NV</text:p>
          </table:table-cell>
          <table:table-cell table:formula="of:=OFFSET([Nodes.$B$1];[.I66];-1)" office:value-type="string" office:string-value="" calcext:value-type="error">
            <text:p>#NV</text:p>
          </table:table-cell>
          <table:table-cell table:formula="of:=OFFSET([Nodes.$B$1];[.J6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7]&amp;&quot; {name: '&quot;&amp;[.B67]&amp;&quot;'}),(d:&quot;&amp;[.L67]&amp;&quot;, {name: '&quot;&amp;[.C67]&amp;&quot;'}) CREATE (s)-[:&quot;&amp;[.A67]&amp;&quot; {&quot;&amp;[.$D$1]&amp;&quot;: '&quot;&amp;[.D67]&amp;IF([.E67]=&quot;&quot;;&quot;&quot;;&quot;', &quot;&amp;[.$E$1]&amp;&quot;: '&quot;&amp;[.E67])&amp;IF([.F67]=&quot;&quot;;&quot;&quot;;&quot;', &quot;&amp;[.$F$1]&amp;&quot;: '&quot;&amp;[.F67])&amp;&quot;'}]-&gt;(d);&quot;" office:value-type="string" office:string-value="" calcext:value-type="error">
            <text:p>#NV</text:p>
          </table:table-cell>
          <table:table-cell table:formula="of:=MATCH([.B67];[Nodes.$B$2:.$B$100];0)" office:value-type="string" office:string-value="" calcext:value-type="error">
            <text:p>#NV</text:p>
          </table:table-cell>
          <table:table-cell table:formula="of:=MATCH([.C67];[Nodes.$B$2:.$B$100];0)" office:value-type="string" office:string-value="" calcext:value-type="error">
            <text:p>#NV</text:p>
          </table:table-cell>
          <table:table-cell table:formula="of:=OFFSET([Nodes.$B$1];[.I67];-1)" office:value-type="string" office:string-value="" calcext:value-type="error">
            <text:p>#NV</text:p>
          </table:table-cell>
          <table:table-cell table:formula="of:=OFFSET([Nodes.$B$1];[.J6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8]&amp;&quot; {name: '&quot;&amp;[.B68]&amp;&quot;'}),(d:&quot;&amp;[.L68]&amp;&quot;, {name: '&quot;&amp;[.C68]&amp;&quot;'}) CREATE (s)-[:&quot;&amp;[.A68]&amp;&quot; {&quot;&amp;[.$D$1]&amp;&quot;: '&quot;&amp;[.D68]&amp;IF([.E68]=&quot;&quot;;&quot;&quot;;&quot;', &quot;&amp;[.$E$1]&amp;&quot;: '&quot;&amp;[.E68])&amp;IF([.F68]=&quot;&quot;;&quot;&quot;;&quot;', &quot;&amp;[.$F$1]&amp;&quot;: '&quot;&amp;[.F68])&amp;&quot;'}]-&gt;(d);&quot;" office:value-type="string" office:string-value="" calcext:value-type="error">
            <text:p>#NV</text:p>
          </table:table-cell>
          <table:table-cell table:formula="of:=MATCH([.B68];[Nodes.$B$2:.$B$100];0)" office:value-type="string" office:string-value="" calcext:value-type="error">
            <text:p>#NV</text:p>
          </table:table-cell>
          <table:table-cell table:formula="of:=MATCH([.C68];[Nodes.$B$2:.$B$100];0)" office:value-type="string" office:string-value="" calcext:value-type="error">
            <text:p>#NV</text:p>
          </table:table-cell>
          <table:table-cell table:formula="of:=OFFSET([Nodes.$B$1];[.I68];-1)" office:value-type="string" office:string-value="" calcext:value-type="error">
            <text:p>#NV</text:p>
          </table:table-cell>
          <table:table-cell table:formula="of:=OFFSET([Nodes.$B$1];[.J6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69]&amp;&quot; {name: '&quot;&amp;[.B69]&amp;&quot;'}),(d:&quot;&amp;[.L69]&amp;&quot;, {name: '&quot;&amp;[.C69]&amp;&quot;'}) CREATE (s)-[:&quot;&amp;[.A69]&amp;&quot; {&quot;&amp;[.$D$1]&amp;&quot;: '&quot;&amp;[.D69]&amp;IF([.E69]=&quot;&quot;;&quot;&quot;;&quot;', &quot;&amp;[.$E$1]&amp;&quot;: '&quot;&amp;[.E69])&amp;IF([.F69]=&quot;&quot;;&quot;&quot;;&quot;', &quot;&amp;[.$F$1]&amp;&quot;: '&quot;&amp;[.F69])&amp;&quot;'}]-&gt;(d);&quot;" office:value-type="string" office:string-value="" calcext:value-type="error">
            <text:p>#NV</text:p>
          </table:table-cell>
          <table:table-cell table:formula="of:=MATCH([.B69];[Nodes.$B$2:.$B$100];0)" office:value-type="string" office:string-value="" calcext:value-type="error">
            <text:p>#NV</text:p>
          </table:table-cell>
          <table:table-cell table:formula="of:=MATCH([.C69];[Nodes.$B$2:.$B$100];0)" office:value-type="string" office:string-value="" calcext:value-type="error">
            <text:p>#NV</text:p>
          </table:table-cell>
          <table:table-cell table:formula="of:=OFFSET([Nodes.$B$1];[.I69];-1)" office:value-type="string" office:string-value="" calcext:value-type="error">
            <text:p>#NV</text:p>
          </table:table-cell>
          <table:table-cell table:formula="of:=OFFSET([Nodes.$B$1];[.J6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0]&amp;&quot; {name: '&quot;&amp;[.B70]&amp;&quot;'}),(d:&quot;&amp;[.L70]&amp;&quot;, {name: '&quot;&amp;[.C70]&amp;&quot;'}) CREATE (s)-[:&quot;&amp;[.A70]&amp;&quot; {&quot;&amp;[.$D$1]&amp;&quot;: '&quot;&amp;[.D70]&amp;IF([.E70]=&quot;&quot;;&quot;&quot;;&quot;', &quot;&amp;[.$E$1]&amp;&quot;: '&quot;&amp;[.E70])&amp;IF([.F70]=&quot;&quot;;&quot;&quot;;&quot;', &quot;&amp;[.$F$1]&amp;&quot;: '&quot;&amp;[.F70])&amp;&quot;'}]-&gt;(d);&quot;" office:value-type="string" office:string-value="" calcext:value-type="error">
            <text:p>#NV</text:p>
          </table:table-cell>
          <table:table-cell table:formula="of:=MATCH([.B70];[Nodes.$B$2:.$B$100];0)" office:value-type="string" office:string-value="" calcext:value-type="error">
            <text:p>#NV</text:p>
          </table:table-cell>
          <table:table-cell table:formula="of:=MATCH([.C70];[Nodes.$B$2:.$B$100];0)" office:value-type="string" office:string-value="" calcext:value-type="error">
            <text:p>#NV</text:p>
          </table:table-cell>
          <table:table-cell table:formula="of:=OFFSET([Nodes.$B$1];[.I70];-1)" office:value-type="string" office:string-value="" calcext:value-type="error">
            <text:p>#NV</text:p>
          </table:table-cell>
          <table:table-cell table:formula="of:=OFFSET([Nodes.$B$1];[.J7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1]&amp;&quot; {name: '&quot;&amp;[.B71]&amp;&quot;'}),(d:&quot;&amp;[.L71]&amp;&quot;, {name: '&quot;&amp;[.C71]&amp;&quot;'}) CREATE (s)-[:&quot;&amp;[.A71]&amp;&quot; {&quot;&amp;[.$D$1]&amp;&quot;: '&quot;&amp;[.D71]&amp;IF([.E71]=&quot;&quot;;&quot;&quot;;&quot;', &quot;&amp;[.$E$1]&amp;&quot;: '&quot;&amp;[.E71])&amp;IF([.F71]=&quot;&quot;;&quot;&quot;;&quot;', &quot;&amp;[.$F$1]&amp;&quot;: '&quot;&amp;[.F71])&amp;&quot;'}]-&gt;(d);&quot;" office:value-type="string" office:string-value="" calcext:value-type="error">
            <text:p>#NV</text:p>
          </table:table-cell>
          <table:table-cell table:formula="of:=MATCH([.B71];[Nodes.$B$2:.$B$100];0)" office:value-type="string" office:string-value="" calcext:value-type="error">
            <text:p>#NV</text:p>
          </table:table-cell>
          <table:table-cell table:formula="of:=MATCH([.C71];[Nodes.$B$2:.$B$100];0)" office:value-type="string" office:string-value="" calcext:value-type="error">
            <text:p>#NV</text:p>
          </table:table-cell>
          <table:table-cell table:formula="of:=OFFSET([Nodes.$B$1];[.I71];-1)" office:value-type="string" office:string-value="" calcext:value-type="error">
            <text:p>#NV</text:p>
          </table:table-cell>
          <table:table-cell table:formula="of:=OFFSET([Nodes.$B$1];[.J7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2]&amp;&quot; {name: '&quot;&amp;[.B72]&amp;&quot;'}),(d:&quot;&amp;[.L72]&amp;&quot;, {name: '&quot;&amp;[.C72]&amp;&quot;'}) CREATE (s)-[:&quot;&amp;[.A72]&amp;&quot; {&quot;&amp;[.$D$1]&amp;&quot;: '&quot;&amp;[.D72]&amp;IF([.E72]=&quot;&quot;;&quot;&quot;;&quot;', &quot;&amp;[.$E$1]&amp;&quot;: '&quot;&amp;[.E72])&amp;IF([.F72]=&quot;&quot;;&quot;&quot;;&quot;', &quot;&amp;[.$F$1]&amp;&quot;: '&quot;&amp;[.F72])&amp;&quot;'}]-&gt;(d);&quot;" office:value-type="string" office:string-value="" calcext:value-type="error">
            <text:p>#NV</text:p>
          </table:table-cell>
          <table:table-cell table:formula="of:=MATCH([.B72];[Nodes.$B$2:.$B$100];0)" office:value-type="string" office:string-value="" calcext:value-type="error">
            <text:p>#NV</text:p>
          </table:table-cell>
          <table:table-cell table:formula="of:=MATCH([.C72];[Nodes.$B$2:.$B$100];0)" office:value-type="string" office:string-value="" calcext:value-type="error">
            <text:p>#NV</text:p>
          </table:table-cell>
          <table:table-cell table:formula="of:=OFFSET([Nodes.$B$1];[.I72];-1)" office:value-type="string" office:string-value="" calcext:value-type="error">
            <text:p>#NV</text:p>
          </table:table-cell>
          <table:table-cell table:formula="of:=OFFSET([Nodes.$B$1];[.J7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3]&amp;&quot; {name: '&quot;&amp;[.B73]&amp;&quot;'}),(d:&quot;&amp;[.L73]&amp;&quot;, {name: '&quot;&amp;[.C73]&amp;&quot;'}) CREATE (s)-[:&quot;&amp;[.A73]&amp;&quot; {&quot;&amp;[.$D$1]&amp;&quot;: '&quot;&amp;[.D73]&amp;IF([.E73]=&quot;&quot;;&quot;&quot;;&quot;', &quot;&amp;[.$E$1]&amp;&quot;: '&quot;&amp;[.E73])&amp;IF([.F73]=&quot;&quot;;&quot;&quot;;&quot;', &quot;&amp;[.$F$1]&amp;&quot;: '&quot;&amp;[.F73])&amp;&quot;'}]-&gt;(d);&quot;" office:value-type="string" office:string-value="" calcext:value-type="error">
            <text:p>#NV</text:p>
          </table:table-cell>
          <table:table-cell table:formula="of:=MATCH([.B73];[Nodes.$B$2:.$B$100];0)" office:value-type="string" office:string-value="" calcext:value-type="error">
            <text:p>#NV</text:p>
          </table:table-cell>
          <table:table-cell table:formula="of:=MATCH([.C73];[Nodes.$B$2:.$B$100];0)" office:value-type="string" office:string-value="" calcext:value-type="error">
            <text:p>#NV</text:p>
          </table:table-cell>
          <table:table-cell table:formula="of:=OFFSET([Nodes.$B$1];[.I73];-1)" office:value-type="string" office:string-value="" calcext:value-type="error">
            <text:p>#NV</text:p>
          </table:table-cell>
          <table:table-cell table:formula="of:=OFFSET([Nodes.$B$1];[.J7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4]&amp;&quot; {name: '&quot;&amp;[.B74]&amp;&quot;'}),(d:&quot;&amp;[.L74]&amp;&quot;, {name: '&quot;&amp;[.C74]&amp;&quot;'}) CREATE (s)-[:&quot;&amp;[.A74]&amp;&quot; {&quot;&amp;[.$D$1]&amp;&quot;: '&quot;&amp;[.D74]&amp;IF([.E74]=&quot;&quot;;&quot;&quot;;&quot;', &quot;&amp;[.$E$1]&amp;&quot;: '&quot;&amp;[.E74])&amp;IF([.F74]=&quot;&quot;;&quot;&quot;;&quot;', &quot;&amp;[.$F$1]&amp;&quot;: '&quot;&amp;[.F74])&amp;&quot;'}]-&gt;(d);&quot;" office:value-type="string" office:string-value="" calcext:value-type="error">
            <text:p>#NV</text:p>
          </table:table-cell>
          <table:table-cell table:formula="of:=MATCH([.B74];[Nodes.$B$2:.$B$100];0)" office:value-type="string" office:string-value="" calcext:value-type="error">
            <text:p>#NV</text:p>
          </table:table-cell>
          <table:table-cell table:formula="of:=MATCH([.C74];[Nodes.$B$2:.$B$100];0)" office:value-type="string" office:string-value="" calcext:value-type="error">
            <text:p>#NV</text:p>
          </table:table-cell>
          <table:table-cell table:formula="of:=OFFSET([Nodes.$B$1];[.I74];-1)" office:value-type="string" office:string-value="" calcext:value-type="error">
            <text:p>#NV</text:p>
          </table:table-cell>
          <table:table-cell table:formula="of:=OFFSET([Nodes.$B$1];[.J7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5]&amp;&quot; {name: '&quot;&amp;[.B75]&amp;&quot;'}),(d:&quot;&amp;[.L75]&amp;&quot;, {name: '&quot;&amp;[.C75]&amp;&quot;'}) CREATE (s)-[:&quot;&amp;[.A75]&amp;&quot; {&quot;&amp;[.$D$1]&amp;&quot;: '&quot;&amp;[.D75]&amp;IF([.E75]=&quot;&quot;;&quot;&quot;;&quot;', &quot;&amp;[.$E$1]&amp;&quot;: '&quot;&amp;[.E75])&amp;IF([.F75]=&quot;&quot;;&quot;&quot;;&quot;', &quot;&amp;[.$F$1]&amp;&quot;: '&quot;&amp;[.F75])&amp;&quot;'}]-&gt;(d);&quot;" office:value-type="string" office:string-value="" calcext:value-type="error">
            <text:p>#NV</text:p>
          </table:table-cell>
          <table:table-cell table:formula="of:=MATCH([.B75];[Nodes.$B$2:.$B$100];0)" office:value-type="string" office:string-value="" calcext:value-type="error">
            <text:p>#NV</text:p>
          </table:table-cell>
          <table:table-cell table:formula="of:=MATCH([.C75];[Nodes.$B$2:.$B$100];0)" office:value-type="string" office:string-value="" calcext:value-type="error">
            <text:p>#NV</text:p>
          </table:table-cell>
          <table:table-cell table:formula="of:=OFFSET([Nodes.$B$1];[.I75];-1)" office:value-type="string" office:string-value="" calcext:value-type="error">
            <text:p>#NV</text:p>
          </table:table-cell>
          <table:table-cell table:formula="of:=OFFSET([Nodes.$B$1];[.J7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6]&amp;&quot; {name: '&quot;&amp;[.B76]&amp;&quot;'}),(d:&quot;&amp;[.L76]&amp;&quot;, {name: '&quot;&amp;[.C76]&amp;&quot;'}) CREATE (s)-[:&quot;&amp;[.A76]&amp;&quot; {&quot;&amp;[.$D$1]&amp;&quot;: '&quot;&amp;[.D76]&amp;IF([.E76]=&quot;&quot;;&quot;&quot;;&quot;', &quot;&amp;[.$E$1]&amp;&quot;: '&quot;&amp;[.E76])&amp;IF([.F76]=&quot;&quot;;&quot;&quot;;&quot;', &quot;&amp;[.$F$1]&amp;&quot;: '&quot;&amp;[.F76])&amp;&quot;'}]-&gt;(d);&quot;" office:value-type="string" office:string-value="" calcext:value-type="error">
            <text:p>#NV</text:p>
          </table:table-cell>
          <table:table-cell table:formula="of:=MATCH([.B76];[Nodes.$B$2:.$B$100];0)" office:value-type="string" office:string-value="" calcext:value-type="error">
            <text:p>#NV</text:p>
          </table:table-cell>
          <table:table-cell table:formula="of:=MATCH([.C76];[Nodes.$B$2:.$B$100];0)" office:value-type="string" office:string-value="" calcext:value-type="error">
            <text:p>#NV</text:p>
          </table:table-cell>
          <table:table-cell table:formula="of:=OFFSET([Nodes.$B$1];[.I76];-1)" office:value-type="string" office:string-value="" calcext:value-type="error">
            <text:p>#NV</text:p>
          </table:table-cell>
          <table:table-cell table:formula="of:=OFFSET([Nodes.$B$1];[.J7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7]&amp;&quot; {name: '&quot;&amp;[.B77]&amp;&quot;'}),(d:&quot;&amp;[.L77]&amp;&quot;, {name: '&quot;&amp;[.C77]&amp;&quot;'}) CREATE (s)-[:&quot;&amp;[.A77]&amp;&quot; {&quot;&amp;[.$D$1]&amp;&quot;: '&quot;&amp;[.D77]&amp;IF([.E77]=&quot;&quot;;&quot;&quot;;&quot;', &quot;&amp;[.$E$1]&amp;&quot;: '&quot;&amp;[.E77])&amp;IF([.F77]=&quot;&quot;;&quot;&quot;;&quot;', &quot;&amp;[.$F$1]&amp;&quot;: '&quot;&amp;[.F77])&amp;&quot;'}]-&gt;(d);&quot;" office:value-type="string" office:string-value="" calcext:value-type="error">
            <text:p>#NV</text:p>
          </table:table-cell>
          <table:table-cell table:formula="of:=MATCH([.B77];[Nodes.$B$2:.$B$100];0)" office:value-type="string" office:string-value="" calcext:value-type="error">
            <text:p>#NV</text:p>
          </table:table-cell>
          <table:table-cell table:formula="of:=MATCH([.C77];[Nodes.$B$2:.$B$100];0)" office:value-type="string" office:string-value="" calcext:value-type="error">
            <text:p>#NV</text:p>
          </table:table-cell>
          <table:table-cell table:formula="of:=OFFSET([Nodes.$B$1];[.I77];-1)" office:value-type="string" office:string-value="" calcext:value-type="error">
            <text:p>#NV</text:p>
          </table:table-cell>
          <table:table-cell table:formula="of:=OFFSET([Nodes.$B$1];[.J7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8]&amp;&quot; {name: '&quot;&amp;[.B78]&amp;&quot;'}),(d:&quot;&amp;[.L78]&amp;&quot;, {name: '&quot;&amp;[.C78]&amp;&quot;'}) CREATE (s)-[:&quot;&amp;[.A78]&amp;&quot; {&quot;&amp;[.$D$1]&amp;&quot;: '&quot;&amp;[.D78]&amp;IF([.E78]=&quot;&quot;;&quot;&quot;;&quot;', &quot;&amp;[.$E$1]&amp;&quot;: '&quot;&amp;[.E78])&amp;IF([.F78]=&quot;&quot;;&quot;&quot;;&quot;', &quot;&amp;[.$F$1]&amp;&quot;: '&quot;&amp;[.F78])&amp;&quot;'}]-&gt;(d);&quot;" office:value-type="string" office:string-value="" calcext:value-type="error">
            <text:p>#NV</text:p>
          </table:table-cell>
          <table:table-cell table:formula="of:=MATCH([.B78];[Nodes.$B$2:.$B$100];0)" office:value-type="string" office:string-value="" calcext:value-type="error">
            <text:p>#NV</text:p>
          </table:table-cell>
          <table:table-cell table:formula="of:=MATCH([.C78];[Nodes.$B$2:.$B$100];0)" office:value-type="string" office:string-value="" calcext:value-type="error">
            <text:p>#NV</text:p>
          </table:table-cell>
          <table:table-cell table:formula="of:=OFFSET([Nodes.$B$1];[.I78];-1)" office:value-type="string" office:string-value="" calcext:value-type="error">
            <text:p>#NV</text:p>
          </table:table-cell>
          <table:table-cell table:formula="of:=OFFSET([Nodes.$B$1];[.J7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79]&amp;&quot; {name: '&quot;&amp;[.B79]&amp;&quot;'}),(d:&quot;&amp;[.L79]&amp;&quot;, {name: '&quot;&amp;[.C79]&amp;&quot;'}) CREATE (s)-[:&quot;&amp;[.A79]&amp;&quot; {&quot;&amp;[.$D$1]&amp;&quot;: '&quot;&amp;[.D79]&amp;IF([.E79]=&quot;&quot;;&quot;&quot;;&quot;', &quot;&amp;[.$E$1]&amp;&quot;: '&quot;&amp;[.E79])&amp;IF([.F79]=&quot;&quot;;&quot;&quot;;&quot;', &quot;&amp;[.$F$1]&amp;&quot;: '&quot;&amp;[.F79])&amp;&quot;'}]-&gt;(d);&quot;" office:value-type="string" office:string-value="" calcext:value-type="error">
            <text:p>#NV</text:p>
          </table:table-cell>
          <table:table-cell table:formula="of:=MATCH([.B79];[Nodes.$B$2:.$B$100];0)" office:value-type="string" office:string-value="" calcext:value-type="error">
            <text:p>#NV</text:p>
          </table:table-cell>
          <table:table-cell table:formula="of:=MATCH([.C79];[Nodes.$B$2:.$B$100];0)" office:value-type="string" office:string-value="" calcext:value-type="error">
            <text:p>#NV</text:p>
          </table:table-cell>
          <table:table-cell table:formula="of:=OFFSET([Nodes.$B$1];[.I79];-1)" office:value-type="string" office:string-value="" calcext:value-type="error">
            <text:p>#NV</text:p>
          </table:table-cell>
          <table:table-cell table:formula="of:=OFFSET([Nodes.$B$1];[.J7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0]&amp;&quot; {name: '&quot;&amp;[.B80]&amp;&quot;'}),(d:&quot;&amp;[.L80]&amp;&quot;, {name: '&quot;&amp;[.C80]&amp;&quot;'}) CREATE (s)-[:&quot;&amp;[.A80]&amp;&quot; {&quot;&amp;[.$D$1]&amp;&quot;: '&quot;&amp;[.D80]&amp;IF([.E80]=&quot;&quot;;&quot;&quot;;&quot;', &quot;&amp;[.$E$1]&amp;&quot;: '&quot;&amp;[.E80])&amp;IF([.F80]=&quot;&quot;;&quot;&quot;;&quot;', &quot;&amp;[.$F$1]&amp;&quot;: '&quot;&amp;[.F80])&amp;&quot;'}]-&gt;(d);&quot;" office:value-type="string" office:string-value="" calcext:value-type="error">
            <text:p>#NV</text:p>
          </table:table-cell>
          <table:table-cell table:formula="of:=MATCH([.B80];[Nodes.$B$2:.$B$100];0)" office:value-type="string" office:string-value="" calcext:value-type="error">
            <text:p>#NV</text:p>
          </table:table-cell>
          <table:table-cell table:formula="of:=MATCH([.C80];[Nodes.$B$2:.$B$100];0)" office:value-type="string" office:string-value="" calcext:value-type="error">
            <text:p>#NV</text:p>
          </table:table-cell>
          <table:table-cell table:formula="of:=OFFSET([Nodes.$B$1];[.I80];-1)" office:value-type="string" office:string-value="" calcext:value-type="error">
            <text:p>#NV</text:p>
          </table:table-cell>
          <table:table-cell table:formula="of:=OFFSET([Nodes.$B$1];[.J8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1]&amp;&quot; {name: '&quot;&amp;[.B81]&amp;&quot;'}),(d:&quot;&amp;[.L81]&amp;&quot;, {name: '&quot;&amp;[.C81]&amp;&quot;'}) CREATE (s)-[:&quot;&amp;[.A81]&amp;&quot; {&quot;&amp;[.$D$1]&amp;&quot;: '&quot;&amp;[.D81]&amp;IF([.E81]=&quot;&quot;;&quot;&quot;;&quot;', &quot;&amp;[.$E$1]&amp;&quot;: '&quot;&amp;[.E81])&amp;IF([.F81]=&quot;&quot;;&quot;&quot;;&quot;', &quot;&amp;[.$F$1]&amp;&quot;: '&quot;&amp;[.F81])&amp;&quot;'}]-&gt;(d);&quot;" office:value-type="string" office:string-value="" calcext:value-type="error">
            <text:p>#NV</text:p>
          </table:table-cell>
          <table:table-cell table:formula="of:=MATCH([.B81];[Nodes.$B$2:.$B$100];0)" office:value-type="string" office:string-value="" calcext:value-type="error">
            <text:p>#NV</text:p>
          </table:table-cell>
          <table:table-cell table:formula="of:=MATCH([.C81];[Nodes.$B$2:.$B$100];0)" office:value-type="string" office:string-value="" calcext:value-type="error">
            <text:p>#NV</text:p>
          </table:table-cell>
          <table:table-cell table:formula="of:=OFFSET([Nodes.$B$1];[.I81];-1)" office:value-type="string" office:string-value="" calcext:value-type="error">
            <text:p>#NV</text:p>
          </table:table-cell>
          <table:table-cell table:formula="of:=OFFSET([Nodes.$B$1];[.J8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2]&amp;&quot; {name: '&quot;&amp;[.B82]&amp;&quot;'}),(d:&quot;&amp;[.L82]&amp;&quot;, {name: '&quot;&amp;[.C82]&amp;&quot;'}) CREATE (s)-[:&quot;&amp;[.A82]&amp;&quot; {&quot;&amp;[.$D$1]&amp;&quot;: '&quot;&amp;[.D82]&amp;IF([.E82]=&quot;&quot;;&quot;&quot;;&quot;', &quot;&amp;[.$E$1]&amp;&quot;: '&quot;&amp;[.E82])&amp;IF([.F82]=&quot;&quot;;&quot;&quot;;&quot;', &quot;&amp;[.$F$1]&amp;&quot;: '&quot;&amp;[.F82])&amp;&quot;'}]-&gt;(d);&quot;" office:value-type="string" office:string-value="" calcext:value-type="error">
            <text:p>#NV</text:p>
          </table:table-cell>
          <table:table-cell table:formula="of:=MATCH([.B82];[Nodes.$B$2:.$B$100];0)" office:value-type="string" office:string-value="" calcext:value-type="error">
            <text:p>#NV</text:p>
          </table:table-cell>
          <table:table-cell table:formula="of:=MATCH([.C82];[Nodes.$B$2:.$B$100];0)" office:value-type="string" office:string-value="" calcext:value-type="error">
            <text:p>#NV</text:p>
          </table:table-cell>
          <table:table-cell table:formula="of:=OFFSET([Nodes.$B$1];[.I82];-1)" office:value-type="string" office:string-value="" calcext:value-type="error">
            <text:p>#NV</text:p>
          </table:table-cell>
          <table:table-cell table:formula="of:=OFFSET([Nodes.$B$1];[.J8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3]&amp;&quot; {name: '&quot;&amp;[.B83]&amp;&quot;'}),(d:&quot;&amp;[.L83]&amp;&quot;, {name: '&quot;&amp;[.C83]&amp;&quot;'}) CREATE (s)-[:&quot;&amp;[.A83]&amp;&quot; {&quot;&amp;[.$D$1]&amp;&quot;: '&quot;&amp;[.D83]&amp;IF([.E83]=&quot;&quot;;&quot;&quot;;&quot;', &quot;&amp;[.$E$1]&amp;&quot;: '&quot;&amp;[.E83])&amp;IF([.F83]=&quot;&quot;;&quot;&quot;;&quot;', &quot;&amp;[.$F$1]&amp;&quot;: '&quot;&amp;[.F83])&amp;&quot;'}]-&gt;(d);&quot;" office:value-type="string" office:string-value="" calcext:value-type="error">
            <text:p>#NV</text:p>
          </table:table-cell>
          <table:table-cell table:formula="of:=MATCH([.B83];[Nodes.$B$2:.$B$100];0)" office:value-type="string" office:string-value="" calcext:value-type="error">
            <text:p>#NV</text:p>
          </table:table-cell>
          <table:table-cell table:formula="of:=MATCH([.C83];[Nodes.$B$2:.$B$100];0)" office:value-type="string" office:string-value="" calcext:value-type="error">
            <text:p>#NV</text:p>
          </table:table-cell>
          <table:table-cell table:formula="of:=OFFSET([Nodes.$B$1];[.I83];-1)" office:value-type="string" office:string-value="" calcext:value-type="error">
            <text:p>#NV</text:p>
          </table:table-cell>
          <table:table-cell table:formula="of:=OFFSET([Nodes.$B$1];[.J8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4]&amp;&quot; {name: '&quot;&amp;[.B84]&amp;&quot;'}),(d:&quot;&amp;[.L84]&amp;&quot;, {name: '&quot;&amp;[.C84]&amp;&quot;'}) CREATE (s)-[:&quot;&amp;[.A84]&amp;&quot; {&quot;&amp;[.$D$1]&amp;&quot;: '&quot;&amp;[.D84]&amp;IF([.E84]=&quot;&quot;;&quot;&quot;;&quot;', &quot;&amp;[.$E$1]&amp;&quot;: '&quot;&amp;[.E84])&amp;IF([.F84]=&quot;&quot;;&quot;&quot;;&quot;', &quot;&amp;[.$F$1]&amp;&quot;: '&quot;&amp;[.F84])&amp;&quot;'}]-&gt;(d);&quot;" office:value-type="string" office:string-value="" calcext:value-type="error">
            <text:p>#NV</text:p>
          </table:table-cell>
          <table:table-cell table:formula="of:=MATCH([.B84];[Nodes.$B$2:.$B$100];0)" office:value-type="string" office:string-value="" calcext:value-type="error">
            <text:p>#NV</text:p>
          </table:table-cell>
          <table:table-cell table:formula="of:=MATCH([.C84];[Nodes.$B$2:.$B$100];0)" office:value-type="string" office:string-value="" calcext:value-type="error">
            <text:p>#NV</text:p>
          </table:table-cell>
          <table:table-cell table:formula="of:=OFFSET([Nodes.$B$1];[.I84];-1)" office:value-type="string" office:string-value="" calcext:value-type="error">
            <text:p>#NV</text:p>
          </table:table-cell>
          <table:table-cell table:formula="of:=OFFSET([Nodes.$B$1];[.J8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5]&amp;&quot; {name: '&quot;&amp;[.B85]&amp;&quot;'}),(d:&quot;&amp;[.L85]&amp;&quot;, {name: '&quot;&amp;[.C85]&amp;&quot;'}) CREATE (s)-[:&quot;&amp;[.A85]&amp;&quot; {&quot;&amp;[.$D$1]&amp;&quot;: '&quot;&amp;[.D85]&amp;IF([.E85]=&quot;&quot;;&quot;&quot;;&quot;', &quot;&amp;[.$E$1]&amp;&quot;: '&quot;&amp;[.E85])&amp;IF([.F85]=&quot;&quot;;&quot;&quot;;&quot;', &quot;&amp;[.$F$1]&amp;&quot;: '&quot;&amp;[.F85])&amp;&quot;'}]-&gt;(d);&quot;" office:value-type="string" office:string-value="" calcext:value-type="error">
            <text:p>#NV</text:p>
          </table:table-cell>
          <table:table-cell table:formula="of:=MATCH([.B85];[Nodes.$B$2:.$B$100];0)" office:value-type="string" office:string-value="" calcext:value-type="error">
            <text:p>#NV</text:p>
          </table:table-cell>
          <table:table-cell table:formula="of:=MATCH([.C85];[Nodes.$B$2:.$B$100];0)" office:value-type="string" office:string-value="" calcext:value-type="error">
            <text:p>#NV</text:p>
          </table:table-cell>
          <table:table-cell table:formula="of:=OFFSET([Nodes.$B$1];[.I85];-1)" office:value-type="string" office:string-value="" calcext:value-type="error">
            <text:p>#NV</text:p>
          </table:table-cell>
          <table:table-cell table:formula="of:=OFFSET([Nodes.$B$1];[.J8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6]&amp;&quot; {name: '&quot;&amp;[.B86]&amp;&quot;'}),(d:&quot;&amp;[.L86]&amp;&quot;, {name: '&quot;&amp;[.C86]&amp;&quot;'}) CREATE (s)-[:&quot;&amp;[.A86]&amp;&quot; {&quot;&amp;[.$D$1]&amp;&quot;: '&quot;&amp;[.D86]&amp;IF([.E86]=&quot;&quot;;&quot;&quot;;&quot;', &quot;&amp;[.$E$1]&amp;&quot;: '&quot;&amp;[.E86])&amp;IF([.F86]=&quot;&quot;;&quot;&quot;;&quot;', &quot;&amp;[.$F$1]&amp;&quot;: '&quot;&amp;[.F86])&amp;&quot;'}]-&gt;(d);&quot;" office:value-type="string" office:string-value="" calcext:value-type="error">
            <text:p>#NV</text:p>
          </table:table-cell>
          <table:table-cell table:formula="of:=MATCH([.B86];[Nodes.$B$2:.$B$100];0)" office:value-type="string" office:string-value="" calcext:value-type="error">
            <text:p>#NV</text:p>
          </table:table-cell>
          <table:table-cell table:formula="of:=MATCH([.C86];[Nodes.$B$2:.$B$100];0)" office:value-type="string" office:string-value="" calcext:value-type="error">
            <text:p>#NV</text:p>
          </table:table-cell>
          <table:table-cell table:formula="of:=OFFSET([Nodes.$B$1];[.I86];-1)" office:value-type="string" office:string-value="" calcext:value-type="error">
            <text:p>#NV</text:p>
          </table:table-cell>
          <table:table-cell table:formula="of:=OFFSET([Nodes.$B$1];[.J8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7]&amp;&quot; {name: '&quot;&amp;[.B87]&amp;&quot;'}),(d:&quot;&amp;[.L87]&amp;&quot;, {name: '&quot;&amp;[.C87]&amp;&quot;'}) CREATE (s)-[:&quot;&amp;[.A87]&amp;&quot; {&quot;&amp;[.$D$1]&amp;&quot;: '&quot;&amp;[.D87]&amp;IF([.E87]=&quot;&quot;;&quot;&quot;;&quot;', &quot;&amp;[.$E$1]&amp;&quot;: '&quot;&amp;[.E87])&amp;IF([.F87]=&quot;&quot;;&quot;&quot;;&quot;', &quot;&amp;[.$F$1]&amp;&quot;: '&quot;&amp;[.F87])&amp;&quot;'}]-&gt;(d);&quot;" office:value-type="string" office:string-value="" calcext:value-type="error">
            <text:p>#NV</text:p>
          </table:table-cell>
          <table:table-cell table:formula="of:=MATCH([.B87];[Nodes.$B$2:.$B$100];0)" office:value-type="string" office:string-value="" calcext:value-type="error">
            <text:p>#NV</text:p>
          </table:table-cell>
          <table:table-cell table:formula="of:=MATCH([.C87];[Nodes.$B$2:.$B$100];0)" office:value-type="string" office:string-value="" calcext:value-type="error">
            <text:p>#NV</text:p>
          </table:table-cell>
          <table:table-cell table:formula="of:=OFFSET([Nodes.$B$1];[.I87];-1)" office:value-type="string" office:string-value="" calcext:value-type="error">
            <text:p>#NV</text:p>
          </table:table-cell>
          <table:table-cell table:formula="of:=OFFSET([Nodes.$B$1];[.J8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8]&amp;&quot; {name: '&quot;&amp;[.B88]&amp;&quot;'}),(d:&quot;&amp;[.L88]&amp;&quot;, {name: '&quot;&amp;[.C88]&amp;&quot;'}) CREATE (s)-[:&quot;&amp;[.A88]&amp;&quot; {&quot;&amp;[.$D$1]&amp;&quot;: '&quot;&amp;[.D88]&amp;IF([.E88]=&quot;&quot;;&quot;&quot;;&quot;', &quot;&amp;[.$E$1]&amp;&quot;: '&quot;&amp;[.E88])&amp;IF([.F88]=&quot;&quot;;&quot;&quot;;&quot;', &quot;&amp;[.$F$1]&amp;&quot;: '&quot;&amp;[.F88])&amp;&quot;'}]-&gt;(d);&quot;" office:value-type="string" office:string-value="" calcext:value-type="error">
            <text:p>#NV</text:p>
          </table:table-cell>
          <table:table-cell table:formula="of:=MATCH([.B88];[Nodes.$B$2:.$B$100];0)" office:value-type="string" office:string-value="" calcext:value-type="error">
            <text:p>#NV</text:p>
          </table:table-cell>
          <table:table-cell table:formula="of:=MATCH([.C88];[Nodes.$B$2:.$B$100];0)" office:value-type="string" office:string-value="" calcext:value-type="error">
            <text:p>#NV</text:p>
          </table:table-cell>
          <table:table-cell table:formula="of:=OFFSET([Nodes.$B$1];[.I88];-1)" office:value-type="string" office:string-value="" calcext:value-type="error">
            <text:p>#NV</text:p>
          </table:table-cell>
          <table:table-cell table:formula="of:=OFFSET([Nodes.$B$1];[.J8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89]&amp;&quot; {name: '&quot;&amp;[.B89]&amp;&quot;'}),(d:&quot;&amp;[.L89]&amp;&quot;, {name: '&quot;&amp;[.C89]&amp;&quot;'}) CREATE (s)-[:&quot;&amp;[.A89]&amp;&quot; {&quot;&amp;[.$D$1]&amp;&quot;: '&quot;&amp;[.D89]&amp;IF([.E89]=&quot;&quot;;&quot;&quot;;&quot;', &quot;&amp;[.$E$1]&amp;&quot;: '&quot;&amp;[.E89])&amp;IF([.F89]=&quot;&quot;;&quot;&quot;;&quot;', &quot;&amp;[.$F$1]&amp;&quot;: '&quot;&amp;[.F89])&amp;&quot;'}]-&gt;(d);&quot;" office:value-type="string" office:string-value="" calcext:value-type="error">
            <text:p>#NV</text:p>
          </table:table-cell>
          <table:table-cell table:formula="of:=MATCH([.B89];[Nodes.$B$2:.$B$100];0)" office:value-type="string" office:string-value="" calcext:value-type="error">
            <text:p>#NV</text:p>
          </table:table-cell>
          <table:table-cell table:formula="of:=MATCH([.C89];[Nodes.$B$2:.$B$100];0)" office:value-type="string" office:string-value="" calcext:value-type="error">
            <text:p>#NV</text:p>
          </table:table-cell>
          <table:table-cell table:formula="of:=OFFSET([Nodes.$B$1];[.I89];-1)" office:value-type="string" office:string-value="" calcext:value-type="error">
            <text:p>#NV</text:p>
          </table:table-cell>
          <table:table-cell table:formula="of:=OFFSET([Nodes.$B$1];[.J8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0]&amp;&quot; {name: '&quot;&amp;[.B90]&amp;&quot;'}),(d:&quot;&amp;[.L90]&amp;&quot;, {name: '&quot;&amp;[.C90]&amp;&quot;'}) CREATE (s)-[:&quot;&amp;[.A90]&amp;&quot; {&quot;&amp;[.$D$1]&amp;&quot;: '&quot;&amp;[.D90]&amp;IF([.E90]=&quot;&quot;;&quot;&quot;;&quot;', &quot;&amp;[.$E$1]&amp;&quot;: '&quot;&amp;[.E90])&amp;IF([.F90]=&quot;&quot;;&quot;&quot;;&quot;', &quot;&amp;[.$F$1]&amp;&quot;: '&quot;&amp;[.F90])&amp;&quot;'}]-&gt;(d);&quot;" office:value-type="string" office:string-value="" calcext:value-type="error">
            <text:p>#NV</text:p>
          </table:table-cell>
          <table:table-cell table:formula="of:=MATCH([.B90];[Nodes.$B$2:.$B$100];0)" office:value-type="string" office:string-value="" calcext:value-type="error">
            <text:p>#NV</text:p>
          </table:table-cell>
          <table:table-cell table:formula="of:=MATCH([.C90];[Nodes.$B$2:.$B$100];0)" office:value-type="string" office:string-value="" calcext:value-type="error">
            <text:p>#NV</text:p>
          </table:table-cell>
          <table:table-cell table:formula="of:=OFFSET([Nodes.$B$1];[.I90];-1)" office:value-type="string" office:string-value="" calcext:value-type="error">
            <text:p>#NV</text:p>
          </table:table-cell>
          <table:table-cell table:formula="of:=OFFSET([Nodes.$B$1];[.J9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1]&amp;&quot; {name: '&quot;&amp;[.B91]&amp;&quot;'}),(d:&quot;&amp;[.L91]&amp;&quot;, {name: '&quot;&amp;[.C91]&amp;&quot;'}) CREATE (s)-[:&quot;&amp;[.A91]&amp;&quot; {&quot;&amp;[.$D$1]&amp;&quot;: '&quot;&amp;[.D91]&amp;IF([.E91]=&quot;&quot;;&quot;&quot;;&quot;', &quot;&amp;[.$E$1]&amp;&quot;: '&quot;&amp;[.E91])&amp;IF([.F91]=&quot;&quot;;&quot;&quot;;&quot;', &quot;&amp;[.$F$1]&amp;&quot;: '&quot;&amp;[.F91])&amp;&quot;'}]-&gt;(d);&quot;" office:value-type="string" office:string-value="" calcext:value-type="error">
            <text:p>#NV</text:p>
          </table:table-cell>
          <table:table-cell table:formula="of:=MATCH([.B91];[Nodes.$B$2:.$B$100];0)" office:value-type="string" office:string-value="" calcext:value-type="error">
            <text:p>#NV</text:p>
          </table:table-cell>
          <table:table-cell table:formula="of:=MATCH([.C91];[Nodes.$B$2:.$B$100];0)" office:value-type="string" office:string-value="" calcext:value-type="error">
            <text:p>#NV</text:p>
          </table:table-cell>
          <table:table-cell table:formula="of:=OFFSET([Nodes.$B$1];[.I91];-1)" office:value-type="string" office:string-value="" calcext:value-type="error">
            <text:p>#NV</text:p>
          </table:table-cell>
          <table:table-cell table:formula="of:=OFFSET([Nodes.$B$1];[.J91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2]&amp;&quot; {name: '&quot;&amp;[.B92]&amp;&quot;'}),(d:&quot;&amp;[.L92]&amp;&quot;, {name: '&quot;&amp;[.C92]&amp;&quot;'}) CREATE (s)-[:&quot;&amp;[.A92]&amp;&quot; {&quot;&amp;[.$D$1]&amp;&quot;: '&quot;&amp;[.D92]&amp;IF([.E92]=&quot;&quot;;&quot;&quot;;&quot;', &quot;&amp;[.$E$1]&amp;&quot;: '&quot;&amp;[.E92])&amp;IF([.F92]=&quot;&quot;;&quot;&quot;;&quot;', &quot;&amp;[.$F$1]&amp;&quot;: '&quot;&amp;[.F92])&amp;&quot;'}]-&gt;(d);&quot;" office:value-type="string" office:string-value="" calcext:value-type="error">
            <text:p>#NV</text:p>
          </table:table-cell>
          <table:table-cell table:formula="of:=MATCH([.B92];[Nodes.$B$2:.$B$100];0)" office:value-type="string" office:string-value="" calcext:value-type="error">
            <text:p>#NV</text:p>
          </table:table-cell>
          <table:table-cell table:formula="of:=MATCH([.C92];[Nodes.$B$2:.$B$100];0)" office:value-type="string" office:string-value="" calcext:value-type="error">
            <text:p>#NV</text:p>
          </table:table-cell>
          <table:table-cell table:formula="of:=OFFSET([Nodes.$B$1];[.I92];-1)" office:value-type="string" office:string-value="" calcext:value-type="error">
            <text:p>#NV</text:p>
          </table:table-cell>
          <table:table-cell table:formula="of:=OFFSET([Nodes.$B$1];[.J92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3]&amp;&quot; {name: '&quot;&amp;[.B93]&amp;&quot;'}),(d:&quot;&amp;[.L93]&amp;&quot;, {name: '&quot;&amp;[.C93]&amp;&quot;'}) CREATE (s)-[:&quot;&amp;[.A93]&amp;&quot; {&quot;&amp;[.$D$1]&amp;&quot;: '&quot;&amp;[.D93]&amp;IF([.E93]=&quot;&quot;;&quot;&quot;;&quot;', &quot;&amp;[.$E$1]&amp;&quot;: '&quot;&amp;[.E93])&amp;IF([.F93]=&quot;&quot;;&quot;&quot;;&quot;', &quot;&amp;[.$F$1]&amp;&quot;: '&quot;&amp;[.F93])&amp;&quot;'}]-&gt;(d);&quot;" office:value-type="string" office:string-value="" calcext:value-type="error">
            <text:p>#NV</text:p>
          </table:table-cell>
          <table:table-cell table:formula="of:=MATCH([.B93];[Nodes.$B$2:.$B$100];0)" office:value-type="string" office:string-value="" calcext:value-type="error">
            <text:p>#NV</text:p>
          </table:table-cell>
          <table:table-cell table:formula="of:=MATCH([.C93];[Nodes.$B$2:.$B$100];0)" office:value-type="string" office:string-value="" calcext:value-type="error">
            <text:p>#NV</text:p>
          </table:table-cell>
          <table:table-cell table:formula="of:=OFFSET([Nodes.$B$1];[.I93];-1)" office:value-type="string" office:string-value="" calcext:value-type="error">
            <text:p>#NV</text:p>
          </table:table-cell>
          <table:table-cell table:formula="of:=OFFSET([Nodes.$B$1];[.J93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4]&amp;&quot; {name: '&quot;&amp;[.B94]&amp;&quot;'}),(d:&quot;&amp;[.L94]&amp;&quot;, {name: '&quot;&amp;[.C94]&amp;&quot;'}) CREATE (s)-[:&quot;&amp;[.A94]&amp;&quot; {&quot;&amp;[.$D$1]&amp;&quot;: '&quot;&amp;[.D94]&amp;IF([.E94]=&quot;&quot;;&quot;&quot;;&quot;', &quot;&amp;[.$E$1]&amp;&quot;: '&quot;&amp;[.E94])&amp;IF([.F94]=&quot;&quot;;&quot;&quot;;&quot;', &quot;&amp;[.$F$1]&amp;&quot;: '&quot;&amp;[.F94])&amp;&quot;'}]-&gt;(d);&quot;" office:value-type="string" office:string-value="" calcext:value-type="error">
            <text:p>#NV</text:p>
          </table:table-cell>
          <table:table-cell table:formula="of:=MATCH([.B94];[Nodes.$B$2:.$B$100];0)" office:value-type="string" office:string-value="" calcext:value-type="error">
            <text:p>#NV</text:p>
          </table:table-cell>
          <table:table-cell table:formula="of:=MATCH([.C94];[Nodes.$B$2:.$B$100];0)" office:value-type="string" office:string-value="" calcext:value-type="error">
            <text:p>#NV</text:p>
          </table:table-cell>
          <table:table-cell table:formula="of:=OFFSET([Nodes.$B$1];[.I94];-1)" office:value-type="string" office:string-value="" calcext:value-type="error">
            <text:p>#NV</text:p>
          </table:table-cell>
          <table:table-cell table:formula="of:=OFFSET([Nodes.$B$1];[.J94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5]&amp;&quot; {name: '&quot;&amp;[.B95]&amp;&quot;'}),(d:&quot;&amp;[.L95]&amp;&quot;, {name: '&quot;&amp;[.C95]&amp;&quot;'}) CREATE (s)-[:&quot;&amp;[.A95]&amp;&quot; {&quot;&amp;[.$D$1]&amp;&quot;: '&quot;&amp;[.D95]&amp;IF([.E95]=&quot;&quot;;&quot;&quot;;&quot;', &quot;&amp;[.$E$1]&amp;&quot;: '&quot;&amp;[.E95])&amp;IF([.F95]=&quot;&quot;;&quot;&quot;;&quot;', &quot;&amp;[.$F$1]&amp;&quot;: '&quot;&amp;[.F95])&amp;&quot;'}]-&gt;(d);&quot;" office:value-type="string" office:string-value="" calcext:value-type="error">
            <text:p>#NV</text:p>
          </table:table-cell>
          <table:table-cell table:formula="of:=MATCH([.B95];[Nodes.$B$2:.$B$100];0)" office:value-type="string" office:string-value="" calcext:value-type="error">
            <text:p>#NV</text:p>
          </table:table-cell>
          <table:table-cell table:formula="of:=MATCH([.C95];[Nodes.$B$2:.$B$100];0)" office:value-type="string" office:string-value="" calcext:value-type="error">
            <text:p>#NV</text:p>
          </table:table-cell>
          <table:table-cell table:formula="of:=OFFSET([Nodes.$B$1];[.I95];-1)" office:value-type="string" office:string-value="" calcext:value-type="error">
            <text:p>#NV</text:p>
          </table:table-cell>
          <table:table-cell table:formula="of:=OFFSET([Nodes.$B$1];[.J95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6]&amp;&quot; {name: '&quot;&amp;[.B96]&amp;&quot;'}),(d:&quot;&amp;[.L96]&amp;&quot;, {name: '&quot;&amp;[.C96]&amp;&quot;'}) CREATE (s)-[:&quot;&amp;[.A96]&amp;&quot; {&quot;&amp;[.$D$1]&amp;&quot;: '&quot;&amp;[.D96]&amp;IF([.E96]=&quot;&quot;;&quot;&quot;;&quot;', &quot;&amp;[.$E$1]&amp;&quot;: '&quot;&amp;[.E96])&amp;IF([.F96]=&quot;&quot;;&quot;&quot;;&quot;', &quot;&amp;[.$F$1]&amp;&quot;: '&quot;&amp;[.F96])&amp;&quot;'}]-&gt;(d);&quot;" office:value-type="string" office:string-value="" calcext:value-type="error">
            <text:p>#NV</text:p>
          </table:table-cell>
          <table:table-cell table:formula="of:=MATCH([.B96];[Nodes.$B$2:.$B$100];0)" office:value-type="string" office:string-value="" calcext:value-type="error">
            <text:p>#NV</text:p>
          </table:table-cell>
          <table:table-cell table:formula="of:=MATCH([.C96];[Nodes.$B$2:.$B$100];0)" office:value-type="string" office:string-value="" calcext:value-type="error">
            <text:p>#NV</text:p>
          </table:table-cell>
          <table:table-cell table:formula="of:=OFFSET([Nodes.$B$1];[.I96];-1)" office:value-type="string" office:string-value="" calcext:value-type="error">
            <text:p>#NV</text:p>
          </table:table-cell>
          <table:table-cell table:formula="of:=OFFSET([Nodes.$B$1];[.J96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7]&amp;&quot; {name: '&quot;&amp;[.B97]&amp;&quot;'}),(d:&quot;&amp;[.L97]&amp;&quot;, {name: '&quot;&amp;[.C97]&amp;&quot;'}) CREATE (s)-[:&quot;&amp;[.A97]&amp;&quot; {&quot;&amp;[.$D$1]&amp;&quot;: '&quot;&amp;[.D97]&amp;IF([.E97]=&quot;&quot;;&quot;&quot;;&quot;', &quot;&amp;[.$E$1]&amp;&quot;: '&quot;&amp;[.E97])&amp;IF([.F97]=&quot;&quot;;&quot;&quot;;&quot;', &quot;&amp;[.$F$1]&amp;&quot;: '&quot;&amp;[.F97])&amp;&quot;'}]-&gt;(d);&quot;" office:value-type="string" office:string-value="" calcext:value-type="error">
            <text:p>#NV</text:p>
          </table:table-cell>
          <table:table-cell table:formula="of:=MATCH([.B97];[Nodes.$B$2:.$B$100];0)" office:value-type="string" office:string-value="" calcext:value-type="error">
            <text:p>#NV</text:p>
          </table:table-cell>
          <table:table-cell table:formula="of:=MATCH([.C97];[Nodes.$B$2:.$B$100];0)" office:value-type="string" office:string-value="" calcext:value-type="error">
            <text:p>#NV</text:p>
          </table:table-cell>
          <table:table-cell table:formula="of:=OFFSET([Nodes.$B$1];[.I97];-1)" office:value-type="string" office:string-value="" calcext:value-type="error">
            <text:p>#NV</text:p>
          </table:table-cell>
          <table:table-cell table:formula="of:=OFFSET([Nodes.$B$1];[.J97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8]&amp;&quot; {name: '&quot;&amp;[.B98]&amp;&quot;'}),(d:&quot;&amp;[.L98]&amp;&quot;, {name: '&quot;&amp;[.C98]&amp;&quot;'}) CREATE (s)-[:&quot;&amp;[.A98]&amp;&quot; {&quot;&amp;[.$D$1]&amp;&quot;: '&quot;&amp;[.D98]&amp;IF([.E98]=&quot;&quot;;&quot;&quot;;&quot;', &quot;&amp;[.$E$1]&amp;&quot;: '&quot;&amp;[.E98])&amp;IF([.F98]=&quot;&quot;;&quot;&quot;;&quot;', &quot;&amp;[.$F$1]&amp;&quot;: '&quot;&amp;[.F98])&amp;&quot;'}]-&gt;(d);&quot;" office:value-type="string" office:string-value="" calcext:value-type="error">
            <text:p>#NV</text:p>
          </table:table-cell>
          <table:table-cell table:formula="of:=MATCH([.B98];[Nodes.$B$2:.$B$100];0)" office:value-type="string" office:string-value="" calcext:value-type="error">
            <text:p>#NV</text:p>
          </table:table-cell>
          <table:table-cell table:formula="of:=MATCH([.C98];[Nodes.$B$2:.$B$100];0)" office:value-type="string" office:string-value="" calcext:value-type="error">
            <text:p>#NV</text:p>
          </table:table-cell>
          <table:table-cell table:formula="of:=OFFSET([Nodes.$B$1];[.I98];-1)" office:value-type="string" office:string-value="" calcext:value-type="error">
            <text:p>#NV</text:p>
          </table:table-cell>
          <table:table-cell table:formula="of:=OFFSET([Nodes.$B$1];[.J98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99]&amp;&quot; {name: '&quot;&amp;[.B99]&amp;&quot;'}),(d:&quot;&amp;[.L99]&amp;&quot;, {name: '&quot;&amp;[.C99]&amp;&quot;'}) CREATE (s)-[:&quot;&amp;[.A99]&amp;&quot; {&quot;&amp;[.$D$1]&amp;&quot;: '&quot;&amp;[.D99]&amp;IF([.E99]=&quot;&quot;;&quot;&quot;;&quot;', &quot;&amp;[.$E$1]&amp;&quot;: '&quot;&amp;[.E99])&amp;IF([.F99]=&quot;&quot;;&quot;&quot;;&quot;', &quot;&amp;[.$F$1]&amp;&quot;: '&quot;&amp;[.F99])&amp;&quot;'}]-&gt;(d);&quot;" office:value-type="string" office:string-value="" calcext:value-type="error">
            <text:p>#NV</text:p>
          </table:table-cell>
          <table:table-cell table:formula="of:=MATCH([.B99];[Nodes.$B$2:.$B$100];0)" office:value-type="string" office:string-value="" calcext:value-type="error">
            <text:p>#NV</text:p>
          </table:table-cell>
          <table:table-cell table:formula="of:=MATCH([.C99];[Nodes.$B$2:.$B$100];0)" office:value-type="string" office:string-value="" calcext:value-type="error">
            <text:p>#NV</text:p>
          </table:table-cell>
          <table:table-cell table:formula="of:=OFFSET([Nodes.$B$1];[.I99];-1)" office:value-type="string" office:string-value="" calcext:value-type="error">
            <text:p>#NV</text:p>
          </table:table-cell>
          <table:table-cell table:formula="of:=OFFSET([Nodes.$B$1];[.J99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5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 (s:&quot;&amp;[.K100]&amp;&quot; {name: '&quot;&amp;[.B100]&amp;&quot;'}),(d:&quot;&amp;[.L100]&amp;&quot;, {name: '&quot;&amp;[.C100]&amp;&quot;'}) CREATE (s)-[:&quot;&amp;[.A100]&amp;&quot; {&quot;&amp;[.$D$1]&amp;&quot;: '&quot;&amp;[.D100]&amp;IF([.E100]=&quot;&quot;;&quot;&quot;;&quot;', &quot;&amp;[.$E$1]&amp;&quot;: '&quot;&amp;[.E100])&amp;IF([.F100]=&quot;&quot;;&quot;&quot;;&quot;', &quot;&amp;[.$F$1]&amp;&quot;: '&quot;&amp;[.F100])&amp;&quot;'}]-&gt;(d);&quot;" office:value-type="string" office:string-value="" calcext:value-type="error">
            <text:p>#NV</text:p>
          </table:table-cell>
          <table:table-cell table:formula="of:=MATCH([.B100];[Nodes.$B$2:.$B$100];0)" office:value-type="string" office:string-value="" calcext:value-type="error">
            <text:p>#NV</text:p>
          </table:table-cell>
          <table:table-cell table:formula="of:=MATCH([.C100];[Nodes.$B$2:.$B$100];0)" office:value-type="string" office:string-value="" calcext:value-type="error">
            <text:p>#NV</text:p>
          </table:table-cell>
          <table:table-cell table:formula="of:=OFFSET([Nodes.$B$1];[.I100];-1)" office:value-type="string" office:string-value="" calcext:value-type="error">
            <text:p>#NV</text:p>
          </table:table-cell>
          <table:table-cell table:formula="of:=OFFSET([Nodes.$B$1];[.J100];-1)" office:value-type="string" office:string-value="" calcext:value-type="error">
            <text:p>#NV</text:p>
          </table:table-cell>
          <table:table-cell table:number-columns-repeated="1012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s" table:style-name="ta1"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1020" table:default-cell-style-name="ce25"/>
        <table:table-column table:style-name="co5" table:default-cell-style-name="ce25"/>
        <table:table-row table:style-name="ro4">
          <table:table-cell table:style-name="ce23" office:value-type="string" calcext:value-type="string">
            <text:p>Node-Type</text:p>
          </table:table-cell>
          <table:table-cell table:style-name="ce23" office:value-type="string" calcext:value-type="string">
            <text:p>Edge-Type</text:p>
          </table:table-cell>
          <table:table-cell table:style-name="ce23" office:value-type="string" calcext:value-type="string">
            <text:p>Status</text:p>
          </table:table-cell>
          <table:table-cell table:style-name="ce26" table:number-columns-repeated="1021"/>
        </table:table-row>
        <table:table-row table:style-name="ro4">
          <table:table-cell table:style-name="ce24" office:value-type="string" calcext:value-type="string">
            <text:p>sovereign_entity</text:p>
          </table:table-cell>
          <table:table-cell table:style-name="ce24" office:value-type="string" calcext:value-type="string">
            <text:p>located</text:p>
          </table:table-cell>
          <table:table-cell table:style-name="ce24" office:value-type="string" calcext:value-type="string">
            <text:p>proven</text:p>
          </table:table-cell>
          <table:table-cell table:style-name="ce24"/>
          <table:table-cell table:number-columns-repeated="1020"/>
        </table:table-row>
        <table:table-row table:style-name="ro4">
          <table:table-cell table:style-name="ce24" office:value-type="string" calcext:value-type="string">
            <text:p>continent</text:p>
          </table:table-cell>
          <table:table-cell table:style-name="ce24" office:value-type="string" calcext:value-type="string">
            <text:p>serves</text:p>
          </table:table-cell>
          <table:table-cell table:style-name="ce24" office:value-type="string" calcext:value-type="string">
            <text:p>unproven</text:p>
          </table:table-cell>
          <table:table-cell table:style-name="ce24"/>
          <table:table-cell table:number-columns-repeated="1020"/>
        </table:table-row>
        <table:table-row table:style-name="ro4">
          <table:table-cell table:style-name="ce24" office:value-type="string" calcext:value-type="string">
            <text:p>country</text:p>
          </table:table-cell>
          <table:table-cell table:style-name="ce24" office:value-type="string" calcext:value-type="string">
            <text:p>belongs_to</text:p>
          </table:table-cell>
          <table:table-cell table:style-name="ce24" table:number-columns-repeated="2"/>
          <table:table-cell table:number-columns-repeated="1020"/>
        </table:table-row>
        <table:table-row table:style-name="ro4">
          <table:table-cell table:style-name="ce24" office:value-type="string" calcext:value-type="string">
            <text:p>town</text:p>
          </table:table-cell>
          <table:table-cell table:style-name="ce24" office:value-type="string" calcext:value-type="string">
            <text:p>follows</text:p>
          </table:table-cell>
          <table:table-cell table:style-name="ce24" table:number-columns-repeated="2"/>
          <table:table-cell table:number-columns-repeated="1020"/>
        </table:table-row>
        <table:table-row table:style-name="ro4">
          <table:table-cell table:style-name="ce24" office:value-type="string" calcext:value-type="string">
            <text:p>place</text:p>
          </table:table-cell>
          <table:table-cell table:style-name="ce24" office:value-type="string" calcext:value-type="string">
            <text:p>controls</text:p>
          </table:table-cell>
          <table:table-cell table:style-name="ce24" table:number-columns-repeated="2"/>
          <table:table-cell table:number-columns-repeated="1020"/>
        </table:table-row>
        <table:table-row table:style-name="ro4">
          <table:table-cell table:style-name="ce24" office:value-type="string" calcext:value-type="string">
            <text:p>force</text:p>
          </table:table-cell>
          <table:table-cell table:style-name="ce24" office:value-type="string" calcext:value-type="string">
            <text:p>lives_in</text:p>
          </table:table-cell>
          <table:table-cell table:style-name="ce24" table:number-columns-repeated="2"/>
          <table:table-cell table:number-columns-repeated="1020"/>
        </table:table-row>
        <table:table-row table:style-name="ro4">
          <table:table-cell table:style-name="ce24" office:value-type="string" calcext:value-type="string">
            <text:p>order</text:p>
          </table:table-cell>
          <table:table-cell table:style-name="ce24" office:value-type="string" calcext:value-type="string">
            <text:p>member_of</text:p>
          </table:table-cell>
          <table:table-cell table:style-name="ce24" table:number-columns-repeated="2"/>
          <table:table-cell table:number-columns-repeated="1020"/>
        </table:table-row>
        <table:table-row table:style-name="ro4">
          <table:table-cell table:style-name="ce24" office:value-type="string" calcext:value-type="string">
            <text:p>dynasty</text:p>
          </table:table-cell>
          <table:table-cell table:style-name="ce24" office:value-type="string" calcext:value-type="string">
            <text:p>related</text:p>
          </table:table-cell>
          <table:table-cell table:style-name="ce24" table:number-columns-repeated="2"/>
          <table:table-cell table:number-columns-repeated="1020"/>
        </table:table-row>
        <table:table-row table:style-name="ro4">
          <table:table-cell table:style-name="ce24" office:value-type="string" calcext:value-type="string">
            <text:p>family</text:p>
          </table:table-cell>
          <table:table-cell table:style-name="ce24" office:value-type="string" calcext:value-type="string">
            <text:p>knows</text:p>
          </table:table-cell>
          <table:table-cell table:style-name="ce24"/>
          <table:table-cell table:number-columns-repeated="1021"/>
        </table:table-row>
        <table:table-row table:style-name="ro4">
          <table:table-cell table:style-name="ce24" office:value-type="string" calcext:value-type="string">
            <text:p>person</text:p>
          </table:table-cell>
          <table:table-cell office:value-type="string" calcext:value-type="string">
            <text:p>take par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mpany</text:p>
          </table:table-cell>
          <table:table-cell office:value-type="string" calcext:value-type="string">
            <text:p>from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vent</text:p>
          </table:table-cell>
          <table:table-cell office:value-type="string" calcext:value-type="string">
            <text:p>to</text:p>
          </table:table-cell>
          <table:table-cell table:number-columns-repeated="1022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iberation Sans1" svg:font-family="'Liberation Sans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.00.0000</text:date>, <text:time style:data-style-name="N2" text:time-value="19:52:02.80698625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dc:creator>Jörg Roth</dc:creator>
    <meta:creation-date>2018-06-13T13:56:29Z</meta:creation-date>
    <dc:date>2018-06-15T19:58:30.815577118</dc:date>
    <meta:editing-cycles>8</meta:editing-cycles>
    <meta:editing-duration>PT38M37S</meta:editing-duration>
    <meta:document-statistic meta:table-count="3" meta:cell-count="647" meta:object-count="0"/>
  </office:meta>
</office:document-meta>
</file>